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22cm" fo:min-width="3.662cm" fo:padding-top="0.142cm" fo:padding-bottom="0.142cm" fo:padding-left="0.267cm" fo:padding-right="0.267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64" style:family="graphic" style:parent-style-name="objectwithoutfill">
      <style:graphic-properties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0.85cm"/>
    </style:style>
    <style:style style:name="gr66" style:family="graphic" style:parent-style-name="standard">
      <style:graphic-properties draw:stroke="none" svg:stroke-color="#000000" draw:fill="none" draw:fill-color="#ffffff" fo:min-height="1.5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8" style:family="graphic" style:parent-style-name="standard">
      <style:graphic-properties draw:stroke="none" svg:stroke-color="#000000" draw:fill="none" draw:fill-color="#ffffff" fo:min-height="1.575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7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1" style:family="graphic" style:parent-style-name="standard">
      <style:graphic-properties draw:stroke="none" draw:fill="none" fo:min-height="0.789cm"/>
    </style:style>
    <style:style style:name="gr72" style:family="graphic" style:parent-style-name="objectwithoutfill">
      <style:graphic-properties draw:stroke="solid" draw:stroke-dash="Fine_20_Dashed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draw:stroke="solid" draw:stroke-dash="Fine_20_Dashed" svg:stroke-width="0.187cm" svg:stroke-color="#000000" draw:marker-start-width="0.479cm" draw:marker-end="Arrow" draw:marker-end-width="0.579cm" svg:stroke-opacity="100%" draw:fill="none" draw:textarea-vertical-align="middle" fo:padding-top="0.217cm" fo:padding-bottom="0.217cm" fo:padding-left="0.342cm" fo:padding-right="0.342cm"/>
    </style:style>
    <style:style style:name="gr76" style:family="graphic" style:parent-style-name="objectwithoutfill">
      <style:graphic-properties svg:stroke-width="0.127cm" svg:stroke-color="#ff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77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78" style:family="graphic" style:parent-style-name="objectwithoutfill">
      <style:graphic-properties svg:stroke-width="0.053cm" svg:stroke-color="#000000" draw:marker-start-width="0.278cm" draw:marker-end="Arrow" draw:marker-end-width="0.378cm" svg:stroke-opacity="30%" draw:fill="none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353cm" svg:stroke-color="#000000" draw:marker-start-width="0.73cm" draw:marker-end="Arrow" draw:marker-end-width="0.83cm" draw:fill="none" draw:textarea-vertical-align="middle" fo:padding-top="0.302cm" fo:padding-bottom="0.302cm" fo:padding-left="0.427cm" fo:padding-right="0.427cm"/>
    </style:style>
    <style:style style:name="gr80" style:family="graphic" style:parent-style-name="standard">
      <style:graphic-properties draw:stroke="none" svg:stroke-color="#000000" draw:fill="none" fo:min-height="0.789cm"/>
    </style:style>
    <style:style style:name="gr8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6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8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100%" draw:fill="none" draw:textarea-vertical-align="middle" fo:padding-top="0.151cm" fo:padding-bottom="0.151cm" fo:padding-left="0.276cm" fo:padding-right="0.276cm"/>
    </style:style>
    <style:style style:name="gr89" style:family="graphic" style:parent-style-name="objectwithoutfill">
      <style:graphic-properties svg:stroke-width="0.162cm" svg:stroke-color="#000000" draw:marker-start-width="0.442cm" draw:marker-end="Arrow" draw:marker-end-width="0.542cm" draw:fill="none" draw:textarea-vertical-align="middle" fo:padding-top="0.205cm" fo:padding-bottom="0.205cm" fo:padding-left="0.33cm" fo:padding-right="0.33cm"/>
    </style:style>
    <style:style style:name="gr90" style:family="graphic" style:parent-style-name="objectwithoutfill">
      <style:graphic-properties svg:stroke-width="0.138cm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91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2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4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95" style:family="graphic" style:parent-style-name="objectwithoutfill">
      <style:graphic-properties svg:stroke-width="0.113cm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96" style:family="graphic" style:parent-style-name="objectwithoutfill">
      <style:graphic-properties svg:stroke-width="0.282cm" svg:stroke-color="#ff0000" draw:marker-start-width="0.622cm" draw:marker-end="Arrow" draw:marker-end-width="0.722cm" draw:fill="none" draw:textarea-vertical-align="middle" fo:padding-top="0.265cm" fo:padding-bottom="0.265cm" fo:padding-left="0.39cm" fo:padding-right="0.39cm"/>
    </style:style>
    <style:style style:name="gr97" style:family="graphic" style:parent-style-name="objectwithoutfill">
      <style:graphic-properties svg:stroke-width="0.353cm" svg:stroke-color="#00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98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99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00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101" style:family="graphic" style:parent-style-name="objectwithoutfill">
      <style:graphic-properties svg:stroke-width="0.155cm" svg:stroke-color="#ff0000" draw:marker-start-width="0.432cm" draw:marker-end="Arrow" draw:marker-end-width="0.532cm" draw:fill="none" draw:textarea-vertical-align="middle" fo:padding-top="0.202cm" fo:padding-bottom="0.202cm" fo:padding-left="0.327cm" fo:padding-right="0.327cm"/>
    </style:style>
    <style:style style:name="gr102" style:family="graphic" style:parent-style-name="objectwithoutfill">
      <style:graphic-properties svg:stroke-width="0.423cm" svg:stroke-color="#ff0000" draw:marker-start-width="0.836cm" draw:marker-end="Arrow" draw:marker-end-width="0.936cm" draw:fill="none" draw:textarea-vertical-align="middle" fo:padding-top="0.338cm" fo:padding-bottom="0.338cm" fo:padding-left="0.463cm" fo:padding-right="0.463cm"/>
    </style:style>
    <style:style style:name="gr1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04" style:family="graphic" style:parent-style-name="standard">
      <style:graphic-properties draw:stroke="none" draw:fill="none" fo:min-height="1.575cm"/>
    </style:style>
    <style:style style:name="gr1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0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0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08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12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14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15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16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17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18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19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20" style:family="graphic" style:parent-style-name="objectwithoutfill">
      <style:graphic-properties draw:stroke="solid" draw:stroke-dash="_32__20_Dots_20_1_20_Dash" svg:stroke-width="0.071cm" svg:stroke-color="#ff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21" style:family="graphic" style:parent-style-name="objectwithoutfill">
      <style:graphic-properties svg:stroke-width="0.032cm" svg:stroke-color="#000000" draw:marker-start-width="0.248cm" draw:marker-end="Arrow" draw:marker-end-width="0.348cm" svg:stroke-opacity="30%" draw:fill="none" draw:textarea-vertical-align="middle" fo:padding-top="0.141cm" fo:padding-bottom="0.141cm" fo:padding-left="0.266cm" fo:padding-right="0.266cm"/>
    </style:style>
    <style:style style:name="gr122" style:family="graphic" style:parent-style-name="objectwithoutfill">
      <style:graphic-properties draw:stroke="solid" draw:stroke-dash="_32__20_Dots_20_1_20_Dash" svg:stroke-width="0.056cm" svg:stroke-color="#ff0000" draw:marker-start-width="0.283cm" draw:marker-end="Arrow" draw:marker-end-width="0.383cm" svg:stroke-opacity="30%" draw:fill="none" draw:textarea-vertical-align="middle" fo:padding-top="0.152cm" fo:padding-bottom="0.152cm" fo:padding-left="0.277cm" fo:padding-right="0.277cm"/>
    </style:style>
    <style:style style:name="gr123" style:family="graphic" style:parent-style-name="objectwithoutfill">
      <style:graphic-properties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24" style:family="graphic" style:parent-style-name="objectwithoutfill">
      <style:graphic-properties svg:stroke-width="0.194cm" svg:stroke-color="#000000" draw:marker-start-width="0.489cm" draw:marker-end="Arrow" draw:marker-end-width="0.589cm" draw:fill="none" draw:textarea-vertical-align="middle" fo:padding-top="0.22cm" fo:padding-bottom="0.22cm" fo:padding-left="0.345cm" fo:padding-right="0.345cm"/>
    </style:style>
    <style:style style:name="gr125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26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29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3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3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32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33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34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3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36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38" style:family="graphic" style:parent-style-name="objectwithoutfill">
      <style:graphic-properties svg:stroke-width="0.564cm" draw:marker-start-width="1.046cm" draw:marker-end="Arrow" draw:marker-end-width="1.146cm" draw:fill="none" draw:textarea-vertical-align="middle" fo:padding-top="0.407cm" fo:padding-bottom="0.407cm" fo:padding-left="0.532cm" fo:padding-right="0.532cm"/>
    </style:style>
    <style:style style:name="gr139" style:family="graphic" style:parent-style-name="objectwithoutfill">
      <style:graphic-properties svg:stroke-width="0.138cm" svg:stroke-color="#ff0000" draw:marker-start-width="0.407cm" draw:marker-end="Arrow" draw:marker-end-width="0.507cm" draw:fill="none" draw:textarea-vertical-align="middle" fo:padding-top="0.194cm" fo:padding-bottom="0.194cm" fo:padding-left="0.319cm" fo:padding-right="0.319cm"/>
    </style:style>
    <style:style style:name="gr14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41" style:family="graphic" style:parent-style-name="objectwithoutfill">
      <style:graphic-properties svg:stroke-width="0.423cm" svg:stroke-color="#ff0000" draw:marker-start-width="0.836cm" draw:marker-end="Arrow" draw:marker-end-width="0.936cm" svg:stroke-opacity="10%" draw:fill="none" draw:textarea-vertical-align="middle" fo:padding-top="0.338cm" fo:padding-bottom="0.338cm" fo:padding-left="0.463cm" fo:padding-right="0.463cm"/>
    </style:style>
    <style:style style:name="gr142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textarea-vertical-align="middle" fo:padding-top="0.165cm" fo:padding-bottom="0.165cm" fo:padding-left="0.29cm" fo:padding-right="0.29cm"/>
    </style:style>
    <style:style style:name="gr143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44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0%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45" style:family="graphic" style:parent-style-name="standard" style:list-style-name="L1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46" style:family="graphic" style:parent-style-name="objectwithoutfill">
      <style:graphic-properties svg:stroke-width="0.212cm" svg:stroke-color="#000000" draw:marker-start-width="0.518cm" draw:marker-end="Arrow" draw:marker-end-width="0.618cm" svg:stroke-opacity="10%" draw:fill="none" draw:textarea-vertical-align="middle" fo:padding-top="0.231cm" fo:padding-bottom="0.231cm" fo:padding-left="0.356cm" fo:padding-right="0.356cm"/>
    </style:style>
    <style:style style:name="gr147" style:family="graphic" style:parent-style-name="objectwithoutfill">
      <style:graphic-properties svg:stroke-width="0.074cm" svg:stroke-color="#ff0000" draw:marker-start-width="0.31cm" draw:marker-end="Arrow" draw:marker-end-width="0.41cm" svg:stroke-opacity="10%" draw:fill="none" draw:textarea-vertical-align="middle" fo:padding-top="0.161cm" fo:padding-bottom="0.161cm" fo:padding-left="0.286cm" fo:padding-right="0.286cm"/>
    </style:style>
    <style:style style:name="gr148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textarea-vertical-align="middle" fo:padding-top="0.134cm" fo:padding-bottom="0.134cm" fo:padding-left="0.259cm" fo:padding-right="0.259cm"/>
    </style:style>
    <style:style style:name="gr149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10%" draw:fill="none" draw:textarea-vertical-align="middle" fo:padding-top="0.156cm" fo:padding-bottom="0.156cm" fo:padding-left="0.281cm" fo:padding-right="0.281cm"/>
    </style:style>
    <style:style style:name="gr150" style:family="graphic" style:parent-style-name="objectwithoutfill">
      <style:graphic-properties svg:stroke-width="0.078cm" svg:stroke-color="#ff0000" draw:marker-start-width="0.317cm" draw:marker-end="Arrow" draw:marker-end-width="0.417cm" svg:stroke-opacity="10%" draw:fill="none" draw:textarea-vertical-align="middle" fo:padding-top="0.164cm" fo:padding-bottom="0.164cm" fo:padding-left="0.289cm" fo:padding-right="0.289cm"/>
    </style:style>
    <style:style style:name="gr151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10%" draw:fill="none" draw:textarea-vertical-align="middle" fo:padding-top="0.154cm" fo:padding-bottom="0.154cm" fo:padding-left="0.279cm" fo:padding-right="0.279cm"/>
    </style:style>
    <style:style style:name="gr152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draw:stroke="solid" draw:stroke-dash="_32__20_Dots_20_1_20_Dash" svg:stroke-width="0.071cm" svg:stroke-color="#ff0000" draw:marker-start-width="0.306cm" draw:marker-end="Arrow" draw:marker-end-width="0.406cm" svg:stroke-opacity="10%" draw:fill="none" draw:textarea-vertical-align="middle" fo:padding-top="0.16cm" fo:padding-bottom="0.16cm" fo:padding-left="0.285cm" fo:padding-right="0.285cm"/>
    </style:style>
    <style:style style:name="gr154" style:family="graphic" style:parent-style-name="objectwithoutfill">
      <style:graphic-properties svg:stroke-width="0.032cm" svg:stroke-color="#000000" draw:marker-start-width="0.248cm" draw:marker-end="Arrow" draw:marker-end-width="0.348cm" svg:stroke-opacity="10%" draw:fill="none" draw:textarea-vertical-align="middle" fo:padding-top="0.141cm" fo:padding-bottom="0.141cm" fo:padding-left="0.266cm" fo:padding-right="0.266cm"/>
    </style:style>
    <style:style style:name="gr155" style:family="graphic" style:parent-style-name="objectwithoutfill">
      <style:graphic-properties draw:stroke="solid" draw:stroke-dash="_32__20_Dots_20_1_20_Dash" svg:stroke-width="0.056cm" svg:stroke-color="#ff0000" draw:marker-start-width="0.283cm" draw:marker-end="Arrow" draw:marker-end-width="0.383cm" svg:stroke-opacity="10%" draw:fill="none" draw:textarea-vertical-align="middle" fo:padding-top="0.152cm" fo:padding-bottom="0.152cm" fo:padding-left="0.277cm" fo:padding-right="0.277cm"/>
    </style:style>
    <style:style style:name="gr156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textarea-vertical-align="middle" fo:padding-top="0.151cm" fo:padding-bottom="0.151cm" fo:padding-left="0.276cm" fo:padding-right="0.276cm"/>
    </style:style>
    <style:style style:name="gr157" style:family="graphic" style:parent-style-name="objectwithoutfill">
      <style:graphic-properties svg:stroke-width="0.194cm" svg:stroke-color="#000000" draw:marker-start-width="0.489cm" draw:marker-end="Arrow" draw:marker-end-width="0.589cm" svg:stroke-opacity="10%" draw:fill="none" draw:textarea-vertical-align="middle" fo:padding-top="0.22cm" fo:padding-bottom="0.22cm" fo:padding-left="0.345cm" fo:padding-right="0.345cm"/>
    </style:style>
    <style:style style:name="gr158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59" style:family="graphic" style:parent-style-name="objectwithoutfill">
      <style:graphic-properties svg:stroke-width="0.162cm" svg:stroke-color="#000000" draw:marker-start-width="0.441cm" draw:marker-end="Arrow" draw:marker-end-width="0.541cm" svg:stroke-opacity="10%" draw:fill="none" draw:textarea-vertical-align="middle" fo:padding-top="0.204cm" fo:padding-bottom="0.204cm" fo:padding-left="0.329cm" fo:padding-right="0.329cm"/>
    </style:style>
    <style:style style:name="gr160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61" style:family="graphic" style:parent-style-name="standard">
      <style:graphic-properties svg:stroke-width="0.028cm" svg:stroke-color="#000000" draw:marker-start-width="0.242cm" draw:marker-end-width="0.242cm" svg:stroke-opacity="100%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62" style:family="graphic" style:parent-style-name="objectwithoutfill">
      <style:graphic-properties draw:stroke="solid" draw:stroke-dash="_32__20_Dots_20_1_20_Dash" svg:stroke-color="#ff0000" draw:marker-end="Arrow" draw:marker-end-width="0.3cm" svg:stroke-opacity="10%" draw:fill="none" draw:textarea-vertical-align="middle"/>
    </style:style>
    <style:style style:name="gr163" style:family="graphic" style:parent-style-name="objectwithoutfill">
      <style:graphic-properties svg:stroke-width="0.247cm" svg:stroke-color="#000000" draw:marker-start-width="0.57cm" draw:marker-end="Arrow" draw:marker-end-width="0.67cm" svg:stroke-opacity="100%" draw:fill="none" draw:textarea-vertical-align="middle" fo:padding-top="0.248cm" fo:padding-bottom="0.248cm" fo:padding-left="0.373cm" fo:padding-right="0.373cm"/>
    </style:style>
    <style:style style:name="gr164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textarea-vertical-align="middle"/>
    </style:style>
    <style:style style:name="gr16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66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10%" draw:fill="none" draw:textarea-vertical-align="middle" fo:padding-top="0.135cm" fo:padding-bottom="0.135cm" fo:padding-left="0.26cm" fo:padding-right="0.26cm"/>
    </style:style>
    <style:style style:name="gr167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10%" draw:fill="none" draw:textarea-vertical-align="middle" fo:padding-top="0.151cm" fo:padding-bottom="0.151cm" fo:padding-left="0.276cm" fo:padding-right="0.276cm"/>
    </style:style>
    <style:style style:name="gr16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69" style:family="graphic" style:parent-style-name="objectwithoutfill">
      <style:graphic-properties svg:stroke-width="0.564cm" draw:marker-start-width="1.046cm" draw:marker-end="Arrow" draw:marker-end-width="1.146cm" svg:stroke-opacity="10%" draw:fill="none" draw:textarea-vertical-align="middle" fo:padding-top="0.407cm" fo:padding-bottom="0.407cm" fo:padding-left="0.532cm" fo:padding-right="0.532cm"/>
    </style:style>
    <style:style style:name="gr170" style:family="graphic" style:parent-style-name="objectwithoutfill">
      <style:graphic-properties svg:stroke-width="0.138cm" svg:stroke-color="#ff0000" draw:marker-start-width="0.407cm" draw:marker-end="Arrow" draw:marker-end-width="0.507cm" svg:stroke-opacity="10%" draw:fill="none" draw:textarea-vertical-align="middle" fo:padding-top="0.194cm" fo:padding-bottom="0.194cm" fo:padding-left="0.319cm" fo:padding-right="0.319cm"/>
    </style:style>
    <style:style style:name="gr17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73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74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75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76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77" style:family="graphic" style:parent-style-name="standard" style:list-style-name="L1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78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10%" draw:fill="none" draw:textarea-vertical-align="middle" fo:padding-top="0.142cm" fo:padding-bottom="0.142cm" fo:padding-left="0.267cm" fo:padding-right="0.267cm"/>
    </style:style>
    <style:style style:name="gr179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10%" draw:fill="none" draw:textarea-vertical-align="middle" fo:padding-top="0.134cm" fo:padding-bottom="0.134cm" fo:padding-left="0.259cm" fo:padding-right="0.259cm"/>
    </style:style>
    <style:style style:name="gr180" style:family="graphic" style:parent-style-name="objectwithoutfill">
      <style:graphic-properties svg:stroke-width="0.134cm" svg:stroke-color="#ff0000" draw:marker-start-width="0.4cm" draw:marker-end="Arrow" draw:marker-end-width="0.5cm" svg:stroke-opacity="10%" draw:fill="none" draw:textarea-vertical-align="middle" fo:padding-top="0.191cm" fo:padding-bottom="0.191cm" fo:padding-left="0.316cm" fo:padding-right="0.316cm"/>
    </style:style>
    <style:style style:name="gr181" style:family="graphic" style:parent-style-name="objectwithoutfill">
      <style:graphic-properties svg:stroke-width="0.191cm" svg:stroke-color="#000000" draw:marker-start-width="0.485cm" draw:marker-end="Arrow" draw:marker-end-width="0.585cm" svg:stroke-opacity="10%" draw:fill="none" draw:textarea-vertical-align="middle" fo:padding-top="0.219cm" fo:padding-bottom="0.219cm" fo:padding-left="0.344cm" fo:padding-right="0.344cm"/>
    </style:style>
    <style:style style:name="gr182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10%" draw:fill="none" draw:textarea-vertical-align="middle" fo:padding-top="0.142cm" fo:padding-bottom="0.142cm" fo:padding-left="0.267cm" fo:padding-right="0.267cm"/>
    </style:style>
    <style:style style:name="gr183" style:family="graphic" style:parent-style-name="standard">
      <style:graphic-properties svg:stroke-width="0.028cm" svg:stroke-color="#000000" draw:marker-start-width="0.242cm" draw:marker-end-width="0.242cm" svg:stroke-opacity="100%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84" style:family="graphic" style:parent-style-name="objectwithoutfill">
      <style:graphic-properties svg:stroke-width="0.247cm" svg:stroke-color="#000000" draw:marker-start-width="0.57cm" draw:marker-end="Arrow" draw:marker-end-width="0.67cm" svg:stroke-opacity="10%" draw:fill="none" draw:textarea-vertical-align="middle" fo:padding-top="0.248cm" fo:padding-bottom="0.248cm" fo:padding-left="0.373cm" fo:padding-right="0.373cm"/>
    </style:style>
    <style:style style:name="gr18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89" style:family="graphic" style:parent-style-name="standard">
      <style:graphic-properties svg:stroke-width="0.028cm" svg:stroke-color="#000000" draw:marker-start-width="0.242cm" draw:marker-end-width="0.242cm" svg:stroke-opacity="10%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9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9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1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9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20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20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202" style:family="graphic" style:parent-style-name="standard">
      <style:graphic-properties draw:stroke="none" draw:fill="none" fo:min-height="0.788cm"/>
    </style:style>
    <style:style style:name="gr2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204" style:family="graphic" style:parent-style-name="objectwithoutfill">
      <style:graphic-properties svg:stroke-width="0.064cm" draw:marker-start-width="0.295cm" draw:marker-end="Arrow" draw:marker-end-width="0.395cm" draw:fill="none" draw:textarea-vertical-align="middle" fo:padding-top="0.156cm" fo:padding-bottom="0.156cm" fo:padding-left="0.281cm" fo:padding-right="0.281cm"/>
    </style:style>
    <style:style style:name="gr205" style:family="graphic" style:parent-style-name="objectwithoutfill">
      <style:graphic-properties svg:stroke-width="0.529cm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206" style:family="graphic" style:parent-style-name="objectwithoutfill">
      <style:graphic-properties svg:stroke-width="0.141cm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207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08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209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210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2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12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13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214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215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216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217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218" style:family="graphic" style:parent-style-name="objectwithoutfill">
      <style:graphic-properties svg:stroke-width="0.282cm" svg:stroke-color="#000000" draw:marker-start-width="0.623cm" draw:marker-end="Arrow" draw:marker-end-width="0.723cm" draw:fill="none" draw:textarea-vertical-align="middle" fo:padding-top="0.266cm" fo:padding-bottom="0.266cm" fo:padding-left="0.391cm" fo:padding-right="0.391cm"/>
    </style:style>
    <style:style style:name="gr21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20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21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222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223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224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2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47cm" fo:min-width="2.527cm" fo:padding-top="0.139cm" fo:padding-bottom="0.139cm" fo:padding-left="0.264cm" fo:padding-right="0.264cm"/>
    </style:style>
    <style:style style:name="gr226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54cm" fo:min-width="2.252cm" fo:padding-top="0.139cm" fo:padding-bottom="0.139cm" fo:padding-left="0.264cm" fo:padding-right="0.264cm"/>
    </style:style>
    <style:style style:name="gr229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3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3.001cm" fo:padding-top="0.139cm" fo:padding-bottom="0.139cm" fo:padding-left="0.264cm" fo:padding-right="0.264cm"/>
    </style:style>
    <style:style style:name="gr23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3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185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3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36" style:family="graphic" style:parent-style-name="objectwithoutfill">
      <style:graphic-properties svg:stroke-width="0.423cm" svg:stroke-color="#ff0000" draw:marker-start-width="0.834cm" draw:marker-end="Arrow" draw:marker-end-width="0.934cm" draw:fill="none" draw:textarea-vertical-align="middle" fo:padding-top="0.336cm" fo:padding-bottom="0.336cm" fo:padding-left="0.461cm" fo:padding-right="0.461cm"/>
    </style:style>
    <style:style style:name="gr23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239" style:family="graphic" style:parent-style-name="objectwithoutfill">
      <style:graphic-properties draw:marker-end="Arrow" draw:marker-end-width="0.3cm" svg:stroke-opacity="30%" draw:fill="none" draw:textarea-vertical-align="middle"/>
    </style:style>
    <style:style style:name="gr240" style:family="graphic" style:parent-style-name="objectwithoutfill">
      <style:graphic-properties svg:stroke-width="0.529cm" draw:marker-start-width="0.993cm" draw:marker-end="Arrow" draw:marker-end-width="1.093cm" svg:stroke-opacity="100%" draw:fill="none" draw:opacity="10%" draw:textarea-vertical-align="middle" fo:padding-top="0.389cm" fo:padding-bottom="0.389cm" fo:padding-left="0.514cm" fo:padding-right="0.514cm"/>
    </style:style>
    <style:style style:name="gr241" style:family="graphic" style:parent-style-name="objectwithoutfill">
      <style:graphic-properties svg:stroke-width="0.141cm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42" style:family="graphic" style:parent-style-name="objectwithoutfill">
      <style:graphic-properties svg:stroke-width="0.106cm" svg:stroke-color="#ff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43" style:family="graphic" style:parent-style-name="objectwithoutfill">
      <style:graphic-properties svg:stroke-width="0.187cm" svg:stroke-color="#ff0000" draw:marker-start-width="0.479cm" draw:marker-end="Arrow" draw:marker-end-width="0.579cm" svg:stroke-opacity="100%" draw:fill="none" draw:opacity="10%" draw:textarea-vertical-align="middle" fo:padding-top="0.217cm" fo:padding-bottom="0.217cm" fo:padding-left="0.342cm" fo:padding-right="0.342cm"/>
    </style:style>
    <style:style style:name="gr244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45" style:family="graphic" style:parent-style-name="objectwithoutfill">
      <style:graphic-properties svg:stroke-width="0.138cm" svg:stroke-color="#000000" draw:marker-start-width="0.406cm" draw:marker-end="Arrow" draw:marker-end-width="0.506cm" svg:stroke-opacity="10%" draw:fill="none" draw:opacity="10%" draw:textarea-vertical-align="middle" fo:padding-top="0.193cm" fo:padding-bottom="0.193cm" fo:padding-left="0.318cm" fo:padding-right="0.318cm"/>
    </style:style>
    <style:style style:name="gr246" style:family="graphic" style:parent-style-name="objectwithoutfill">
      <style:graphic-properties svg:stroke-width="0.092cm" svg:stroke-color="#000000" draw:marker-start-width="0.337cm" draw:marker-end="Arrow" draw:marker-end-width="0.437cm" svg:stroke-opacity="10%" draw:fill="none" draw:opacity="10%" draw:textarea-vertical-align="middle" fo:padding-top="0.17cm" fo:padding-bottom="0.17cm" fo:padding-left="0.295cm" fo:padding-right="0.295cm"/>
    </style:style>
    <style:style style:name="gr24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48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9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50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opacity="10%" draw:textarea-vertical-align="middle"/>
    </style:style>
    <style:style style:name="gr251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opacity="10%" draw:textarea-vertical-align="middle" fo:padding-top="0.134cm" fo:padding-bottom="0.134cm" fo:padding-left="0.259cm" fo:padding-right="0.259cm"/>
    </style:style>
    <style:style style:name="gr252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40%" draw:fill="none" draw:opacity="10%" draw:textarea-vertical-align="middle" fo:padding-top="0.142cm" fo:padding-bottom="0.142cm" fo:padding-left="0.267cm" fo:padding-right="0.267cm"/>
    </style:style>
    <style:style style:name="gr253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0%" draw:textarea-vertical-align="middle" fo:padding-top="0.301cm" fo:padding-bottom="0.301cm" fo:padding-left="0.426cm" fo:padding-right="0.426cm"/>
    </style:style>
    <style:style style:name="gr254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0%" draw:textarea-vertical-align="middle" fo:padding-top="0.212cm" fo:padding-bottom="0.212cm" fo:padding-left="0.337cm" fo:padding-right="0.337cm"/>
    </style:style>
    <style:style style:name="gr255" style:family="graphic" style:parent-style-name="objectwithoutfill">
      <style:graphic-properties svg:stroke-width="0.127cm" svg:stroke-color="#000000" draw:marker-start-width="0.389cm" draw:marker-end="Arrow" draw:marker-end-width="0.489cm" svg:stroke-opacity="10%" draw:fill="none" draw:opacity="10%" draw:textarea-vertical-align="middle" fo:padding-top="0.187cm" fo:padding-bottom="0.187cm" fo:padding-left="0.312cm" fo:padding-right="0.312cm"/>
    </style:style>
    <style:style style:name="gr256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0%" draw:textarea-vertical-align="middle" fo:padding-top="0.219cm" fo:padding-bottom="0.219cm" fo:padding-left="0.344cm" fo:padding-right="0.344cm"/>
    </style:style>
    <style:style style:name="gr257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258" style:family="graphic" style:parent-style-name="objectwithoutfill">
      <style:graphic-properties svg:stroke-width="0.318cm" svg:stroke-color="#000000" draw:marker-start-width="0.676cm" draw:marker-end="Arrow" draw:marker-end-width="0.776cm" svg:stroke-opacity="10%" draw:fill="none" draw:opacity="10%" draw:textarea-vertical-align="middle" fo:padding-top="0.283cm" fo:padding-bottom="0.283cm" fo:padding-left="0.408cm" fo:padding-right="0.408cm"/>
    </style:style>
    <style:style style:name="gr259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60" style:family="graphic" style:parent-style-name="objectwithoutfill">
      <style:graphic-properties svg:stroke-width="0.282cm" svg:stroke-color="#000000" draw:marker-start-width="0.623cm" draw:marker-end="Arrow" draw:marker-end-width="0.723cm" svg:stroke-opacity="100%" draw:fill="none" draw:opacity="10%" draw:textarea-vertical-align="middle" fo:padding-top="0.266cm" fo:padding-bottom="0.266cm" fo:padding-left="0.391cm" fo:padding-right="0.391cm"/>
    </style:style>
    <style:style style:name="gr26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62" style:family="graphic" style:parent-style-name="objectwithoutfill">
      <style:graphic-properties svg:stroke-width="0.198cm" svg:stroke-color="#000000" draw:marker-start-width="0.496cm" draw:marker-end="Arrow" draw:marker-end-width="0.596cm" svg:stroke-opacity="100%" draw:fill="none" draw:opacity="10%" draw:textarea-vertical-align="middle" fo:padding-top="0.223cm" fo:padding-bottom="0.223cm" fo:padding-left="0.348cm" fo:padding-right="0.348cm"/>
    </style:style>
    <style:style style:name="gr263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64" style:family="graphic" style:parent-style-name="objectwithoutfill">
      <style:graphic-properties svg:stroke-width="0.106cm" svg:stroke-color="#000000" draw:marker-start-width="0.358cm" draw:marker-end="Arrow" draw:marker-end-width="0.458cm" svg:stroke-opacity="100%" draw:fill="none" draw:opacity="10%" draw:textarea-vertical-align="middle" fo:padding-top="0.177cm" fo:padding-bottom="0.177cm" fo:padding-left="0.302cm" fo:padding-right="0.302cm"/>
    </style:style>
    <style:style style:name="gr265" style:family="graphic" style:parent-style-name="objectwithoutfill">
      <style:graphic-properties svg:stroke-width="0.113cm" svg:stroke-color="#00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66" style:family="graphic" style:parent-style-name="objectwithoutfill">
      <style:graphic-properties svg:stroke-width="0.141cm" svg:stroke-color="#ff0000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67" style:family="graphic" style:parent-style-name="objectwithoutfill">
      <style:graphic-properties svg:stroke-width="0.113cm" svg:stroke-color="#ff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68" style:family="graphic" style:parent-style-name="objectwithoutfill">
      <style:graphic-properties svg:stroke-width="0.212cm" svg:stroke-color="#000000" draw:marker-start-width="0.517cm" draw:marker-end="Arrow" draw:marker-end-width="0.617cm" svg:stroke-opacity="100%" draw:fill="none" draw:opacity="10%" draw:textarea-vertical-align="middle" fo:padding-top="0.23cm" fo:padding-bottom="0.23cm" fo:padding-left="0.355cm" fo:padding-right="0.355cm"/>
    </style:style>
    <style:style style:name="gr26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70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71" style:family="graphic" style:parent-style-name="objectwithoutfill">
      <style:graphic-properties svg:stroke-width="0.353cm" svg:stroke-color="#ff0000" draw:marker-start-width="0.729cm" draw:marker-end="Arrow" draw:marker-end-width="0.829cm" svg:stroke-opacity="100%" draw:fill="none" draw:opacity="10%" draw:textarea-vertical-align="middle" fo:padding-top="0.301cm" fo:padding-bottom="0.301cm" fo:padding-left="0.426cm" fo:padding-right="0.426cm"/>
    </style:style>
    <style:style style:name="gr272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73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%" draw:textarea-vertical-align="middle" fo:padding-top="0.301cm" fo:padding-bottom="0.301cm" fo:padding-left="0.426cm" fo:padding-right="0.426cm"/>
    </style:style>
    <style:style style:name="gr274" style:family="graphic" style:parent-style-name="objectwithoutfill">
      <style:graphic-properties svg:stroke-width="0.088cm" svg:stroke-color="#ff0000" draw:marker-start-width="0.331cm" draw:marker-end="Arrow" draw:marker-end-width="0.431cm" svg:stroke-opacity="10%" draw:fill="none" draw:opacity="10%" draw:textarea-vertical-align="middle" fo:padding-top="0.168cm" fo:padding-bottom="0.168cm" fo:padding-left="0.293cm" fo:padding-right="0.293cm"/>
    </style:style>
    <style:style style:name="gr275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76" style:family="graphic" style:parent-style-name="objectwithoutfill">
      <style:graphic-properties svg:stroke-width="0.081cm" svg:stroke-color="#00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7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7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7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8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3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opacity="10%" draw:textarea-vertical-align="middle" fo:padding-top="0.151cm" fo:padding-bottom="0.151cm" fo:padding-left="0.276cm" fo:padding-right="0.276cm"/>
    </style:style>
    <style:style style:name="gr284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85" style:family="graphic" style:parent-style-name="objectwithoutfill">
      <style:graphic-properties svg:stroke-width="0.423cm" draw:marker-start-width="0.834cm" draw:marker-end="Arrow" draw:marker-end-width="0.934cm" svg:stroke-opacity="100%" draw:fill="none" draw:opacity="10%" draw:textarea-vertical-align="middle" fo:padding-top="0.336cm" fo:padding-bottom="0.336cm" fo:padding-left="0.461cm" fo:padding-right="0.461cm"/>
    </style:style>
    <style:style style:name="gr286" style:family="graphic" style:parent-style-name="objectwithoutfill">
      <style:graphic-properties svg:stroke-width="0.529cm" draw:marker-start-width="0.993cm" draw:marker-end="Arrow" draw:marker-end-width="1.093cm" svg:stroke-opacity="10%" draw:fill="none" draw:opacity="10%" draw:textarea-vertical-align="middle" fo:padding-top="0.389cm" fo:padding-bottom="0.389cm" fo:padding-left="0.514cm" fo:padding-right="0.514cm"/>
    </style:style>
    <style:style style:name="gr287" style:family="graphic" style:parent-style-name="objectwithoutfill">
      <style:graphic-properties svg:stroke-width="0.141cm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88" style:family="graphic" style:parent-style-name="objectwithoutfill">
      <style:graphic-properties svg:stroke-width="0.187cm" svg:stroke-color="#ff0000" draw:marker-start-width="0.479cm" draw:marker-end="Arrow" draw:marker-end-width="0.579cm" svg:stroke-opacity="10%" draw:fill="none" draw:opacity="10%" draw:textarea-vertical-align="middle" fo:padding-top="0.217cm" fo:padding-bottom="0.217cm" fo:padding-left="0.342cm" fo:padding-right="0.342cm"/>
    </style:style>
    <style:style style:name="gr28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90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40%" draw:fill="none" draw:opacity="10%" draw:textarea-vertical-align="middle" fo:padding-top="0.134cm" fo:padding-bottom="0.134cm" fo:padding-left="0.259cm" fo:padding-right="0.259cm"/>
    </style:style>
    <style:style style:name="gr291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10%" draw:fill="none" draw:opacity="10%" draw:textarea-vertical-align="middle" fo:padding-top="0.142cm" fo:padding-bottom="0.142cm" fo:padding-left="0.267cm" fo:padding-right="0.267cm"/>
    </style:style>
    <style:style style:name="gr292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%" draw:textarea-vertical-align="middle" fo:padding-top="0.212cm" fo:padding-bottom="0.212cm" fo:padding-left="0.337cm" fo:padding-right="0.337cm"/>
    </style:style>
    <style:style style:name="gr293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%" draw:textarea-vertical-align="middle" fo:padding-top="0.219cm" fo:padding-bottom="0.219cm" fo:padding-left="0.344cm" fo:padding-right="0.344cm"/>
    </style:style>
    <style:style style:name="gr294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95" style:family="graphic" style:parent-style-name="objectwithoutfill">
      <style:graphic-properties svg:stroke-width="0.282cm" svg:stroke-color="#000000" draw:marker-start-width="0.623cm" draw:marker-end="Arrow" draw:marker-end-width="0.723cm" svg:stroke-opacity="10%" draw:fill="none" draw:opacity="10%" draw:textarea-vertical-align="middle" fo:padding-top="0.266cm" fo:padding-bottom="0.266cm" fo:padding-left="0.391cm" fo:padding-right="0.391cm"/>
    </style:style>
    <style:style style:name="gr29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97" style:family="graphic" style:parent-style-name="objectwithoutfill">
      <style:graphic-properties svg:stroke-width="0.198cm" svg:stroke-color="#000000" draw:marker-start-width="0.496cm" draw:marker-end="Arrow" draw:marker-end-width="0.596cm" svg:stroke-opacity="10%" draw:fill="none" draw:opacity="10%" draw:textarea-vertical-align="middle" fo:padding-top="0.223cm" fo:padding-bottom="0.223cm" fo:padding-left="0.348cm" fo:padding-right="0.348cm"/>
    </style:style>
    <style:style style:name="gr298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99" style:family="graphic" style:parent-style-name="objectwithoutfill">
      <style:graphic-properties svg:stroke-width="0.106cm" svg:stroke-color="#00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300" style:family="graphic" style:parent-style-name="objectwithoutfill">
      <style:graphic-properties svg:stroke-width="0.113cm" svg:stroke-color="#00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301" style:family="graphic" style:parent-style-name="objectwithoutfill">
      <style:graphic-properties svg:stroke-width="0.141cm" svg:stroke-color="#ff0000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302" style:family="graphic" style:parent-style-name="objectwithoutfill">
      <style:graphic-properties svg:stroke-width="0.113cm" svg:stroke-color="#ff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303" style:family="graphic" style:parent-style-name="objectwithoutfill">
      <style:graphic-properties svg:stroke-width="0.212cm" svg:stroke-color="#000000" draw:marker-start-width="0.517cm" draw:marker-end="Arrow" draw:marker-end-width="0.617cm" svg:stroke-opacity="10%" draw:fill="none" draw:opacity="10%" draw:textarea-vertical-align="middle" fo:padding-top="0.23cm" fo:padding-bottom="0.23cm" fo:padding-left="0.355cm" fo:padding-right="0.355cm"/>
    </style:style>
    <style:style style:name="gr304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305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306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307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30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30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31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13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314" style:family="graphic" style:parent-style-name="objectwithoutfill">
      <style:graphic-properties svg:stroke-width="0.423cm" draw:marker-start-width="0.834cm" draw:marker-end="Arrow" draw:marker-end-width="0.934cm" svg:stroke-opacity="10%" draw:fill="none" draw:opacity="10%" draw:textarea-vertical-align="middle" fo:padding-top="0.336cm" fo:padding-bottom="0.336cm" fo:padding-left="0.461cm" fo:padding-right="0.461cm"/>
    </style:style>
    <style:style style:name="gr31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316" style:family="graphic" style:parent-style-name="objectwithoutfill">
      <style:graphic-properties svg:stroke-width="0.138cm" svg:stroke-color="#000000" draw:marker-start-width="0.406cm" draw:marker-end="Arrow" draw:marker-end-width="0.506cm" svg:stroke-opacity="100%" draw:fill="none" draw:opacity="10%" draw:textarea-vertical-align="middle" fo:padding-top="0.193cm" fo:padding-bottom="0.193cm" fo:padding-left="0.318cm" fo:padding-right="0.318cm"/>
    </style:style>
    <style:style style:name="gr317" style:family="graphic" style:parent-style-name="objectwithoutfill">
      <style:graphic-properties svg:stroke-width="0.092cm" svg:stroke-color="#000000" draw:marker-start-width="0.337cm" draw:marker-end="Arrow" draw:marker-end-width="0.437cm" svg:stroke-opacity="100%" draw:fill="none" draw:opacity="10%" draw:textarea-vertical-align="middle" fo:padding-top="0.17cm" fo:padding-bottom="0.17cm" fo:padding-left="0.295cm" fo:padding-right="0.295cm"/>
    </style:style>
    <style:style style:name="gr318" style:family="graphic" style:parent-style-name="objectwithoutfill">
      <style:graphic-properties draw:stroke="solid" draw:stroke-dash="_32__20_Dots_20_1_20_Dash" svg:stroke-color="#000000" draw:marker-end="Arrow" draw:marker-end-width="0.3cm" svg:stroke-opacity="40%" draw:fill="none" draw:opacity="10%" draw:textarea-vertical-align="middle"/>
    </style:style>
    <style:style style:name="gr319" style:family="graphic" style:parent-style-name="objectwithoutfill">
      <style:graphic-properties svg:stroke-width="0.127cm" svg:stroke-color="#000000" draw:marker-start-width="0.389cm" draw:marker-end="Arrow" draw:marker-end-width="0.489cm" svg:stroke-opacity="100%" draw:fill="none" draw:opacity="10%" draw:textarea-vertical-align="middle" fo:padding-top="0.187cm" fo:padding-bottom="0.187cm" fo:padding-left="0.312cm" fo:padding-right="0.312cm"/>
    </style:style>
    <style:style style:name="gr320" style:family="graphic" style:parent-style-name="objectwithoutfill">
      <style:graphic-properties svg:stroke-width="0.081cm" svg:stroke-color="#ff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321" style:family="graphic" style:parent-style-name="objectwithoutfill">
      <style:graphic-properties svg:stroke-width="0.318cm" svg:stroke-color="#000000" draw:marker-start-width="0.676cm" draw:marker-end="Arrow" draw:marker-end-width="0.776cm" svg:stroke-opacity="100%" draw:fill="none" draw:opacity="10%" draw:textarea-vertical-align="middle" fo:padding-top="0.283cm" fo:padding-bottom="0.283cm" fo:padding-left="0.408cm" fo:padding-right="0.408cm"/>
    </style:style>
    <style:style style:name="gr32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323" style:family="graphic" style:parent-style-name="objectwithoutfill">
      <style:graphic-properties svg:stroke-width="0.088cm" svg:stroke-color="#ff0000" draw:marker-start-width="0.331cm" draw:marker-end="Arrow" draw:marker-end-width="0.431cm" svg:stroke-opacity="100%" draw:fill="none" draw:opacity="10%" draw:textarea-vertical-align="middle" fo:padding-top="0.168cm" fo:padding-bottom="0.168cm" fo:padding-left="0.293cm" fo:padding-right="0.293cm"/>
    </style:style>
    <style:style style:name="gr32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27" style:family="graphic" style:parent-style-name="objectwithoutfill">
      <style:graphic-properties svg:stroke-width="0.053cm" svg:stroke-color="#ff0000" draw:marker-start-width="0.279cm" draw:marker-end="Arrow" draw:marker-end-width="0.379cm" svg:stroke-opacity="40%" draw:fill="none" draw:opacity="10%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color="#0000ff" fo:background-color="#ffffff"/>
    </style:style>
    <style:style style:name="P34" style:family="paragraph">
      <loext:graphic-properties draw:fill-color="#ffffff"/>
      <style:paragraph-properties fo:text-align="center"/>
      <style:text-properties fo:font-size="18pt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none"/>
      <style:paragraph-properties fo:text-align="center"/>
      <style:text-properties fo:font-size="18pt" fo:background-color="#ffffff"/>
    </style:style>
    <style:style style:name="P37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38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39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-color="#ffffff"/>
      <style:text-properties fo:font-size="20pt"/>
    </style:style>
    <style:style style:name="P45" style:family="paragraph">
      <loext:graphic-properties draw:fill="none"/>
      <style:paragraph-properties fo:text-align="center"/>
      <style:text-properties fo:color="#e6e6e6"/>
    </style:style>
    <style:style style:name="P46" style:family="paragraph">
      <loext:graphic-properties draw:fill-color="#ffffff"/>
      <style:paragraph-properties fo:text-align="center"/>
      <style:text-properties fo:color="#e6e6e6" fo:font-size="18pt"/>
    </style:style>
    <style:style style:name="P47" style:family="paragraph">
      <loext:graphic-properties draw:fill-color="#ffffff" draw:opacity="100%"/>
      <style:paragraph-properties fo:text-align="center"/>
      <style:text-properties fo:color="#e6e6e6" fo:font-size="18pt"/>
    </style:style>
    <style:style style:name="P4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e6e6e6" fo:font-size="18pt"/>
    </style:style>
    <style:style style:name="P49" style:family="paragraph">
      <loext:graphic-properties draw:fill="none"/>
      <style:paragraph-properties fo:text-align="center"/>
      <style:text-properties fo:color="#e6e6e6" fo:font-size="18pt" fo:background-color="#ffffff"/>
    </style:style>
    <style:style style:name="P50" style:family="paragraph">
      <loext:graphic-properties draw:fill="none"/>
      <style:paragraph-properties fo:text-align="center"/>
      <style:text-properties fo:color="#e6e6e6" fo:font-size="18pt" fo:background-color="#ffffff" style:font-size-asian="12pt" style:font-size-complex="12pt"/>
    </style:style>
    <style:style style:name="P51" style:family="paragraph">
      <loext:graphic-properties draw:fill-color="#ffffff"/>
      <style:paragraph-properties fo:text-align="center"/>
      <style:text-properties fo:color="#000000" fo:font-size="18pt"/>
    </style:style>
    <style:style style:name="P52" style:family="paragraph">
      <loext:graphic-properties draw:fill="none"/>
      <style:paragraph-properties fo:text-align="center"/>
      <style:text-properties fo:color="#e6e6e6" fo:font-size="18pt" style:font-size-asian="13pt" style:font-size-complex="13pt"/>
    </style:style>
    <style:style style:name="P53" style:family="paragraph">
      <loext:graphic-properties draw:fill="none"/>
      <style:paragraph-properties fo:text-align="center"/>
      <style:text-properties fo:color="#e6e6e6" fo:font-size="18pt"/>
    </style:style>
    <style:style style:name="P54" style:family="paragraph">
      <loext:graphic-properties draw:fill="none"/>
      <style:paragraph-properties fo:text-align="center"/>
      <style:text-properties fo:color="#e6e6e6" fo:font-size="18pt" fo:background-color="#ffffff" style:font-size-asian="13pt" style:font-size-complex="13pt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-color="#ffffff"/>
      <style:paragraph-properties fo:text-align="center"/>
      <style:text-properties fo:font-size="14pt"/>
    </style:style>
    <style:style style:name="P57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58" style:family="paragraph">
      <loext:graphic-properties draw:fill="none" draw:opacity="10%"/>
      <style:paragraph-properties fo:text-align="center"/>
      <style:text-properties fo:color="#000000"/>
    </style:style>
    <style:style style:name="P59" style:family="paragraph">
      <loext:graphic-properties draw:fill="none" draw:opacity="10%"/>
      <style:paragraph-properties fo:text-align="center"/>
      <style:text-properties fo:color="#e6e6e6" fo:font-size="18pt" fo:background-color="#ffffff"/>
    </style:style>
    <style:style style:name="P60" style:family="paragraph">
      <loext:graphic-properties draw:fill-color="#ffffff" draw:opacity="100%"/>
      <style:paragraph-properties fo:text-align="center"/>
      <style:text-properties fo:color="#000000" fo:font-size="18pt"/>
    </style:style>
    <style:style style:name="P61" style:family="paragraph">
      <loext:graphic-properties draw:fill="none" draw:opacity="10%"/>
      <style:paragraph-properties fo:text-align="center"/>
      <style:text-properties fo:color="#e6e6e6" fo:font-size="18pt" fo:background-color="#ffffff" style:font-size-asian="13pt" style:font-size-complex="13pt"/>
    </style:style>
    <style:style style:name="P62" style:family="paragraph">
      <loext:graphic-properties draw:fill="none" draw:opacity="100%"/>
      <style:paragraph-properties fo:text-align="center"/>
      <style:text-properties fo:color="#000000" fo:font-size="18pt" fo:background-color="#ffffff"/>
    </style:style>
    <style:style style:name="P63" style:family="paragraph">
      <loext:graphic-properties draw:fill-color="#ffffff" draw:opacity="10%"/>
      <style:paragraph-properties fo:text-align="center"/>
      <style:text-properties fo:color="#e6e6e6" fo:font-size="18pt"/>
    </style:style>
    <style:style style:name="P64" style:family="paragraph">
      <loext:graphic-properties draw:fill="solid" draw:fill-color="#fffff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opacity="10%"/>
      <style:paragraph-properties fo:text-align="center"/>
      <style:text-properties fo:color="#e6e6e6"/>
    </style:style>
    <style:style style:name="P67" style:family="paragraph">
      <loext:graphic-properties draw:fill-color="#ffffff" draw:opacity="10%"/>
      <style:paragraph-properties fo:text-align="center"/>
      <style:text-properties fo:color="#000000" fo:font-size="18pt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ff" fo:background-color="#ffffff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6e6e6" fo:font-size="18pt"/>
    </style:style>
    <style:style style:name="T23" style:family="text">
      <style:text-properties fo:color="#000000" fo:font-size="18pt"/>
    </style:style>
    <style:style style:name="T24" style:family="text"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4pt"/>
    </style:style>
    <style:style style:name="T26" style:family="text">
      <style:text-properties fo:font-size="14pt" fo:font-style="normal" style:font-size-asian="14pt" style:font-style-asian="normal" style:font-size-complex="14pt" style:font-style-complex="normal"/>
    </style:style>
    <style:style style:name="T27" style:family="text">
      <style:text-properties fo:font-size="18pt" fo:background-color="#ffffff"/>
    </style:style>
    <style:style style:name="T28" style:family="text">
      <style:text-properties fo:color="#e6e6e6" fo:font-size="18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63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4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4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4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5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6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pollen)</text:span></text:p>
          </draw:text-box>
        </draw:frame>
        <draw:frame draw:style-name="gr67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8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9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1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9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63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85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7" draw:layer="layout" draw:type="line" svg:x1="7.949cm" svg:y1="8.692cm" svg:x2="7.945cm" svg:y2="10.001cm" draw:start-shape="id61" draw:start-glue-point="2" draw:end-shape="id62" draw:end-glue-point="0" svg:d="M7949 8692l-4 1309" svg:viewBox="0 0 5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onnector draw:style-name="gr72" draw:text-style-name="P28" draw:layer="layout" draw:type="line" svg:x1="10.04cm" svg:y1="11cm" svg:x2="20.81cm" svg:y2="14.955cm" draw:start-shape="id62" draw:start-glue-point="1" draw:end-shape="id63" svg:d="M10040 11000l10770 3955" svg:viewBox="0 0 1077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/>
        </draw:connector>
        <draw:connector draw:style-name="gr72" draw:text-style-name="P27" draw:layer="layout" draw:type="line" svg:x1="10.04cm" svg:y1="11cm" svg:x2="20.81cm" svg:y2="11.32cm" draw:start-shape="id62" draw:start-glue-point="1" draw:end-shape="id64" draw:end-glue-point="3" svg:d="M10040 11000l10770 320" svg:viewBox="0 0 1077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2" draw:text-style-name="P27" draw:layer="layout" draw:type="line" svg:x1="10.04cm" svg:y1="11cm" svg:x2="20.81cm" svg:y2="7.911cm" draw:start-shape="id62" draw:start-glue-point="1" draw:end-shape="id65" svg:d="M10040 11000l10770-3089" svg:viewBox="0 0 1077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6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/>
        </draw:connector>
        <draw:connector draw:style-name="gr77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/>
        </draw:connector>
        <draw:connector draw:style-name="gr72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8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/>
        </draw:connector>
        <draw:connector draw:style-name="gr79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/>
        </draw:connector>
        <draw:frame draw:style-name="gr8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8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81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draw:custom-shape draw:style-name="gr63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2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2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2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3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58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58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6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6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6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4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1" draw:text-style-name="P26" draw:layer="layout" svg:width="4.232cm" svg:height="1.039cm" svg:x="3.921cm" svg:y="17.559cm">
          <draw:text-box>
            <text:p><text:span text:style-name="T17">Plant Level</text:span></text:p>
          </draw:text-box>
        </draw:frame>
        <draw:connector draw:style-name="gr58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6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8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7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58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7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58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7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58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58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draw:frame draw:style-name="gr66" draw:text-style-name="P23" draw:layer="layout" svg:width="6.08cm" svg:height="1.8cm" svg:x="15.714cm" svg:y="6.333cm">
          <draw:text-box>
            <text:p><text:span text:style-name="T15">Indirect effect</text:span></text:p>
            <text:p><text:span text:style-name="T15">(more pollen)</text:span></text:p>
          </draw:text-box>
        </draw:frame>
        <draw:frame draw:style-name="gr67" draw:text-style-name="P33" draw:layer="layout" svg:width="5.071cm" svg:height="1.673cm" svg:x="14.937cm" svg:y="16.079cm">
          <draw:text-box>
            <text:p><text:span text:style-name="T18">Plant resource</text:span></text:p>
            <text:p><text:span text:style-name="T18">effec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89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/>
        </draw:connector>
        <draw:connector draw:style-name="gr90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6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7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91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7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onnector draw:style-name="gr92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/>
        </draw:connector>
        <draw:connector draw:style-name="gr91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93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/>
        </draw:connector>
        <draw:custom-shape draw:style-name="gr87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4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/>
        </draw:connector>
        <draw:custom-shape draw:style-name="gr87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9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/>
        </draw:connector>
        <draw:custom-shape draw:style-name="gr87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6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/>
        </draw:connector>
        <draw:connector draw:style-name="gr97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/>
        </draw:connector>
        <draw:connector draw:style-name="gr98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/>
        </draw:connector>
        <draw:connector draw:style-name="gr99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/>
        </draw:connector>
        <draw:frame draw:style-name="gr100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1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1" draw:text-style-name="P26" draw:layer="layout" svg:width="4.232cm" svg:height="1.039cm" svg:x="3.921cm" svg:y="17.61cm">
          <draw:text-box>
            <text:p><text:span text:style-name="T17">Plant Level</text:span></text:p>
          </draw:text-box>
        </draw:frame>
        <draw:connector draw:style-name="gr101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custom-shape draw:style-name="gr87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onnector draw:style-name="gr102" draw:text-style-name="P12" draw:layer="layout" draw:type="line" svg:x1="25.114cm" svg:y1="9.479cm" svg:x2="22.15cm" svg:y2="6.07cm" draw:start-shape="id87" draw:start-glue-point="0" draw:end-shape="id88" draw:end-glue-point="2" svg:d="M25114 9479l-2964-3409" svg:viewBox="0 0 2965 3410">
          <text:p/>
        </draw:connector>
        <draw:custom-shape draw:style-name="gr103" draw:text-style-name="P34" xml:id="id101" draw:id="id101" draw:layer="layout" svg:width="3.16cm" svg:height="1.466cm" svg:x="2.243cm" svg:y="2.217cm">
          <text:p text:style-name="P3"><text:span text:style-name="T19">Hive</text:span></text:p>
          <text:p text:style-name="P3"><text:span text:style-name="T1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5" draw:text-style-name="P34" xml:id="id93" draw:id="id93" draw:layer="layout" svg:width="3.16cm" svg:height="1.263cm" svg:x="1.906cm" svg:y="11.904cm">
          <text:p text:style-name="P3"><text:span text:style-name="T1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4" xml:id="id89" draw:id="id89" draw:layer="layout" svg:width="3.159cm" svg:height="1.41cm" svg:x="8.636cm" svg:y="18.791cm">
          <text:p text:style-name="P3"><text:span text:style-name="T19">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4" xml:id="id94" draw:id="id94" draw:layer="layout" svg:width="3.16cm" svg:height="1.262cm" svg:x="1.081cm" svg:y="17.018cm">
          <text:p text:style-name="P3"><text:span text:style-name="T1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8" draw:text-style-name="P36" draw:layer="layout" draw:type="line" svg:x1="11.795cm" svg:y1="19.496cm" svg:x2="25.22cm" svg:y2="16.861cm" draw:start-shape="id89" draw:start-glue-point="1" draw:end-shape="id90" draw:end-glue-point="2" svg:d="M11795 19496l13425-2635" svg:viewBox="0 0 13426 2636">
          <text:p/>
        </draw:connector>
        <draw:custom-shape draw:style-name="gr109" draw:text-style-name="P34" xml:id="id92" draw:id="id92" draw:layer="layout" svg:width="3.388cm" svg:height="1.523cm" svg:x="7.651cm" svg:y="1.1cm">
          <text:p text:style-name="P3"><text:span text:style-name="T19">Weight</text:span></text:p>
          <text:p text:style-name="P3"><text:span text:style-name="T1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91" draw:id="id91" draw:layer="layout" svg:width="3.16cm" svg:height="1.546cm" svg:x="15.907cm" svg:y="2.116cm">
          <text:p text:style-name="P3"><text:span text:style-name="T19">Seeds per</text:span></text:p>
          <text:p text:style-name="P3"><text:span text:style-name="T1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4" xml:id="id87" draw:id="id87" draw:layer="layout" svg:width="3.402cm" svg:height="1.748cm" svg:x="23.413cm" svg:y="9.479cm">
          <text:p text:style-name="P3"><text:span text:style-name="T19">Fruit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2" draw:text-style-name="P36" draw:layer="layout" draw:type="line" svg:x1="15.907cm" svg:y1="2.889cm" svg:x2="11.039cm" svg:y2="1.861cm" draw:start-shape="id91" draw:start-glue-point="3" draw:end-shape="id92" draw:end-glue-point="1" svg:d="M15907 2889l-4868-1028" svg:viewBox="0 0 4869 1029">
          <text:p/>
        </draw:connector>
        <draw:connector draw:style-name="gr113" draw:text-style-name="P36" draw:layer="layout" draw:type="line" svg:x1="3.486cm" svg:y1="11.904cm" svg:x2="9.345cm" svg:y2="2.623cm" draw:start-shape="id93" draw:start-glue-point="0" draw:end-shape="id92" draw:end-glue-point="2" svg:d="M3486 11904l5859-9281" svg:viewBox="0 0 5860 9282">
          <text:p/>
        </draw:connector>
        <draw:connector draw:style-name="gr114" draw:text-style-name="P37" draw:layer="layout" draw:type="line" svg:x1="4.241cm" svg:y1="17.649cm" svg:x2="16.397cm" svg:y2="15.078cm" draw:start-shape="id94" draw:start-glue-point="1" draw:end-shape="id95" draw:end-glue-point="2" svg:d="M4241 17649l12156-2571" svg:viewBox="0 0 12157 2572">
          <text:p/>
        </draw:connector>
        <draw:connector draw:style-name="gr115" draw:text-style-name="P37" draw:layer="layout" draw:type="line" svg:x1="5.066cm" svg:y1="12.535cm" svg:x2="16.397cm" svg:y2="15.078cm" draw:start-shape="id93" draw:start-glue-point="1" draw:end-shape="id95" draw:end-glue-point="2" svg:d="M5066 12535l11331 2543" svg:viewBox="0 0 11332 2544">
          <text:p/>
        </draw:connector>
        <draw:connector draw:style-name="gr116" draw:text-style-name="P36" xml:id="id95" draw:id="id95" draw:layer="layout" draw:type="line" svg:x1="16.397cm" svg:y1="15.078cm" svg:x2="23.64cm" svg:y2="16.129cm" draw:end-shape="id90" draw:end-glue-point="3" svg:d="M16397 15078l7243 1051" svg:viewBox="0 0 7244 1052">
          <text:p/>
        </draw:connector>
        <draw:connector draw:style-name="gr117" draw:text-style-name="P37" draw:layer="layout" draw:type="line" svg:x1="20.822cm" svg:y1="19.053cm" svg:x2="25.22cm" svg:y2="16.861cm" draw:start-shape="id96" draw:start-glue-point="0" draw:end-shape="id90" draw:end-glue-point="2" svg:d="M20822 19053l4398-2192" svg:viewBox="0 0 4399 2193">
          <text:p/>
        </draw:connector>
        <draw:connector draw:style-name="gr93" draw:text-style-name="P36" draw:layer="layout" draw:type="line" svg:x1="4.241cm" svg:y1="17.649cm" svg:x2="17.771cm" svg:y2="12.622cm" draw:start-shape="id94" draw:start-glue-point="1" draw:end-shape="id97" draw:end-glue-point="3" svg:d="M4241 17649l13530-5027" svg:viewBox="0 0 13531 5028">
          <text:p/>
        </draw:connector>
        <draw:connector draw:style-name="gr118" draw:text-style-name="P37" draw:layer="layout" draw:type="line" svg:x1="10.215cm" svg:y1="18.791cm" svg:x2="6.853cm" svg:y2="14.425cm" draw:start-shape="id89" draw:start-glue-point="0" draw:end-shape="id98" draw:end-glue-point="2" svg:d="M10215 18791l-3362-4366" svg:viewBox="0 0 3363 4367">
          <text:p/>
        </draw:connector>
        <draw:connector draw:style-name="gr119" draw:text-style-name="P37" draw:layer="layout" draw:type="line" svg:x1="2.661cm" svg:y1="17.018cm" svg:x2="6.853cm" svg:y2="14.425cm" draw:start-shape="id94" draw:start-glue-point="0" draw:end-shape="id98" draw:end-glue-point="2" svg:d="M2661 17018l4192-2593" svg:viewBox="0 0 4193 2594">
          <text:p/>
        </draw:connector>
        <draw:connector draw:style-name="gr120" draw:text-style-name="P37" draw:layer="layout" draw:type="line" svg:x1="20.822cm" svg:y1="19.053cm" svg:x2="10.011cm" svg:y2="6.673cm" draw:start-shape="id96" draw:start-glue-point="0" draw:end-shape="id99" draw:end-glue-point="2" svg:d="M20822 19053l-10811-12380" svg:viewBox="0 0 10812 12381">
          <text:p/>
        </draw:connector>
        <draw:connector draw:style-name="gr121" draw:text-style-name="P36" draw:layer="layout" draw:type="line" svg:x1="9.264cm" svg:y1="8.667cm" svg:x2="23.413cm" svg:y2="10.353cm" draw:start-shape="id100" draw:start-glue-point="1" draw:end-shape="id87" draw:end-glue-point="3" svg:d="M9264 8667l14149 1686" svg:viewBox="0 0 14150 1687">
          <text:p/>
        </draw:connector>
        <draw:connector draw:style-name="gr122" draw:text-style-name="P37" draw:layer="layout" draw:type="line" svg:x1="11.591cm" svg:y1="5.918cm" svg:x2="23.413cm" svg:y2="10.353cm" draw:start-shape="id99" draw:start-glue-point="1" draw:end-shape="id87" draw:end-glue-point="3" svg:d="M11591 5918l11822 4435" svg:viewBox="0 0 11823 4436">
          <text:p/>
        </draw:connector>
        <draw:connector draw:style-name="gr123" draw:text-style-name="P36" draw:layer="layout" draw:type="line" svg:x1="25.22cm" svg:y1="15.397cm" svg:x2="25.114cm" svg:y2="11.227cm" draw:start-shape="id90" draw:start-glue-point="0" draw:end-shape="id87" draw:end-glue-point="2" svg:d="M25220 15397l-106-4170" svg:viewBox="0 0 107 4171">
          <text:p/>
        </draw:connector>
        <draw:connector draw:style-name="gr124" draw:text-style-name="P36" draw:layer="layout" draw:type="line" svg:x1="17.771cm" svg:y1="12.622cm" svg:x2="23.413cm" svg:y2="10.353cm" draw:start-shape="id97" draw:start-glue-point="3" draw:end-shape="id87" draw:end-glue-point="3" svg:d="M17771 12622l5642-2269" svg:viewBox="0 0 5643 2270">
          <text:p/>
        </draw:connector>
        <draw:connector draw:style-name="gr108" draw:text-style-name="P36" draw:layer="layout" draw:type="line" svg:x1="3.486cm" svg:y1="11.904cm" svg:x2="7.684cm" svg:y2="9.429cm" draw:start-shape="id93" draw:start-glue-point="0" draw:end-shape="id100" draw:end-glue-point="2" svg:d="M3486 11904l4198-2475" svg:viewBox="0 0 4199 2476">
          <text:p/>
        </draw:connector>
        <draw:connector draw:style-name="gr125" draw:text-style-name="P36" draw:layer="layout" draw:type="line" svg:x1="19.242cm" svg:y1="19.758cm" svg:x2="7.684cm" svg:y2="9.429cm" draw:start-shape="id96" draw:start-glue-point="3" draw:end-shape="id100" draw:end-glue-point="2" svg:d="M19242 19758l-11558-10329" svg:viewBox="0 0 11559 10330">
          <text:p/>
        </draw:connector>
        <draw:connector draw:style-name="gr77" draw:text-style-name="P36" draw:layer="layout" draw:type="line" svg:x1="3.823cm" svg:y1="3.683cm" svg:x2="7.684cm" svg:y2="7.906cm" draw:start-shape="id101" draw:start-glue-point="2" draw:end-shape="id100" draw:end-glue-point="0" svg:d="M3823 3683l3861 4223" svg:viewBox="0 0 3862 4224">
          <text:p/>
        </draw:connector>
        <draw:connector draw:style-name="gr93" draw:text-style-name="P36" xml:id="id98" draw:id="id98" draw:layer="layout" draw:type="line" svg:x1="6.853cm" svg:y1="14.425cm" svg:x2="7.684cm" svg:y2="9.429cm" draw:end-shape="id100" draw:end-glue-point="2" svg:d="M6853 14425l831-4996" svg:viewBox="0 0 832 4997">
          <text:p/>
        </draw:connector>
        <draw:connector draw:style-name="gr126" draw:text-style-name="P38" draw:layer="layout" draw:type="line" svg:x1="12.318cm" svg:y1="16.336cm" svg:x2="7.684cm" svg:y2="9.429cm" draw:start-shape="id102" draw:start-glue-point="0" draw:end-shape="id100" draw:end-glue-point="2" svg:d="M12318 16336l-4634-6907" svg:viewBox="0 0 4635 6908">
          <text:p/>
        </draw:connector>
        <draw:custom-shape draw:style-name="gr127" draw:text-style-name="P34" xml:id="id100" draw:id="id100" draw:layer="layout" svg:width="3.16cm" svg:height="1.523cm" svg:x="6.104cm" svg:y="7.906cm">
          <text:p text:style-name="P3"><text:span text:style-name="T19">Honey bee</text:span></text:p>
          <text:p text:style-name="P3"><text:span text:style-name="T1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xml:id="id99" draw:id="id99" draw:layer="layout" svg:width="3.16cm" svg:height="1.51cm" svg:x="8.431cm" svg:y="5.163cm">
          <text:p text:style-name="P3"><text:span text:style-name="T19">Pollen</text:span></text:p>
          <text:p text:style-name="P3"><text:span text:style-name="T1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36" draw:layer="layout" draw:type="line" svg:x1="2.661cm" svg:y1="17.018cm" svg:x2="17.487cm" svg:y2="3.662cm" draw:start-shape="id94" draw:start-glue-point="0" draw:end-shape="id91" draw:end-glue-point="2" svg:d="M2661 17018l14826-13356" svg:viewBox="0 0 14827 13357">
          <text:p/>
        </draw:connector>
        <draw:custom-shape draw:style-name="gr130" draw:text-style-name="P34" xml:id="id90" draw:id="id90" draw:layer="layout" svg:width="3.16cm" svg:height="1.464cm" svg:x="23.64cm" svg:y="15.397cm">
          <text:p text:style-name="P3"><text:span text:style-name="T19">Plant </text:span></text:p>
          <text:p text:style-name="P3"><text:span text:style-name="T1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4" xml:id="id96" draw:id="id96" draw:layer="layout" svg:width="3.16cm" svg:height="1.41cm" svg:x="19.242cm" svg:y="19.053cm">
          <text:p text:style-name="P3"><text:span text:style-name="T19">Distance</text:span></text:p>
          <text:p text:style-name="P3"><text:span text:style-name="T1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38" draw:layer="layout" draw:type="line" svg:x1="7.684cm" svg:y1="7.906cm" svg:x2="10.011cm" svg:y2="6.673cm" draw:start-shape="id100" draw:start-glue-point="0" draw:end-shape="id99" draw:end-glue-point="2" svg:d="M7684 7906l2327-1233" svg:viewBox="0 0 2328 1234">
          <text:p/>
        </draw:connector>
        <draw:connector draw:style-name="gr133" draw:text-style-name="P36" draw:layer="layout" draw:type="line" svg:x1="19.242cm" svg:y1="19.758cm" svg:x2="14.068cm" svg:y2="17.103cm" draw:start-shape="id96" draw:start-glue-point="3" draw:end-shape="id102" draw:end-glue-point="1" svg:d="M19242 19758l-5174-2655" svg:viewBox="0 0 5175 2656">
          <text:p/>
        </draw:connector>
        <draw:connector draw:style-name="gr134" draw:text-style-name="P39" draw:layer="layout" draw:type="line" svg:x1="10.011cm" svg:y1="5.163cm" svg:x2="9.345cm" svg:y2="2.623cm" draw:start-shape="id99" draw:start-glue-point="0" draw:end-shape="id92" draw:end-glue-point="2" svg:d="M10011 5163l-666-2540" svg:viewBox="0 0 667 2541">
          <text:p/>
        </draw:connector>
        <draw:connector draw:style-name="gr134" draw:text-style-name="P40" draw:layer="layout" draw:type="line" svg:x1="11.591cm" svg:y1="5.918cm" svg:x2="17.487cm" svg:y2="3.662cm" draw:start-shape="id99" draw:start-glue-point="1" draw:end-shape="id91" draw:end-glue-point="2" svg:d="M11591 5918l5896-2256" svg:viewBox="0 0 5897 2257">
          <text:p/>
        </draw:connector>
        <draw:custom-shape draw:style-name="gr135" draw:text-style-name="P42" xml:id="id102" draw:id="id102" draw:layer="layout" svg:width="3.499cm" svg:height="1.534cm" svg:x="10.569cm" svg:y="16.336cm">
          <text:p text:style-name="P41"><text:span text:style-name="T20">Flower </text:span></text:p>
          <text:p text:style-name="P41"><text:span text:style-name="T2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38" draw:layer="layout" draw:type="line" svg:x1="19.35cm" svg:y1="12.014cm" svg:x2="17.487cm" svg:y2="3.662cm" draw:start-shape="id97" draw:start-glue-point="0" draw:end-shape="id91" draw:end-glue-point="2" svg:d="M19350 12014l-1863-8352" svg:viewBox="0 0 1864 8353">
          <text:p/>
        </draw:connector>
        <draw:connector draw:style-name="gr91" draw:text-style-name="P39" draw:layer="layout" draw:type="line" svg:x1="17.771cm" svg:y1="12.622cm" svg:x2="11.039cm" svg:y2="1.861cm" draw:start-shape="id97" draw:end-shape="id92" svg:d="M17771 12622l-6732-10761" svg:viewBox="0 0 6733 10762">
          <text:p/>
        </draw:connector>
        <draw:connector draw:style-name="gr122" draw:text-style-name="P38" draw:layer="layout" draw:type="line" svg:x1="25.22cm" svg:y1="15.397cm" svg:x2="19.35cm" svg:y2="13.231cm" draw:start-shape="id90" draw:start-glue-point="0" draw:end-shape="id97" draw:end-glue-point="2" svg:d="M25220 15397l-5870-2166" svg:viewBox="0 0 5871 2167">
          <text:p/>
        </draw:connector>
        <draw:connector draw:style-name="gr132" draw:text-style-name="P39" draw:layer="layout" draw:type="line" svg:x1="20.822cm" svg:y1="19.053cm" svg:x2="19.35cm" svg:y2="13.231cm" draw:start-shape="id96" draw:start-glue-point="0" draw:end-shape="id97" draw:end-glue-point="2" svg:d="M20822 19053l-1472-5822" svg:viewBox="0 0 1473 5823">
          <text:p/>
        </draw:connector>
        <draw:custom-shape draw:style-name="gr137" draw:text-style-name="P43" xml:id="id88" draw:id="id88" draw:layer="layout" svg:width="3.713cm" svg:height="1.634cm" svg:x="20.294cm" svg:y="4.436cm">
          <text:p text:style-name="P41"><text:span text:style-name="T21">Flowers per</text:span></text:p>
          <text:p text:style-name="P41"><text:span text:style-name="T2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12" draw:layer="layout" draw:type="line" svg:x1="19.35cm" svg:y1="12.014cm" svg:x2="22.15cm" svg:y2="6.07cm" draw:start-shape="id97" draw:start-glue-point="0" draw:end-shape="id88" draw:end-glue-point="2" svg:d="M19350 12014l2800-5944" svg:viewBox="0 0 2801 5945">
          <text:p/>
        </draw:connector>
        <draw:connector draw:style-name="gr139" draw:text-style-name="P12" draw:layer="layout" draw:type="line" svg:x1="4.241cm" svg:y1="17.649cm" svg:x2="20.294cm" svg:y2="5.253cm" draw:start-shape="id94" draw:start-glue-point="1" draw:end-shape="id88" draw:end-glue-point="3" svg:d="M4241 17649l16053-12396" svg:viewBox="0 0 16054 12397">
          <text:p/>
        </draw:connector>
        <draw:custom-shape draw:style-name="gr140" draw:text-style-name="P42" xml:id="id97" draw:id="id97" draw:layer="layout" svg:width="3.159cm" svg:height="1.217cm" svg:x="17.771cm" svg:y="12.014cm">
          <text:p text:style-name="P41"><text:span text:style-name="T2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onnector draw:style-name="gr141" draw:text-style-name="P45" draw:layer="layout" draw:type="line" svg:x1="25.114cm" svg:y1="9.479cm" svg:x2="22.15cm" svg:y2="6.07cm" draw:start-shape="id103" draw:start-glue-point="0" draw:end-shape="id104" draw:end-glue-point="2" svg:d="M25114 9479l-2964-3409" svg:viewBox="0 0 2965 3410">
          <text:p/>
        </draw:connector>
        <draw:custom-shape draw:style-name="gr103" draw:text-style-name="P34" xml:id="id117" draw:id="id117" draw:layer="layout" svg:width="3.16cm" svg:height="1.466cm" svg:x="2.243cm" svg:y="2.217cm">
          <text:p text:style-name="P3"><text:span text:style-name="T19">Hive</text:span></text:p>
          <text:p text:style-name="P3"><text:span text:style-name="T1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4" xml:id="id109" draw:id="id109" draw:layer="layout" svg:width="3.16cm" svg:height="1.263cm" svg:x="1.906cm" svg:y="11.904cm">
          <text:p text:style-name="P3"><text:span text:style-name="T1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4" xml:id="id105" draw:id="id105" draw:layer="layout" svg:width="3.159cm" svg:height="1.41cm" svg:x="8.636cm" svg:y="18.791cm">
          <text:p text:style-name="P3"><text:span text:style-name="T19">Grand </text:span></text:p>
          <text:p text:style-name="P3"><text:span text:style-name="T1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4" xml:id="id110" draw:id="id110" draw:layer="layout" svg:width="3.16cm" svg:height="1.262cm" svg:x="1.081cm" svg:y="17.018cm">
          <text:p text:style-name="P3"><text:span text:style-name="T1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36" draw:layer="layout" draw:type="line" svg:x1="11.795cm" svg:y1="19.496cm" svg:x2="25.22cm" svg:y2="16.861cm" draw:start-shape="id105" draw:start-glue-point="1" draw:end-shape="id106" draw:end-glue-point="2" svg:d="M11795 19496l13425-2635" svg:viewBox="0 0 13426 2636">
          <text:p/>
        </draw:connector>
        <draw:custom-shape draw:style-name="gr143" draw:text-style-name="P46" xml:id="id108" draw:id="id108" draw:layer="layout" svg:width="3.388cm" svg:height="1.523cm" svg:x="7.651cm" svg:y="1.1cm">
          <text:p text:style-name="P3"><text:span text:style-name="T22">Weight</text:span></text:p>
          <text:p text:style-name="P3"><text:span text:style-name="T22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7" xml:id="id107" draw:id="id107" draw:layer="layout" svg:width="3.16cm" svg:height="1.546cm" svg:x="15.907cm" svg:y="2.116cm">
          <text:p text:style-name="P3"><text:span text:style-name="T22">Seeds per</text:span></text:p>
          <text:p text:style-name="P3"><text:span text:style-name="T22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8" xml:id="id103" draw:id="id103" draw:layer="layout" svg:width="3.402cm" svg:height="1.748cm" svg:x="23.413cm" svg:y="9.479cm">
          <text:p text:style-name="P41"><text:span text:style-name="T22">Pod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text-style-name="P49" draw:layer="layout" draw:type="line" svg:x1="15.907cm" svg:y1="2.889cm" svg:x2="11.039cm" svg:y2="1.861cm" draw:start-shape="id107" draw:start-glue-point="3" draw:end-shape="id108" draw:end-glue-point="1" svg:d="M15907 2889l-4868-1028" svg:viewBox="0 0 4869 1029">
          <text:p/>
        </draw:connector>
        <draw:connector draw:style-name="gr147" draw:text-style-name="P36" draw:layer="layout" draw:type="line" svg:x1="3.486cm" svg:y1="11.904cm" svg:x2="9.345cm" svg:y2="2.623cm" draw:start-shape="id109" draw:start-glue-point="0" draw:end-shape="id108" draw:end-glue-point="2" svg:d="M3486 11904l5859-9281" svg:viewBox="0 0 5860 9282">
          <text:p/>
        </draw:connector>
        <draw:connector draw:style-name="gr148" draw:text-style-name="P37" draw:layer="layout" draw:type="line" svg:x1="4.241cm" svg:y1="17.649cm" svg:x2="16.397cm" svg:y2="15.078cm" draw:start-shape="id110" draw:start-glue-point="1" draw:end-shape="id111" draw:end-glue-point="2" svg:d="M4241 17649l12156-2571" svg:viewBox="0 0 12157 2572">
          <text:p/>
        </draw:connector>
        <draw:connector draw:style-name="gr149" draw:text-style-name="P37" draw:layer="layout" draw:type="line" svg:x1="5.066cm" svg:y1="12.535cm" svg:x2="16.397cm" svg:y2="15.078cm" draw:start-shape="id109" draw:start-glue-point="1" draw:end-shape="id111" draw:end-glue-point="2" svg:d="M5066 12535l11331 2543" svg:viewBox="0 0 11332 2544">
          <text:p/>
        </draw:connector>
        <draw:connector draw:style-name="gr150" draw:text-style-name="P49" xml:id="id111" draw:id="id111" draw:layer="layout" draw:type="line" svg:x1="16.397cm" svg:y1="15.078cm" svg:x2="23.64cm" svg:y2="16.129cm" draw:end-shape="id106" draw:end-glue-point="3" svg:d="M16397 15078l7243 1051" svg:viewBox="0 0 7244 1052">
          <text:p/>
        </draw:connector>
        <draw:connector draw:style-name="gr151" draw:text-style-name="P50" draw:layer="layout" draw:type="line" svg:x1="20.822cm" svg:y1="19.053cm" svg:x2="25.22cm" svg:y2="16.861cm" draw:start-shape="id112" draw:start-glue-point="0" draw:end-shape="id106" draw:end-glue-point="2" svg:d="M20822 19053l4398-2192" svg:viewBox="0 0 4399 2193">
          <text:p/>
        </draw:connector>
        <draw:connector draw:style-name="gr152" draw:text-style-name="P36" draw:layer="layout" draw:type="line" svg:x1="4.241cm" svg:y1="17.649cm" svg:x2="17.771cm" svg:y2="12.622cm" draw:start-shape="id110" draw:start-glue-point="1" draw:end-shape="id113" draw:end-glue-point="3" svg:d="M4241 17649l13530-5027" svg:viewBox="0 0 13531 5028">
          <text:p/>
        </draw:connector>
        <draw:connector draw:style-name="gr118" draw:text-style-name="P37" draw:layer="layout" draw:type="line" svg:x1="10.215cm" svg:y1="18.791cm" svg:x2="6.853cm" svg:y2="14.425cm" draw:start-shape="id105" draw:start-glue-point="0" draw:end-shape="id114" draw:end-glue-point="2" svg:d="M10215 18791l-3362-4366" svg:viewBox="0 0 3363 4367">
          <text:p/>
        </draw:connector>
        <draw:connector draw:style-name="gr119" draw:text-style-name="P37" draw:layer="layout" draw:type="line" svg:x1="2.661cm" svg:y1="17.018cm" svg:x2="6.853cm" svg:y2="14.425cm" draw:start-shape="id110" draw:start-glue-point="0" draw:end-shape="id114" draw:end-glue-point="2" svg:d="M2661 17018l4192-2593" svg:viewBox="0 0 4193 2594">
          <text:p/>
        </draw:connector>
        <draw:connector draw:style-name="gr153" draw:text-style-name="P37" draw:layer="layout" draw:type="line" svg:x1="20.822cm" svg:y1="19.053cm" svg:x2="10.011cm" svg:y2="6.673cm" draw:start-shape="id112" draw:start-glue-point="0" draw:end-shape="id115" draw:end-glue-point="2" svg:d="M20822 19053l-10811-12380" svg:viewBox="0 0 10812 12381">
          <text:p/>
        </draw:connector>
        <draw:connector draw:style-name="gr154" draw:text-style-name="P36" draw:layer="layout" draw:type="line" svg:x1="9.264cm" svg:y1="8.667cm" svg:x2="23.413cm" svg:y2="10.353cm" draw:start-shape="id116" draw:start-glue-point="1" draw:end-shape="id103" draw:end-glue-point="3" svg:d="M9264 8667l14149 1686" svg:viewBox="0 0 14150 1687">
          <text:p/>
        </draw:connector>
        <draw:connector draw:style-name="gr155" draw:text-style-name="P37" draw:layer="layout" draw:type="line" svg:x1="11.591cm" svg:y1="5.918cm" svg:x2="23.413cm" svg:y2="10.353cm" draw:start-shape="id115" draw:start-glue-point="1" draw:end-shape="id103" draw:end-glue-point="3" svg:d="M11591 5918l11822 4435" svg:viewBox="0 0 11823 4436">
          <text:p/>
        </draw:connector>
        <draw:connector draw:style-name="gr156" draw:text-style-name="P49" draw:layer="layout" draw:type="line" svg:x1="25.22cm" svg:y1="15.397cm" svg:x2="25.114cm" svg:y2="11.227cm" draw:start-shape="id106" draw:start-glue-point="0" draw:end-shape="id103" draw:end-glue-point="2" svg:d="M25220 15397l-106-4170" svg:viewBox="0 0 107 4171">
          <text:p/>
        </draw:connector>
        <draw:connector draw:style-name="gr157" draw:text-style-name="P49" draw:layer="layout" draw:type="line" svg:x1="17.771cm" svg:y1="12.622cm" svg:x2="23.413cm" svg:y2="10.353cm" draw:start-shape="id113" draw:start-glue-point="3" draw:end-shape="id103" draw:end-glue-point="3" svg:d="M17771 12622l5642-2269" svg:viewBox="0 0 5643 2270">
          <text:p/>
        </draw:connector>
        <draw:connector draw:style-name="gr108" draw:text-style-name="P36" draw:layer="layout" draw:type="line" svg:x1="3.486cm" svg:y1="11.904cm" svg:x2="7.684cm" svg:y2="9.429cm" draw:start-shape="id109" draw:start-glue-point="0" draw:end-shape="id116" draw:end-glue-point="2" svg:d="M3486 11904l4198-2475" svg:viewBox="0 0 4199 2476">
          <text:p/>
        </draw:connector>
        <draw:connector draw:style-name="gr125" draw:text-style-name="P36" draw:layer="layout" draw:type="line" svg:x1="19.242cm" svg:y1="19.758cm" svg:x2="7.684cm" svg:y2="9.429cm" draw:start-shape="id112" draw:start-glue-point="3" draw:end-shape="id116" draw:end-glue-point="2" svg:d="M19242 19758l-11558-10329" svg:viewBox="0 0 11559 10330">
          <text:p/>
        </draw:connector>
        <draw:connector draw:style-name="gr77" draw:text-style-name="P36" draw:layer="layout" draw:type="line" svg:x1="3.823cm" svg:y1="3.683cm" svg:x2="7.684cm" svg:y2="7.906cm" draw:start-shape="id117" draw:start-glue-point="2" draw:end-shape="id116" draw:end-glue-point="0" svg:d="M3823 3683l3861 4223" svg:viewBox="0 0 3862 4224">
          <text:p/>
        </draw:connector>
        <draw:connector draw:style-name="gr93" draw:text-style-name="P36" xml:id="id114" draw:id="id114" draw:layer="layout" draw:type="line" svg:x1="6.853cm" svg:y1="14.425cm" svg:x2="7.684cm" svg:y2="9.429cm" draw:end-shape="id116" draw:end-glue-point="2" svg:d="M6853 14425l831-4996" svg:viewBox="0 0 832 4997">
          <text:p/>
        </draw:connector>
        <draw:connector draw:style-name="gr126" draw:text-style-name="P38" draw:layer="layout" draw:type="line" svg:x1="12.318cm" svg:y1="16.336cm" svg:x2="7.684cm" svg:y2="9.429cm" draw:start-shape="id118" draw:start-glue-point="0" draw:end-shape="id116" draw:end-glue-point="2" svg:d="M12318 16336l-4634-6907" svg:viewBox="0 0 4635 6908">
          <text:p/>
        </draw:connector>
        <draw:custom-shape draw:style-name="gr127" draw:text-style-name="P34" xml:id="id116" draw:id="id116" draw:layer="layout" svg:width="3.16cm" svg:height="1.523cm" svg:x="6.104cm" svg:y="7.906cm">
          <text:p text:style-name="P3"><text:span text:style-name="T19">Honey bee</text:span></text:p>
          <text:p text:style-name="P3"><text:span text:style-name="T1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6" xml:id="id115" draw:id="id115" draw:layer="layout" svg:width="3.16cm" svg:height="1.51cm" svg:x="8.431cm" svg:y="5.163cm">
          <text:p text:style-name="P3"><text:span text:style-name="T22">Pollen</text:span></text:p>
          <text:p text:style-name="P3"><text:span text:style-name="T22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36" draw:layer="layout" draw:type="line" svg:x1="2.661cm" svg:y1="17.018cm" svg:x2="17.487cm" svg:y2="3.662cm" draw:start-shape="id110" draw:start-glue-point="0" draw:end-shape="id107" draw:end-glue-point="2" svg:d="M2661 17018l14826-13356" svg:viewBox="0 0 14827 13357">
          <text:p/>
        </draw:connector>
        <draw:custom-shape draw:style-name="gr160" draw:text-style-name="P46" xml:id="id106" draw:id="id106" draw:layer="layout" svg:width="3.16cm" svg:height="1.464cm" svg:x="23.64cm" svg:y="15.39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51" xml:id="id112" draw:id="id112" draw:layer="layout" svg:width="3.16cm" svg:height="1.41cm" svg:x="19.242cm" svg:y="19.053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38" draw:layer="layout" draw:type="line" svg:x1="7.684cm" svg:y1="7.906cm" svg:x2="10.011cm" svg:y2="6.673cm" draw:start-shape="id116" draw:start-glue-point="0" draw:end-shape="id115" draw:end-glue-point="2" svg:d="M7684 7906l2327-1233" svg:viewBox="0 0 2328 1234">
          <text:p/>
        </draw:connector>
        <draw:connector draw:style-name="gr163" draw:text-style-name="P49" draw:layer="layout" draw:type="line" svg:x1="19.242cm" svg:y1="19.758cm" svg:x2="14.068cm" svg:y2="17.103cm" draw:start-shape="id112" draw:start-glue-point="3" draw:end-shape="id118" draw:end-glue-point="1" svg:d="M19242 19758l-5174-2655" svg:viewBox="0 0 5175 2656">
          <text:p/>
        </draw:connector>
        <draw:connector draw:style-name="gr164" draw:text-style-name="P52" draw:layer="layout" draw:type="line" svg:x1="10.011cm" svg:y1="5.163cm" svg:x2="9.345cm" svg:y2="2.623cm" draw:start-shape="id115" draw:start-glue-point="0" draw:end-shape="id108" draw:end-glue-point="2" svg:d="M10011 5163l-666-2540" svg:viewBox="0 0 667 2541">
          <text:p/>
        </draw:connector>
        <draw:connector draw:style-name="gr164" draw:text-style-name="P53" draw:layer="layout" draw:type="line" svg:x1="11.591cm" svg:y1="5.918cm" svg:x2="17.487cm" svg:y2="3.662cm" draw:start-shape="id115" draw:start-glue-point="1" draw:end-shape="id107" draw:end-glue-point="2" svg:d="M11591 5918l5896-2256" svg:viewBox="0 0 5897 2257">
          <text:p/>
        </draw:connector>
        <draw:custom-shape draw:style-name="gr165" draw:text-style-name="P42" xml:id="id118" draw:id="id118" draw:layer="layout" svg:width="3.499cm" svg:height="1.534cm" svg:x="10.569cm" svg:y="16.336cm">
          <text:p text:style-name="P41"><text:span text:style-name="T20">Flower </text:span></text:p>
          <text:p text:style-name="P41"><text:span text:style-name="T2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6" draw:text-style-name="P54" draw:layer="layout" draw:type="line" svg:x1="19.35cm" svg:y1="12.014cm" svg:x2="17.487cm" svg:y2="3.662cm" draw:start-shape="id113" draw:start-glue-point="0" draw:end-shape="id107" draw:end-glue-point="2" svg:d="M19350 12014l-1863-8352" svg:viewBox="0 0 1864 8353">
          <text:p/>
        </draw:connector>
        <draw:connector draw:style-name="gr167" draw:text-style-name="P39" draw:layer="layout" draw:type="line" svg:x1="17.771cm" svg:y1="12.622cm" svg:x2="11.039cm" svg:y2="1.861cm" draw:start-shape="id113" draw:end-shape="id108" svg:d="M17771 12622l-6732-10761" svg:viewBox="0 0 6733 10762">
          <text:p/>
        </draw:connector>
        <draw:connector draw:style-name="gr155" draw:text-style-name="P54" draw:layer="layout" draw:type="line" svg:x1="25.22cm" svg:y1="15.397cm" svg:x2="19.35cm" svg:y2="13.231cm" draw:start-shape="id106" draw:start-glue-point="0" draw:end-shape="id113" draw:end-glue-point="2" svg:d="M25220 15397l-5870-2166" svg:viewBox="0 0 5871 2167">
          <text:p/>
        </draw:connector>
        <draw:connector draw:style-name="gr162" draw:text-style-name="P52" draw:layer="layout" draw:type="line" svg:x1="20.822cm" svg:y1="19.053cm" svg:x2="19.35cm" svg:y2="13.231cm" draw:start-shape="id112" draw:start-glue-point="0" draw:end-shape="id113" draw:end-glue-point="2" svg:d="M20822 19053l-1472-5822" svg:viewBox="0 0 1473 5823">
          <text:p/>
        </draw:connector>
        <draw:custom-shape draw:style-name="gr168" draw:text-style-name="P55" xml:id="id104" draw:id="id104" draw:layer="layout" svg:width="3.713cm" svg:height="1.634cm" svg:x="20.294cm" svg:y="4.436cm">
          <text:p text:style-name="P41"><text:span text:style-name="T24">Flowers per</text:span></text:p>
          <text:p text:style-name="P41"><text:span text:style-name="T24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5" draw:layer="layout" draw:type="line" svg:x1="19.35cm" svg:y1="12.014cm" svg:x2="22.15cm" svg:y2="6.07cm" draw:start-shape="id113" draw:start-glue-point="0" draw:end-shape="id104" draw:end-glue-point="2" svg:d="M19350 12014l2800-5944" svg:viewBox="0 0 2801 5945">
          <text:p/>
        </draw:connector>
        <draw:connector draw:style-name="gr170" draw:text-style-name="P12" draw:layer="layout" draw:type="line" svg:x1="4.241cm" svg:y1="17.649cm" svg:x2="20.294cm" svg:y2="5.253cm" draw:start-shape="id110" draw:start-glue-point="1" draw:end-shape="id104" draw:end-glue-point="3" svg:d="M4241 17649l16053-12396" svg:viewBox="0 0 16054 12397">
          <text:p/>
        </draw:connector>
        <draw:custom-shape draw:style-name="gr171" draw:text-style-name="P55" xml:id="id113" draw:id="id113" draw:layer="layout" svg:width="3.159cm" svg:height="1.217cm" svg:x="17.771cm" svg:y="12.014cm">
          <text:p text:style-name="P41"><text:span text:style-name="T24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01cm">
          <draw:text-box>
            <text:p><text:span text:style-name="T17">Visitation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onnector draw:style-name="gr141" draw:text-style-name="P45" draw:layer="layout" draw:type="line" svg:x1="25.114cm" svg:y1="9.479cm" svg:x2="22.15cm" svg:y2="6.07cm" draw:start-shape="id119" draw:start-glue-point="0" draw:end-shape="id120" draw:end-glue-point="2" svg:d="M25114 9479l-2964-3409" svg:viewBox="0 0 2965 3410">
          <text:p/>
        </draw:connector>
        <draw:custom-shape draw:style-name="gr172" draw:text-style-name="P46" xml:id="id133" draw:id="id133" draw:layer="layout" svg:width="3.16cm" svg:height="1.466cm" svg:x="2.243cm" svg:y="2.217cm">
          <text:p text:style-name="P3"><text:span text:style-name="T22">Hive</text:span></text:p>
          <text:p text:style-name="P3"><text:span text:style-name="T22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6" xml:id="id125" draw:id="id125" draw:layer="layout" svg:width="3.16cm" svg:height="1.263cm" svg:x="1.906cm" svg:y="11.904cm">
          <text:p text:style-name="P3"><text:span text:style-name="T22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6" xml:id="id121" draw:id="id121" draw:layer="layout" svg:width="3.159cm" svg:height="1.41cm" svg:x="8.636cm" svg:y="18.791cm">
          <text:p text:style-name="P3"><text:span text:style-name="T22">Grand </text:span></text:p>
          <text:p text:style-name="P3"><text:span text:style-name="T22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6" xml:id="id126" draw:id="id126" draw:layer="layout" svg:width="3.16cm" svg:height="1.262cm" svg:x="1.081cm" svg:y="17.018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36" draw:layer="layout" draw:type="line" svg:x1="11.795cm" svg:y1="19.496cm" svg:x2="25.22cm" svg:y2="16.861cm" draw:start-shape="id121" draw:start-glue-point="1" draw:end-shape="id122" draw:end-glue-point="2" svg:d="M11795 19496l13425-2635" svg:viewBox="0 0 13426 2636">
          <text:p/>
        </draw:connector>
        <draw:custom-shape draw:style-name="gr143" draw:text-style-name="P46" xml:id="id124" draw:id="id124" draw:layer="layout" svg:width="3.388cm" svg:height="1.523cm" svg:x="7.651cm" svg:y="1.1cm">
          <text:p text:style-name="P3"><text:span text:style-name="T22">Weight</text:span></text:p>
          <text:p text:style-name="P3"><text:span text:style-name="T22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6" xml:id="id123" draw:id="id123" draw:layer="layout" svg:width="3.16cm" svg:height="1.546cm" svg:x="15.907cm" svg:y="2.116cm">
          <text:p text:style-name="P3"><text:span text:style-name="T22">Seeds per</text:span></text:p>
          <text:p text:style-name="P3"><text:span text:style-name="T22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8" xml:id="id119" draw:id="id119" draw:layer="layout" svg:width="3.402cm" svg:height="1.748cm" svg:x="23.413cm" svg:y="9.479cm">
          <text:p text:style-name="P41"><text:span text:style-name="T22">Pod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text-style-name="P49" draw:layer="layout" draw:type="line" svg:x1="15.907cm" svg:y1="2.889cm" svg:x2="11.039cm" svg:y2="1.861cm" draw:start-shape="id123" draw:start-glue-point="3" draw:end-shape="id124" draw:end-glue-point="1" svg:d="M15907 2889l-4868-1028" svg:viewBox="0 0 4869 1029">
          <text:p/>
        </draw:connector>
        <draw:connector draw:style-name="gr147" draw:text-style-name="P49" draw:layer="layout" draw:type="line" svg:x1="3.486cm" svg:y1="11.904cm" svg:x2="9.345cm" svg:y2="2.623cm" draw:start-shape="id125" draw:start-glue-point="0" draw:end-shape="id124" draw:end-glue-point="2" svg:d="M3486 11904l5859-9281" svg:viewBox="0 0 5860 9282">
          <text:p/>
        </draw:connector>
        <draw:connector draw:style-name="gr148" draw:text-style-name="P50" draw:layer="layout" draw:type="line" svg:x1="4.241cm" svg:y1="17.649cm" svg:x2="16.397cm" svg:y2="15.078cm" draw:start-shape="id126" draw:start-glue-point="1" draw:end-shape="id127" draw:end-glue-point="2" svg:d="M4241 17649l12156-2571" svg:viewBox="0 0 12157 2572">
          <text:p/>
        </draw:connector>
        <draw:connector draw:style-name="gr149" draw:text-style-name="P50" draw:layer="layout" draw:type="line" svg:x1="5.066cm" svg:y1="12.535cm" svg:x2="16.397cm" svg:y2="15.078cm" draw:start-shape="id125" draw:start-glue-point="1" draw:end-shape="id127" draw:end-glue-point="2" svg:d="M5066 12535l11331 2543" svg:viewBox="0 0 11332 2544">
          <text:p/>
        </draw:connector>
        <draw:connector draw:style-name="gr150" draw:text-style-name="P49" xml:id="id127" draw:id="id127" draw:layer="layout" draw:type="line" svg:x1="16.397cm" svg:y1="15.078cm" svg:x2="23.64cm" svg:y2="16.129cm" draw:end-shape="id122" draw:end-glue-point="3" svg:d="M16397 15078l7243 1051" svg:viewBox="0 0 7244 1052">
          <text:p/>
        </draw:connector>
        <draw:connector draw:style-name="gr151" draw:text-style-name="P50" draw:layer="layout" draw:type="line" svg:x1="20.822cm" svg:y1="19.053cm" svg:x2="25.22cm" svg:y2="16.861cm" draw:start-shape="id128" draw:start-glue-point="0" draw:end-shape="id122" draw:end-glue-point="2" svg:d="M20822 19053l4398-2192" svg:viewBox="0 0 4399 2193">
          <text:p/>
        </draw:connector>
        <draw:connector draw:style-name="gr152" draw:text-style-name="P49" draw:layer="layout" draw:type="line" svg:x1="4.241cm" svg:y1="17.649cm" svg:x2="17.771cm" svg:y2="12.622cm" draw:start-shape="id126" draw:start-glue-point="1" draw:end-shape="id129" draw:end-glue-point="3" svg:d="M4241 17649l13530-5027" svg:viewBox="0 0 13531 5028">
          <text:p/>
        </draw:connector>
        <draw:connector draw:style-name="gr178" draw:text-style-name="P50" draw:layer="layout" draw:type="line" svg:x1="10.215cm" svg:y1="18.791cm" svg:x2="6.853cm" svg:y2="14.425cm" draw:start-shape="id121" draw:start-glue-point="0" draw:end-shape="id130" draw:end-glue-point="2" svg:d="M10215 18791l-3362-4366" svg:viewBox="0 0 3363 4367">
          <text:p/>
        </draw:connector>
        <draw:connector draw:style-name="gr179" draw:text-style-name="P50" draw:layer="layout" draw:type="line" svg:x1="2.661cm" svg:y1="17.018cm" svg:x2="6.853cm" svg:y2="14.425cm" draw:start-shape="id126" draw:start-glue-point="0" draw:end-shape="id130" draw:end-glue-point="2" svg:d="M2661 17018l4192-2593" svg:viewBox="0 0 4193 2594">
          <text:p/>
        </draw:connector>
        <draw:connector draw:style-name="gr120" draw:text-style-name="P37" draw:layer="layout" draw:type="line" svg:x1="20.822cm" svg:y1="19.053cm" svg:x2="10.011cm" svg:y2="6.673cm" draw:start-shape="id128" draw:start-glue-point="0" draw:end-shape="id131" draw:end-glue-point="2" svg:d="M20822 19053l-10811-12380" svg:viewBox="0 0 10812 12381">
          <text:p/>
        </draw:connector>
        <draw:connector draw:style-name="gr154" draw:text-style-name="P36" draw:layer="layout" draw:type="line" svg:x1="9.264cm" svg:y1="8.667cm" svg:x2="23.413cm" svg:y2="10.353cm" draw:start-shape="id132" draw:start-glue-point="1" draw:end-shape="id119" draw:end-glue-point="3" svg:d="M9264 8667l14149 1686" svg:viewBox="0 0 14150 1687">
          <text:p/>
        </draw:connector>
        <draw:connector draw:style-name="gr155" draw:text-style-name="P50" draw:layer="layout" draw:type="line" svg:x1="11.591cm" svg:y1="5.918cm" svg:x2="23.413cm" svg:y2="10.353cm" draw:start-shape="id131" draw:start-glue-point="1" draw:end-shape="id119" draw:end-glue-point="3" svg:d="M11591 5918l11822 4435" svg:viewBox="0 0 11823 4436">
          <text:p/>
        </draw:connector>
        <draw:connector draw:style-name="gr156" draw:text-style-name="P49" draw:layer="layout" draw:type="line" svg:x1="25.22cm" svg:y1="15.397cm" svg:x2="25.114cm" svg:y2="11.227cm" draw:start-shape="id122" draw:start-glue-point="0" draw:end-shape="id119" draw:end-glue-point="2" svg:d="M25220 15397l-106-4170" svg:viewBox="0 0 107 4171">
          <text:p/>
        </draw:connector>
        <draw:connector draw:style-name="gr157" draw:text-style-name="P49" draw:layer="layout" draw:type="line" svg:x1="17.771cm" svg:y1="12.622cm" svg:x2="23.413cm" svg:y2="10.353cm" draw:start-shape="id129" draw:start-glue-point="3" draw:end-shape="id119" draw:end-glue-point="3" svg:d="M17771 12622l5642-2269" svg:viewBox="0 0 5643 2270">
          <text:p/>
        </draw:connector>
        <draw:connector draw:style-name="gr142" draw:text-style-name="P49" draw:layer="layout" draw:type="line" svg:x1="3.486cm" svg:y1="11.904cm" svg:x2="7.684cm" svg:y2="9.429cm" draw:start-shape="id125" draw:start-glue-point="0" draw:end-shape="id132" draw:end-glue-point="2" svg:d="M3486 11904l4198-2475" svg:viewBox="0 0 4199 2476">
          <text:p/>
        </draw:connector>
        <draw:connector draw:style-name="gr180" draw:text-style-name="P36" draw:layer="layout" draw:type="line" svg:x1="19.242cm" svg:y1="19.758cm" svg:x2="7.684cm" svg:y2="9.429cm" draw:start-shape="id128" draw:start-glue-point="3" draw:end-shape="id132" draw:end-glue-point="2" svg:d="M19242 19758l-11558-10329" svg:viewBox="0 0 11559 10330">
          <text:p/>
        </draw:connector>
        <draw:connector draw:style-name="gr181" draw:text-style-name="P49" draw:layer="layout" draw:type="line" svg:x1="3.823cm" svg:y1="3.683cm" svg:x2="7.684cm" svg:y2="7.906cm" draw:start-shape="id133" draw:start-glue-point="2" draw:end-shape="id132" draw:end-glue-point="0" svg:d="M3823 3683l3861 4223" svg:viewBox="0 0 3862 4224">
          <text:p/>
        </draw:connector>
        <draw:connector draw:style-name="gr152" draw:text-style-name="P49" xml:id="id130" draw:id="id130" draw:layer="layout" draw:type="line" svg:x1="6.853cm" svg:y1="14.425cm" svg:x2="7.684cm" svg:y2="9.429cm" draw:end-shape="id132" draw:end-glue-point="2" svg:d="M6853 14425l831-4996" svg:viewBox="0 0 832 4997">
          <text:p/>
        </draw:connector>
        <draw:connector draw:style-name="gr182" draw:text-style-name="P38" draw:layer="layout" draw:type="line" svg:x1="12.318cm" svg:y1="16.336cm" svg:x2="7.684cm" svg:y2="9.429cm" draw:start-shape="id134" draw:start-glue-point="0" draw:end-shape="id132" draw:end-glue-point="2" svg:d="M12318 16336l-4634-6907" svg:viewBox="0 0 4635 6908">
          <text:p/>
        </draw:connector>
        <draw:custom-shape draw:style-name="gr183" draw:text-style-name="P34" xml:id="id132" draw:id="id132" draw:layer="layout" svg:width="3.16cm" svg:height="1.523cm" svg:x="6.104cm" svg:y="7.906cm">
          <text:p text:style-name="P3"><text:span text:style-name="T19">Honey bee</text:span></text:p>
          <text:p text:style-name="P3"><text:span text:style-name="T1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xml:id="id131" draw:id="id131" draw:layer="layout" svg:width="3.16cm" svg:height="1.51cm" svg:x="8.431cm" svg:y="5.163cm">
          <text:p text:style-name="P3"><text:span text:style-name="T19">Pollen</text:span></text:p>
          <text:p text:style-name="P3"><text:span text:style-name="T1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36" draw:layer="layout" draw:type="line" svg:x1="2.661cm" svg:y1="17.018cm" svg:x2="17.487cm" svg:y2="3.662cm" draw:start-shape="id126" draw:start-glue-point="0" draw:end-shape="id123" draw:end-glue-point="2" svg:d="M2661 17018l14826-13356" svg:viewBox="0 0 14827 13357">
          <text:p/>
        </draw:connector>
        <draw:custom-shape draw:style-name="gr160" draw:text-style-name="P46" xml:id="id122" draw:id="id122" draw:layer="layout" svg:width="3.16cm" svg:height="1.464cm" svg:x="23.64cm" svg:y="15.39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4" xml:id="id128" draw:id="id128" draw:layer="layout" svg:width="3.16cm" svg:height="1.41cm" svg:x="19.242cm" svg:y="19.053cm">
          <text:p text:style-name="P3"><text:span text:style-name="T19">Distance</text:span></text:p>
          <text:p text:style-name="P3"><text:span text:style-name="T1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38" draw:layer="layout" draw:type="line" svg:x1="7.684cm" svg:y1="7.906cm" svg:x2="10.011cm" svg:y2="6.673cm" draw:start-shape="id132" draw:start-glue-point="0" draw:end-shape="id131" draw:end-glue-point="2" svg:d="M7684 7906l2327-1233" svg:viewBox="0 0 2328 1234">
          <text:p/>
        </draw:connector>
        <draw:connector draw:style-name="gr184" draw:text-style-name="P36" draw:layer="layout" draw:type="line" svg:x1="19.242cm" svg:y1="19.758cm" svg:x2="14.068cm" svg:y2="17.103cm" draw:start-shape="id128" draw:start-glue-point="3" draw:end-shape="id134" draw:end-glue-point="1" svg:d="M19242 19758l-5174-2655" svg:viewBox="0 0 5175 2656">
          <text:p/>
        </draw:connector>
        <draw:connector draw:style-name="gr164" draw:text-style-name="P52" draw:layer="layout" draw:type="line" svg:x1="10.011cm" svg:y1="5.163cm" svg:x2="9.345cm" svg:y2="2.623cm" draw:start-shape="id131" draw:start-glue-point="0" draw:end-shape="id124" draw:end-glue-point="2" svg:d="M10011 5163l-666-2540" svg:viewBox="0 0 667 2541">
          <text:p/>
        </draw:connector>
        <draw:connector draw:style-name="gr164" draw:text-style-name="P53" draw:layer="layout" draw:type="line" svg:x1="11.591cm" svg:y1="5.918cm" svg:x2="17.487cm" svg:y2="3.662cm" draw:start-shape="id131" draw:start-glue-point="1" draw:end-shape="id123" draw:end-glue-point="2" svg:d="M11591 5918l5896-2256" svg:viewBox="0 0 5897 2257">
          <text:p/>
        </draw:connector>
        <draw:custom-shape draw:style-name="gr185" draw:text-style-name="P55" xml:id="id134" draw:id="id134" draw:layer="layout" svg:width="3.499cm" svg:height="1.534cm" svg:x="10.569cm" svg:y="16.336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6" draw:text-style-name="P54" draw:layer="layout" draw:type="line" svg:x1="19.35cm" svg:y1="12.014cm" svg:x2="17.487cm" svg:y2="3.662cm" draw:start-shape="id129" draw:start-glue-point="0" draw:end-shape="id123" draw:end-glue-point="2" svg:d="M19350 12014l-1863-8352" svg:viewBox="0 0 1864 8353">
          <text:p/>
        </draw:connector>
        <draw:connector draw:style-name="gr167" draw:text-style-name="P39" draw:layer="layout" draw:type="line" svg:x1="17.771cm" svg:y1="12.622cm" svg:x2="11.039cm" svg:y2="1.861cm" draw:start-shape="id129" draw:end-shape="id124" svg:d="M17771 12622l-6732-10761" svg:viewBox="0 0 6733 10762">
          <text:p/>
        </draw:connector>
        <draw:connector draw:style-name="gr155" draw:text-style-name="P54" draw:layer="layout" draw:type="line" svg:x1="25.22cm" svg:y1="15.397cm" svg:x2="19.35cm" svg:y2="13.231cm" draw:start-shape="id122" draw:start-glue-point="0" draw:end-shape="id129" draw:end-glue-point="2" svg:d="M25220 15397l-5870-2166" svg:viewBox="0 0 5871 2167">
          <text:p/>
        </draw:connector>
        <draw:connector draw:style-name="gr162" draw:text-style-name="P52" draw:layer="layout" draw:type="line" svg:x1="20.822cm" svg:y1="19.053cm" svg:x2="19.35cm" svg:y2="13.231cm" draw:start-shape="id128" draw:start-glue-point="0" draw:end-shape="id129" draw:end-glue-point="2" svg:d="M20822 19053l-1472-5822" svg:viewBox="0 0 1473 5823">
          <text:p/>
        </draw:connector>
        <draw:custom-shape draw:style-name="gr186" draw:text-style-name="P55" xml:id="id120" draw:id="id120" draw:layer="layout" svg:width="3.713cm" svg:height="1.634cm" svg:x="20.294cm" svg:y="4.436cm">
          <text:p text:style-name="P41"><text:span text:style-name="T24">Flowers per</text:span></text:p>
          <text:p text:style-name="P41"><text:span text:style-name="T24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5" draw:layer="layout" draw:type="line" svg:x1="19.35cm" svg:y1="12.014cm" svg:x2="22.15cm" svg:y2="6.07cm" draw:start-shape="id129" draw:start-glue-point="0" draw:end-shape="id120" draw:end-glue-point="2" svg:d="M19350 12014l2800-5944" svg:viewBox="0 0 2801 5945">
          <text:p/>
        </draw:connector>
        <draw:connector draw:style-name="gr170" draw:text-style-name="P12" draw:layer="layout" draw:type="line" svg:x1="4.241cm" svg:y1="17.649cm" svg:x2="20.294cm" svg:y2="5.253cm" draw:start-shape="id126" draw:start-glue-point="1" draw:end-shape="id120" draw:end-glue-point="3" svg:d="M4241 17649l16053-12396" svg:viewBox="0 0 16054 12397">
          <text:p/>
        </draw:connector>
        <draw:custom-shape draw:style-name="gr187" draw:text-style-name="P55" xml:id="id129" draw:id="id129" draw:layer="layout" svg:width="3.159cm" svg:height="1.217cm" svg:x="17.771cm" svg:y="12.014cm">
          <text:p text:style-name="P41"><text:span text:style-name="T24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01cm">
          <draw:text-box>
            <text:p><text:span text:style-name="T17">Pollen deposition component</text:span></text:p>
            <text:p><text:span text:style-name="T17"/></text:p>
          </draw:text-box>
        </draw:frame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02" draw:text-style-name="P12" draw:layer="layout" draw:type="line" svg:x1="25.114cm" svg:y1="9.479cm" svg:x2="22.15cm" svg:y2="6.07cm" draw:start-shape="id135" draw:start-glue-point="0" draw:end-shape="id136" draw:end-glue-point="2" svg:d="M25114 9479l-2964-3409" svg:viewBox="0 0 2965 3410">
          <text:p/>
        </draw:connector>
        <draw:custom-shape draw:style-name="gr172" draw:text-style-name="P46" xml:id="id149" draw:id="id149" draw:layer="layout" svg:width="3.16cm" svg:height="1.466cm" svg:x="2.243cm" svg:y="2.217cm">
          <text:p text:style-name="P3"><text:span text:style-name="T22">Hive</text:span></text:p>
          <text:p text:style-name="P3"><text:span text:style-name="T22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6" xml:id="id141" draw:id="id141" draw:layer="layout" svg:width="3.16cm" svg:height="1.263cm" svg:x="1.906cm" svg:y="11.904cm">
          <text:p text:style-name="P3"><text:span text:style-name="T22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6" xml:id="id137" draw:id="id137" draw:layer="layout" svg:width="3.159cm" svg:height="1.41cm" svg:x="8.636cm" svg:y="18.791cm">
          <text:p text:style-name="P3"><text:span text:style-name="T22">Grand </text:span></text:p>
          <text:p text:style-name="P3"><text:span text:style-name="T22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6" xml:id="id142" draw:id="id142" draw:layer="layout" svg:width="3.16cm" svg:height="1.262cm" svg:x="1.081cm" svg:y="17.018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36" draw:layer="layout" draw:type="line" svg:x1="11.795cm" svg:y1="19.496cm" svg:x2="25.22cm" svg:y2="16.861cm" draw:start-shape="id137" draw:start-glue-point="1" draw:end-shape="id138" draw:end-glue-point="2" svg:d="M11795 19496l13425-2635" svg:viewBox="0 0 13426 2636">
          <text:p/>
        </draw:connector>
        <draw:custom-shape draw:style-name="gr109" draw:text-style-name="P34" xml:id="id140" draw:id="id140" draw:layer="layout" svg:width="3.388cm" svg:height="1.523cm" svg:x="7.651cm" svg:y="1.1cm">
          <text:p text:style-name="P3"><text:span text:style-name="T19">Weight</text:span></text:p>
          <text:p text:style-name="P3"><text:span text:style-name="T1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139" draw:id="id139" draw:layer="layout" svg:width="3.16cm" svg:height="1.546cm" svg:x="15.907cm" svg:y="2.116cm">
          <text:p text:style-name="P3"><text:span text:style-name="T19">Seeds per</text:span></text:p>
          <text:p text:style-name="P3"><text:span text:style-name="T1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4" xml:id="id135" draw:id="id135" draw:layer="layout" svg:width="3.402cm" svg:height="1.748cm" svg:x="23.413cm" svg:y="9.479cm">
          <text:p text:style-name="P3"><text:span text:style-name="T19">Pod </text:span></text:p>
          <text:p text:style-name="P3"><text:span text:style-name="T1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2" draw:text-style-name="P36" draw:layer="layout" draw:type="line" svg:x1="15.907cm" svg:y1="2.889cm" svg:x2="11.039cm" svg:y2="1.861cm" draw:start-shape="id139" draw:start-glue-point="3" draw:end-shape="id140" draw:end-glue-point="1" svg:d="M15907 2889l-4868-1028" svg:viewBox="0 0 4869 1029">
          <text:p/>
        </draw:connector>
        <draw:connector draw:style-name="gr147" draw:text-style-name="P49" draw:layer="layout" draw:type="line" svg:x1="3.486cm" svg:y1="11.904cm" svg:x2="9.345cm" svg:y2="2.623cm" draw:start-shape="id141" draw:start-glue-point="0" draw:end-shape="id140" draw:end-glue-point="2" svg:d="M3486 11904l5859-9281" svg:viewBox="0 0 5860 9282">
          <text:p/>
        </draw:connector>
        <draw:connector draw:style-name="gr148" draw:text-style-name="P37" draw:layer="layout" draw:type="line" svg:x1="4.241cm" svg:y1="17.649cm" svg:x2="16.397cm" svg:y2="15.078cm" draw:start-shape="id142" draw:start-glue-point="1" draw:end-shape="id143" draw:end-glue-point="2" svg:d="M4241 17649l12156-2571" svg:viewBox="0 0 12157 2572">
          <text:p/>
        </draw:connector>
        <draw:connector draw:style-name="gr149" draw:text-style-name="P37" draw:layer="layout" draw:type="line" svg:x1="5.066cm" svg:y1="12.535cm" svg:x2="16.397cm" svg:y2="15.078cm" draw:start-shape="id141" draw:start-glue-point="1" draw:end-shape="id143" draw:end-glue-point="2" svg:d="M5066 12535l11331 2543" svg:viewBox="0 0 11332 2544">
          <text:p/>
        </draw:connector>
        <draw:connector draw:style-name="gr150" draw:text-style-name="P49" xml:id="id143" draw:id="id143" draw:layer="layout" draw:type="line" svg:x1="16.397cm" svg:y1="15.078cm" svg:x2="23.64cm" svg:y2="16.129cm" draw:end-shape="id138" draw:end-glue-point="3" svg:d="M16397 15078l7243 1051" svg:viewBox="0 0 7244 1052">
          <text:p/>
        </draw:connector>
        <draw:connector draw:style-name="gr151" draw:text-style-name="P37" draw:layer="layout" draw:type="line" svg:x1="20.822cm" svg:y1="19.053cm" svg:x2="25.22cm" svg:y2="16.861cm" draw:start-shape="id144" draw:start-glue-point="0" draw:end-shape="id138" draw:end-glue-point="2" svg:d="M20822 19053l4398-2192" svg:viewBox="0 0 4399 2193">
          <text:p/>
        </draw:connector>
        <draw:connector draw:style-name="gr152" draw:text-style-name="P36" draw:layer="layout" draw:type="line" svg:x1="4.241cm" svg:y1="17.649cm" svg:x2="17.771cm" svg:y2="12.622cm" draw:start-shape="id142" draw:start-glue-point="1" draw:end-shape="id145" draw:end-glue-point="3" svg:d="M4241 17649l13530-5027" svg:viewBox="0 0 13531 5028">
          <text:p/>
        </draw:connector>
        <draw:connector draw:style-name="gr178" draw:text-style-name="P50" draw:layer="layout" draw:type="line" svg:x1="10.215cm" svg:y1="18.791cm" svg:x2="6.853cm" svg:y2="14.425cm" draw:start-shape="id137" draw:start-glue-point="0" draw:end-shape="id146" draw:end-glue-point="2" svg:d="M10215 18791l-3362-4366" svg:viewBox="0 0 3363 4367">
          <text:p/>
        </draw:connector>
        <draw:connector draw:style-name="gr119" draw:text-style-name="P37" draw:layer="layout" draw:type="line" svg:x1="2.661cm" svg:y1="17.018cm" svg:x2="6.853cm" svg:y2="14.425cm" draw:start-shape="id142" draw:start-glue-point="0" draw:end-shape="id146" draw:end-glue-point="2" svg:d="M2661 17018l4192-2593" svg:viewBox="0 0 4193 2594">
          <text:p/>
        </draw:connector>
        <draw:connector draw:style-name="gr153" draw:text-style-name="P37" draw:layer="layout" draw:type="line" svg:x1="20.822cm" svg:y1="19.053cm" svg:x2="10.011cm" svg:y2="6.673cm" draw:start-shape="id144" draw:start-glue-point="0" draw:end-shape="id147" draw:end-glue-point="2" svg:d="M20822 19053l-10811-12380" svg:viewBox="0 0 10812 12381">
          <text:p/>
        </draw:connector>
        <draw:connector draw:style-name="gr154" draw:text-style-name="P36" draw:layer="layout" draw:type="line" svg:x1="9.264cm" svg:y1="8.667cm" svg:x2="23.413cm" svg:y2="10.353cm" draw:start-shape="id148" draw:start-glue-point="1" draw:end-shape="id135" draw:end-glue-point="3" svg:d="M9264 8667l14149 1686" svg:viewBox="0 0 14150 1687">
          <text:p/>
        </draw:connector>
        <draw:connector draw:style-name="gr122" draw:text-style-name="P37" draw:layer="layout" draw:type="line" svg:x1="11.591cm" svg:y1="5.918cm" svg:x2="23.413cm" svg:y2="10.353cm" draw:start-shape="id147" draw:start-glue-point="1" draw:end-shape="id135" draw:end-glue-point="3" svg:d="M11591 5918l11822 4435" svg:viewBox="0 0 11823 4436">
          <text:p/>
        </draw:connector>
        <draw:connector draw:style-name="gr123" draw:text-style-name="P36" draw:layer="layout" draw:type="line" svg:x1="25.22cm" svg:y1="15.397cm" svg:x2="25.114cm" svg:y2="11.227cm" draw:start-shape="id138" draw:start-glue-point="0" draw:end-shape="id135" draw:end-glue-point="2" svg:d="M25220 15397l-106-4170" svg:viewBox="0 0 107 4171">
          <text:p/>
        </draw:connector>
        <draw:connector draw:style-name="gr124" draw:text-style-name="P36" draw:layer="layout" draw:type="line" svg:x1="17.771cm" svg:y1="12.622cm" svg:x2="23.413cm" svg:y2="10.353cm" draw:start-shape="id145" draw:start-glue-point="3" draw:end-shape="id135" draw:end-glue-point="3" svg:d="M17771 12622l5642-2269" svg:viewBox="0 0 5643 2270">
          <text:p/>
        </draw:connector>
        <draw:connector draw:style-name="gr142" draw:text-style-name="P49" draw:layer="layout" draw:type="line" svg:x1="3.486cm" svg:y1="11.904cm" svg:x2="7.684cm" svg:y2="9.429cm" draw:start-shape="id141" draw:start-glue-point="0" draw:end-shape="id148" draw:end-glue-point="2" svg:d="M3486 11904l4198-2475" svg:viewBox="0 0 4199 2476">
          <text:p/>
        </draw:connector>
        <draw:connector draw:style-name="gr180" draw:text-style-name="P36" draw:layer="layout" draw:type="line" svg:x1="19.242cm" svg:y1="19.758cm" svg:x2="7.684cm" svg:y2="9.429cm" draw:start-shape="id144" draw:start-glue-point="3" draw:end-shape="id148" draw:end-glue-point="2" svg:d="M19242 19758l-11558-10329" svg:viewBox="0 0 11559 10330">
          <text:p/>
        </draw:connector>
        <draw:connector draw:style-name="gr181" draw:text-style-name="P49" draw:layer="layout" draw:type="line" svg:x1="3.823cm" svg:y1="3.683cm" svg:x2="7.684cm" svg:y2="7.906cm" draw:start-shape="id149" draw:start-glue-point="2" draw:end-shape="id148" draw:end-glue-point="0" svg:d="M3823 3683l3861 4223" svg:viewBox="0 0 3862 4224">
          <text:p/>
        </draw:connector>
        <draw:connector draw:style-name="gr152" draw:text-style-name="P49" xml:id="id146" draw:id="id146" draw:layer="layout" draw:type="line" svg:x1="6.853cm" svg:y1="14.425cm" svg:x2="7.684cm" svg:y2="9.429cm" draw:end-shape="id148" draw:end-glue-point="2" svg:d="M6853 14425l831-4996" svg:viewBox="0 0 832 4997">
          <text:p/>
        </draw:connector>
        <draw:connector draw:style-name="gr182" draw:text-style-name="P54" draw:layer="layout" draw:type="line" svg:x1="12.318cm" svg:y1="16.336cm" svg:x2="7.684cm" svg:y2="9.429cm" draw:start-shape="id150" draw:start-glue-point="0" draw:end-shape="id148" draw:end-glue-point="2" svg:d="M12318 16336l-4634-6907" svg:viewBox="0 0 4635 6908">
          <text:p/>
        </draw:connector>
        <draw:custom-shape draw:style-name="gr188" draw:text-style-name="P46" xml:id="id148" draw:id="id148" draw:layer="layout" svg:width="3.16cm" svg:height="1.523cm" svg:x="6.104cm" svg:y="7.906cm">
          <text:p text:style-name="P3"><text:span text:style-name="T22">Honey bee</text:span></text:p>
          <text:p text:style-name="P3"><text:span text:style-name="T22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xml:id="id147" draw:id="id147" draw:layer="layout" svg:width="3.16cm" svg:height="1.51cm" svg:x="8.431cm" svg:y="5.163cm">
          <text:p text:style-name="P3"><text:span text:style-name="T19">Pollen</text:span></text:p>
          <text:p text:style-name="P3"><text:span text:style-name="T1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36" draw:layer="layout" draw:type="line" svg:x1="2.661cm" svg:y1="17.018cm" svg:x2="17.487cm" svg:y2="3.662cm" draw:start-shape="id142" draw:start-glue-point="0" draw:end-shape="id139" draw:end-glue-point="2" svg:d="M2661 17018l14826-13356" svg:viewBox="0 0 14827 13357">
          <text:p/>
        </draw:connector>
        <draw:custom-shape draw:style-name="gr130" draw:text-style-name="P34" xml:id="id138" draw:id="id138" draw:layer="layout" svg:width="3.16cm" svg:height="1.464cm" svg:x="23.64cm" svg:y="15.397cm">
          <text:p text:style-name="P3"><text:span text:style-name="T19">Plant </text:span></text:p>
          <text:p text:style-name="P3"><text:span text:style-name="T1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46" xml:id="id144" draw:id="id144" draw:layer="layout" svg:width="3.16cm" svg:height="1.41cm" svg:x="19.242cm" svg:y="19.053cm">
          <text:p text:style-name="P3"><text:span text:style-name="T22">Distance</text:span></text:p>
          <text:p text:style-name="P3"><text:span text:style-name="T22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2" draw:text-style-name="P38" draw:layer="layout" draw:type="line" svg:x1="7.684cm" svg:y1="7.906cm" svg:x2="10.011cm" svg:y2="6.673cm" draw:start-shape="id148" draw:start-glue-point="0" draw:end-shape="id147" draw:end-glue-point="2" svg:d="M7684 7906l2327-1233" svg:viewBox="0 0 2328 1234">
          <text:p/>
        </draw:connector>
        <draw:connector draw:style-name="gr184" draw:text-style-name="P49" draw:layer="layout" draw:type="line" svg:x1="19.242cm" svg:y1="19.758cm" svg:x2="14.068cm" svg:y2="17.103cm" draw:start-shape="id144" draw:start-glue-point="3" draw:end-shape="id150" draw:end-glue-point="1" svg:d="M19242 19758l-5174-2655" svg:viewBox="0 0 5175 2656">
          <text:p/>
        </draw:connector>
        <draw:connector draw:style-name="gr134" draw:text-style-name="P39" draw:layer="layout" draw:type="line" svg:x1="10.011cm" svg:y1="5.163cm" svg:x2="9.345cm" svg:y2="2.623cm" draw:start-shape="id147" draw:start-glue-point="0" draw:end-shape="id140" draw:end-glue-point="2" svg:d="M10011 5163l-666-2540" svg:viewBox="0 0 667 2541">
          <text:p/>
        </draw:connector>
        <draw:connector draw:style-name="gr134" draw:text-style-name="P40" draw:layer="layout" draw:type="line" svg:x1="11.591cm" svg:y1="5.918cm" svg:x2="17.487cm" svg:y2="3.662cm" draw:start-shape="id147" draw:start-glue-point="1" draw:end-shape="id139" draw:end-glue-point="2" svg:d="M11591 5918l5896-2256" svg:viewBox="0 0 5897 2257">
          <text:p/>
        </draw:connector>
        <draw:custom-shape draw:style-name="gr190" draw:text-style-name="P55" xml:id="id150" draw:id="id150" draw:layer="layout" svg:width="3.499cm" svg:height="1.534cm" svg:x="10.569cm" svg:y="16.336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38" draw:layer="layout" draw:type="line" svg:x1="19.35cm" svg:y1="12.014cm" svg:x2="17.487cm" svg:y2="3.662cm" draw:start-shape="id145" draw:start-glue-point="0" draw:end-shape="id139" draw:end-glue-point="2" svg:d="M19350 12014l-1863-8352" svg:viewBox="0 0 1864 8353">
          <text:p/>
        </draw:connector>
        <draw:connector draw:style-name="gr91" draw:text-style-name="P39" draw:layer="layout" draw:type="line" svg:x1="17.771cm" svg:y1="12.622cm" svg:x2="11.039cm" svg:y2="1.861cm" draw:start-shape="id145" draw:end-shape="id140" svg:d="M17771 12622l-6732-10761" svg:viewBox="0 0 6733 10762">
          <text:p/>
        </draw:connector>
        <draw:connector draw:style-name="gr122" draw:text-style-name="P38" draw:layer="layout" draw:type="line" svg:x1="25.22cm" svg:y1="15.397cm" svg:x2="19.35cm" svg:y2="13.231cm" draw:start-shape="id138" draw:start-glue-point="0" draw:end-shape="id145" draw:end-glue-point="2" svg:d="M25220 15397l-5870-2166" svg:viewBox="0 0 5871 2167">
          <text:p/>
        </draw:connector>
        <draw:connector draw:style-name="gr162" draw:text-style-name="P39" draw:layer="layout" draw:type="line" svg:x1="20.822cm" svg:y1="19.053cm" svg:x2="19.35cm" svg:y2="13.231cm" draw:start-shape="id144" draw:start-glue-point="0" draw:end-shape="id145" draw:end-glue-point="2" svg:d="M20822 19053l-1472-5822" svg:viewBox="0 0 1473 5823">
          <text:p/>
        </draw:connector>
        <draw:custom-shape draw:style-name="gr191" draw:text-style-name="P43" xml:id="id136" draw:id="id136" draw:layer="layout" svg:width="3.713cm" svg:height="1.634cm" svg:x="20.294cm" svg:y="4.436cm">
          <text:p text:style-name="P41"><text:span text:style-name="T21">Flowers per</text:span></text:p>
          <text:p text:style-name="P41"><text:span text:style-name="T2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12" draw:layer="layout" draw:type="line" svg:x1="19.35cm" svg:y1="12.014cm" svg:x2="22.15cm" svg:y2="6.07cm" draw:start-shape="id145" draw:start-glue-point="0" draw:end-shape="id136" draw:end-glue-point="2" svg:d="M19350 12014l2800-5944" svg:viewBox="0 0 2801 5945">
          <text:p/>
        </draw:connector>
        <draw:connector draw:style-name="gr170" draw:text-style-name="P12" draw:layer="layout" draw:type="line" svg:x1="4.241cm" svg:y1="17.649cm" svg:x2="20.294cm" svg:y2="5.253cm" draw:start-shape="id142" draw:start-glue-point="1" draw:end-shape="id136" draw:end-glue-point="3" svg:d="M4241 17649l16053-12396" svg:viewBox="0 0 16054 12397">
          <text:p/>
        </draw:connector>
        <draw:custom-shape draw:style-name="gr192" draw:text-style-name="P42" xml:id="id145" draw:id="id145" draw:layer="layout" svg:width="3.159cm" svg:height="1.217cm" svg:x="17.771cm" svg:y="12.014cm">
          <text:p text:style-name="P41"><text:span text:style-name="T2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5" draw:layer="layout" svg:width="12.732cm" svg:height="1.825cm" svg:x="0.768cm" svg:y="0.101cm">
          <draw:text-box>
            <text:p><text:span text:style-name="T17">Yield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style-name="gr193" draw:text-style-name="P56" xml:id="id151" draw:id="id151" draw:layer="layout" svg:width="2.528cm" svg:height="1.164cm" svg:x="2.821cm" svg:y="7.17cm">
          <text:p text:style-name="P3"><text:span text:style-name="T25">Distance</text:span></text:p>
          <text:p text:style-name="P3"><text:span text:style-name="T25">from Edge</text:span></text:p>
          <draw:enhanced-geometry svg:viewBox="0 0 21600 21600" draw:type="rectangle" draw:enhanced-path="M 0 0 L 21600 0 21600 21600 0 21600 0 0 Z N"/>
        </draw:custom-shape>
        <draw:custom-shape draw:style-name="gr194" draw:text-style-name="P56" xml:id="id153" draw:id="id153" draw:layer="layout" svg:width="2.528cm" svg:height="1.163cm" svg:x="2.801cm" svg:y="8.514cm">
          <text:p text:style-name="P3"><text:span text:style-name="T25">Distance</text:span></text:p>
          <text:p text:style-name="P3"><text:span text:style-name="T25">from Tent</text:span></text:p>
          <draw:enhanced-geometry svg:viewBox="0 0 21600 21600" draw:type="rectangle" draw:enhanced-path="M 0 0 L 21600 0 21600 21600 0 21600 0 0 Z N"/>
        </draw:custom-shape>
        <draw:custom-shape draw:style-name="gr194" draw:text-style-name="P56" xml:id="id154" draw:id="id154" draw:layer="layout" svg:width="2.528cm" svg:height="1.163cm" svg:x="2.801cm" svg:y="9.821cm">
          <text:p text:style-name="P3"><text:span text:style-name="T25">Bay Edge/</text:span></text:p>
          <text:p text:style-name="P3"><text:span text:style-name="T25">Center</text:span></text:p>
          <draw:enhanced-geometry svg:viewBox="0 0 21600 21600" draw:type="rectangle" draw:enhanced-path="M 0 0 L 21600 0 21600 21600 0 21600 0 0 Z N"/>
        </draw:custom-shape>
        <draw:custom-shape draw:style-name="gr193" draw:text-style-name="P56" xml:id="id155" draw:id="id155" draw:layer="layout" svg:width="2.528cm" svg:height="1.164cm" svg:x="2.821cm" svg:y="11.11cm">
          <text:p text:style-name="P3"><text:span text:style-name="T25">Female </text:span></text:p>
          <text:p text:style-name="P3"><text:span text:style-name="T25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51" draw:start-glue-point="1" draw:end-shape="id152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53" draw:start-glue-point="1" draw:end-shape="id152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54" draw:start-glue-point="1" draw:end-shape="id152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55" draw:start-glue-point="1" draw:end-shape="id152" draw:end-glue-point="8" svg:d="M5349 11692l3502-5718" svg:viewBox="0 0 3503 5719">
          <text:p/>
        </draw:connector>
        <draw:custom-shape draw:style-name="gr193" draw:text-style-name="P56" xml:id="id156" draw:id="id156" draw:layer="layout" svg:width="2.528cm" svg:height="1.164cm" svg:x="2.801cm" svg:y="12.41cm">
          <text:p text:style-name="P3"><text:span text:style-name="T25">Tent</text:span></text:p>
          <text:p text:style-name="P3"><text:span text:style-name="T25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56" draw:start-glue-point="1" draw:end-shape="id152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51" draw:start-glue-point="1" draw:end-shape="id157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53" draw:start-glue-point="1" draw:end-shape="id157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54" draw:start-glue-point="1" draw:end-shape="id157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55" draw:start-glue-point="1" draw:end-shape="id157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56" draw:start-glue-point="1" draw:end-shape="id157" draw:end-glue-point="4" svg:d="M5329 12992l3622 1682" svg:viewBox="0 0 3623 1683">
          <text:p/>
        </draw:connector>
        <draw:custom-shape draw:style-name="gr195" draw:text-style-name="P57" xml:id="id152" draw:id="id152" draw:layer="layout" svg:width="3.3cm" svg:height="1.6cm" svg:x="7.201cm" svg:y="4.374cm">
          <text:p text:style-name="P3"><text:span text:style-name="T26">Honey bee</text:span></text:p>
          <text:p text:style-name="P3"><text:span text:style-name="T26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57" xml:id="id157" draw:id="id157" draw:layer="layout" svg:width="3.3cm" svg:height="1.6cm" svg:x="7.301cm" svg:y="14.674cm">
          <text:p text:style-name="P3"><text:span text:style-name="T26">Leafcutter</text:span></text:p>
          <text:p text:style-name="P3"><text:span text:style-name="T26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56" xml:id="id159" draw:id="id159" draw:layer="layout" svg:width="2.528cm" svg:height="1.164cm" svg:x="7.573cm" svg:y="1.974cm">
          <text:p text:style-name="P3"><text:span text:style-name="T25">Observed</text:span></text:p>
          <text:p text:style-name="P3"><text:span text:style-name="T25">Hbee visits</text:span></text:p>
          <draw:enhanced-geometry svg:viewBox="0 0 21600 21600" draw:type="rectangle" draw:enhanced-path="M 0 0 L 21600 0 21600 21600 0 21600 0 0 Z N"/>
        </draw:custom-shape>
        <draw:custom-shape draw:style-name="gr193" draw:text-style-name="P56" xml:id="id158" draw:id="id158" draw:layer="layout" svg:width="2.528cm" svg:height="1.164cm" svg:x="7.673cm" svg:y="17.574cm">
          <text:p text:style-name="P3"><text:span text:style-name="T25">Observed</text:span></text:p>
          <text:p text:style-name="P3"><text:span text:style-name="T25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57" draw:end-shape="id158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52" draw:start-glue-point="4" draw:end-shape="id159" draw:end-glue-point="2" svg:d="M8851 4374l-14-1236" svg:viewBox="0 0 15 1237">
          <text:p/>
        </draw:connector>
        <draw:custom-shape draw:style-name="gr195" draw:text-style-name="P57" xml:id="id160" draw:id="id160" draw:layer="layout" svg:width="3.3cm" svg:height="1.6cm" svg:x="11.401cm" svg:y="9.574cm">
          <text:p text:style-name="P3"><text:span text:style-name="T26">Pollination</text:span></text:p>
          <text:p text:style-name="P3"><text:span text:style-name="T26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52" draw:start-glue-point="9" draw:end-shape="id160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57" draw:start-glue-point="11" draw:end-shape="id160" draw:end-glue-point="7" svg:d="M10118 14908l1766-3968" svg:viewBox="0 0 1767 3969">
          <text:p/>
        </draw:connector>
        <draw:custom-shape draw:style-name="gr196" draw:text-style-name="P56" xml:id="id161" draw:id="id161" draw:layer="layout" svg:width="3.028cm" svg:height="1.764cm" svg:x="11.501cm" svg:y="4.81cm">
          <text:p text:style-name="P3"><text:span text:style-name="T25">Observed</text:span></text:p>
          <text:p text:style-name="P3"><text:span text:style-name="T25">Pollen </text:span></text:p>
          <text:p text:style-name="P3"><text:span text:style-name="T25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60" draw:start-glue-point="4" draw:end-shape="id161" draw:end-glue-point="2" svg:d="M13051 9574l-36-3000" svg:viewBox="0 0 37 3001">
          <text:p/>
        </draw:connector>
        <draw:custom-shape draw:style-name="gr195" draw:text-style-name="P57" xml:id="id162" draw:id="id162" draw:layer="layout" svg:width="3.3cm" svg:height="1.6cm" svg:x="16.001cm" svg:y="3.974cm">
          <text:p text:style-name="P3"><text:span text:style-name="T26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57" xml:id="id163" draw:id="id163" draw:layer="layout" svg:width="3.3cm" svg:height="1.6cm" svg:x="16.001cm" svg:y="7.974cm">
          <text:p text:style-name="P3"><text:span text:style-name="T26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57" xml:id="id164" draw:id="id164" draw:layer="layout" svg:width="3.3cm" svg:height="1.6cm" svg:x="16.001cm" svg:y="11.374cm">
          <text:p text:style-name="P3"><text:span text:style-name="T26">Flower </text:span></text:p>
          <text:p text:style-name="P3"><text:span text:style-name="T26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56" xml:id="id166" draw:id="id166" draw:layer="layout" svg:width="2.528cm" svg:height="1.164cm" svg:x="21.501cm" svg:y="17.51cm">
          <text:p text:style-name="P3"><text:span text:style-name="T25">Plant Size</text:span></text:p>
          <draw:enhanced-geometry svg:viewBox="0 0 21600 21600" draw:type="rectangle" draw:enhanced-path="M 0 0 L 21600 0 21600 21600 0 21600 0 0 Z N"/>
        </draw:custom-shape>
        <draw:custom-shape draw:style-name="gr197" draw:text-style-name="P56" xml:id="id165" draw:id="id165" draw:layer="layout" svg:width="2.528cm" svg:height="1.4cm" svg:x="16.301cm" svg:y="17.374cm">
          <text:p text:style-name="P3"><text:span text:style-name="T25">Plant </text:span></text:p>
          <text:p text:style-name="P3"><text:span text:style-name="T25">Density</text:span></text:p>
          <draw:enhanced-geometry svg:viewBox="0 0 21600 21600" draw:type="rectangle" draw:enhanced-path="M 0 0 L 21600 0 21600 21600 0 21600 0 0 Z N"/>
        </draw:custom-shape>
        <draw:custom-shape draw:style-name="gr198" draw:text-style-name="P56" xml:id="id167" draw:id="id167" draw:layer="layout" svg:width="2.7cm" svg:height="1.8cm" svg:x="21.401cm" svg:y="3.874cm">
          <text:p text:style-name="P3"><text:span text:style-name="T25">Observed </text:span></text:p>
          <text:p text:style-name="P3"><text:span text:style-name="T25">Seed Count</text:span></text:p>
          <text:p text:style-name="P3"><text:span text:style-name="T25">(Plant/Pod)</text:span></text:p>
          <draw:enhanced-geometry svg:viewBox="0 0 21600 21600" draw:type="rectangle" draw:enhanced-path="M 0 0 L 21600 0 21600 21600 0 21600 0 0 Z N"/>
        </draw:custom-shape>
        <draw:custom-shape draw:style-name="gr198" draw:text-style-name="P56" xml:id="id168" draw:id="id168" draw:layer="layout" svg:width="2.7cm" svg:height="1.8cm" svg:x="21.401cm" svg:y="7.874cm">
          <text:p text:style-name="P3"><text:span text:style-name="T25">Observed </text:span></text:p>
          <text:p text:style-name="P3"><text:span text:style-name="T25">Seed Size</text:span></text:p>
          <text:p text:style-name="P3"><text:span text:style-name="T25">(Plant/Pod)</text:span></text:p>
          <draw:enhanced-geometry svg:viewBox="0 0 21600 21600" draw:type="rectangle" draw:enhanced-path="M 0 0 L 21600 0 21600 21600 0 21600 0 0 Z N"/>
        </draw:custom-shape>
        <draw:custom-shape draw:style-name="gr199" draw:text-style-name="P56" xml:id="id169" draw:id="id169" draw:layer="layout" svg:width="2.7cm" svg:height="2.4cm" svg:x="21.401cm" svg:y="10.974cm">
          <text:p text:style-name="P3"><text:span text:style-name="T25">Observed </text:span></text:p>
          <text:p text:style-name="P3"><text:span text:style-name="T25">Flower</text:span></text:p>
          <text:p text:style-name="P3"><text:span text:style-name="T25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60" draw:start-glue-point="11" draw:end-shape="id162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60" draw:start-glue-point="10" draw:end-shape="id163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60" draw:start-glue-point="9" draw:end-shape="id164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65" draw:start-glue-point="1" draw:end-shape="id166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62" draw:start-glue-point="10" draw:end-shape="id167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63" draw:start-glue-point="10" draw:end-shape="id168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64" draw:start-glue-point="10" draw:end-shape="id169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67" draw:start-glue-point="2" draw:end-shape="id168" draw:end-glue-point="0" svg:d="M22751 5674v2200" svg:viewBox="0 0 1 2201">
          <text:p/>
        </draw:connector>
        <draw:custom-shape draw:style-name="gr200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66" draw:start-glue-point="1" draw:end-shape="id167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66" draw:start-glue-point="1" draw:end-shape="id168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66" draw:start-glue-point="0" draw:end-shape="id169" draw:end-glue-point="2" svg:d="M22765 17510v-2068h-14v-2068" svg:viewBox="0 0 15 4137">
          <text:p/>
        </draw:connector>
        <draw:custom-shape draw:style-name="gr201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1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202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51" draw:start-glue-point="1" draw:end-shape="id165" svg:d="M5349 7752l10952 10322" svg:viewBox="0 0 10953 10323">
          <text:p/>
        </draw:connector>
        <draw:custom-shape draw:style-name="gr203" draw:text-style-name="P56" xml:id="id170" draw:id="id170" draw:layer="layout" svg:width="2.8cm" svg:height="1.764cm" svg:x="16.1cm" svg:y="14.236cm">
          <text:p text:style-name="P3"><text:span text:style-name="T25">Observed</text:span></text:p>
          <text:p text:style-name="P3"><text:span text:style-name="T25">Flower </text:span></text:p>
          <text:p text:style-name="P3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66" draw:start-glue-point="0" draw:end-shape="id170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70" draw:start-glue-point="3" draw:end-shape="id152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70" draw:start-glue-point="3" draw:end-shape="id157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onnector draw:style-name="gr204" draw:text-style-name="P12" draw:layer="layout" draw:type="line" svg:x1="15.636cm" svg:y1="18.8cm" svg:x2="13.69cm" svg:y2="2.532cm" draw:start-shape="id171" draw:start-glue-point="0" draw:end-shape="id172" draw:end-glue-point="2" svg:d="M15636 18800l-1946-16268" svg:viewBox="0 0 1947 16269">
          <text:p/>
        </draw:connector>
        <draw:connector draw:style-name="gr205" draw:text-style-name="P12" draw:layer="layout" draw:type="line" svg:x1="19.7cm" svg:y1="11.018cm" svg:x2="25.1cm" svg:y2="4.8cm" draw:start-shape="id173" draw:start-glue-point="1" draw:end-shape="id174" draw:end-glue-point="2" svg:d="M19700 11018l5400-6218" svg:viewBox="0 0 5401 6219">
          <text:p/>
        </draw:connector>
        <draw:connector draw:style-name="gr206" draw:text-style-name="P12" draw:layer="layout" draw:type="line" svg:x1="4cm" svg:y1="12.663cm" svg:x2="23.4cm" svg:y2="4.05cm" draw:end-shape="id174" draw:end-glue-point="3" svg:d="M4000 12663l19400-8613" svg:viewBox="0 0 19401 8614">
          <text:p/>
        </draw:connector>
        <draw:connector draw:style-name="gr207" draw:text-style-name="P36" draw:layer="layout" draw:type="line" svg:x1="5.028cm" svg:y1="3.182cm" svg:x2="13.383cm" svg:y2="14.45cm" draw:start-shape="id175" draw:start-glue-point="1" draw:end-shape="id176" draw:end-glue-point="0" svg:d="M5028 3182l8355 11268" svg:viewBox="0 0 8356 11269">
          <text:p/>
        </draw:connector>
        <draw:connector draw:style-name="gr208" draw:text-style-name="P36" draw:layer="layout" draw:type="line" svg:x1="22.578cm" svg:y1="18.114cm" svg:x2="25.28cm" svg:y2="9.713cm" draw:start-shape="id177" draw:start-glue-point="0" draw:end-shape="id178" draw:end-glue-point="2" svg:d="M22578 18114l2702-8401" svg:viewBox="0 0 2703 8402">
          <text:p/>
        </draw:connector>
        <draw:connector draw:style-name="gr209" draw:text-style-name="P36" draw:layer="layout" draw:type="line" svg:x1="4.829cm" svg:y1="6.9cm" svg:x2="11.4cm" svg:y2="10.7cm" draw:start-shape="id179" draw:start-glue-point="1" draw:end-shape="id180" draw:end-glue-point="3" svg:d="M4829 6900l6571 3800" svg:viewBox="0 0 6572 3801">
          <text:p/>
        </draw:connector>
        <draw:connector draw:style-name="gr210" draw:text-style-name="P36" draw:layer="layout" draw:type="line" svg:x1="4cm" svg:y1="12.663cm" svg:x2="11.4cm" svg:y2="10.7cm" draw:end-shape="id180" svg:d="M4000 12663l7400-1963" svg:viewBox="0 0 7401 1964">
          <text:p/>
        </draw:connector>
        <draw:custom-shape draw:style-name="gr211" draw:text-style-name="P34" xml:id="id171" draw:id="id171" draw:layer="layout" svg:width="2.528cm" svg:height="1.564cm" svg:x="14.372cm" svg:y="18.8cm">
          <text:p text:style-name="P3"><text:span text:style-name="T19">Shelter</text:span></text:p>
          <text:p text:style-name="P3"><text:span text:style-name="T19">Stocking</text:span></text:p>
          <draw:enhanced-geometry svg:viewBox="0 0 21600 21600" draw:type="rectangle" draw:enhanced-path="M 0 0 L 21600 0 21600 21600 0 21600 0 0 Z N"/>
        </draw:custom-shape>
        <draw:connector draw:style-name="gr212" draw:text-style-name="P36" draw:layer="layout" draw:type="line" svg:x1="21.078cm" svg:y1="18.846cm" svg:x2="13.509cm" svg:y2="17.556cm" draw:start-shape="id177" draw:start-glue-point="3" draw:end-shape="id181" draw:end-glue-point="2" svg:d="M21078 18846l-7569-1290" svg:viewBox="0 0 7570 1291">
          <text:p/>
        </draw:connector>
        <draw:connector draw:style-name="gr108" draw:text-style-name="P36" draw:layer="layout" draw:type="line" svg:x1="4cm" svg:y1="12.663cm" svg:x2="6.6cm" svg:y2="16.2cm" draw:end-shape="id182" draw:end-glue-point="3" svg:d="M4000 12663l2600 3537" svg:viewBox="0 0 2601 3538">
          <text:p/>
        </draw:connector>
        <draw:connector draw:style-name="gr134" draw:text-style-name="P38" draw:layer="layout" draw:type="line" svg:x1="15.636cm" svg:y1="18.8cm" svg:x2="13.509cm" svg:y2="17.556cm" draw:start-shape="id171" draw:start-glue-point="0" draw:end-shape="id181" draw:end-glue-point="2" svg:d="M15636 18800l-2127-1244" svg:viewBox="0 0 2128 1245">
          <text:p/>
        </draw:connector>
        <draw:connector draw:style-name="gr114" draw:text-style-name="P38" draw:layer="layout" draw:type="line" svg:x1="13.05cm" svg:y1="9.8cm" svg:x2="10.05cm" svg:y2="4.763cm" draw:start-shape="id180" draw:start-glue-point="0" draw:end-shape="id183" draw:end-glue-point="2" svg:d="M13050 9800l-3000-5037" svg:viewBox="0 0 3001 5038">
          <text:p/>
        </draw:connector>
        <draw:connector draw:style-name="gr213" draw:text-style-name="P38" draw:layer="layout" draw:type="line" svg:x1="11.7cm" svg:y1="4.031cm" svg:x2="13.69cm" svg:y2="2.532cm" draw:start-shape="id183" draw:start-glue-point="1" draw:end-shape="id172" draw:end-glue-point="2" svg:d="M11700 4031l1990-1499" svg:viewBox="0 0 1991 1500">
          <text:p/>
        </draw:connector>
        <draw:connector draw:style-name="gr99" draw:text-style-name="P36" draw:layer="layout" draw:type="line" svg:x1="24.324cm" svg:y1="14.4cm" svg:x2="19.7cm" svg:y2="11.018cm" draw:start-shape="id184" draw:start-glue-point="3" draw:end-shape="id173" draw:end-glue-point="1" svg:d="M24324 14400l-4624-3382" svg:viewBox="0 0 4625 3383">
          <text:p/>
        </draw:connector>
        <draw:connector draw:style-name="gr214" draw:text-style-name="P36" draw:layer="layout" draw:type="line" svg:x1="22.578cm" svg:y1="18.114cm" svg:x2="25.588cm" svg:y2="15.1cm" draw:start-shape="id177" draw:start-glue-point="0" draw:end-shape="id184" draw:end-glue-point="2" svg:d="M22578 18114l3010-3014" svg:viewBox="0 0 3011 3015">
          <text:p/>
        </draw:connector>
        <draw:connector draw:style-name="gr215" draw:text-style-name="P36" draw:layer="layout" draw:type="line" svg:x1="11.983cm" svg:y1="15.2cm" svg:x2="9.9cm" svg:y2="16.2cm" draw:start-shape="id176" draw:start-glue-point="3" draw:end-shape="id182" draw:end-glue-point="1" svg:d="M11983 15200l-2083 1000" svg:viewBox="0 0 2084 1001">
          <text:p/>
        </draw:connector>
        <draw:connector draw:style-name="gr216" draw:text-style-name="P36" draw:layer="layout" draw:type="line" svg:x1="22.578cm" svg:y1="18.114cm" svg:x2="18.25cm" svg:y2="11.6cm" draw:start-shape="id177" draw:start-glue-point="0" draw:end-shape="id173" draw:end-glue-point="2" svg:d="M22578 18114l-4328-6514" svg:viewBox="0 0 4329 6515">
          <text:p/>
        </draw:connector>
        <draw:connector draw:style-name="gr108" draw:text-style-name="P36" draw:layer="layout" draw:type="line" svg:x1="4cm" svg:y1="12.663cm" svg:x2="13.383cm" svg:y2="14.45cm" draw:end-shape="id176" draw:end-glue-point="0" svg:d="M4000 12663l9383 1787" svg:viewBox="0 0 9384 1788">
          <text:p/>
        </draw:connector>
        <draw:custom-shape draw:style-name="gr193" draw:text-style-name="P34" xml:id="id175" draw:id="id175" draw:layer="layout" svg:width="2.528cm" svg:height="1.164cm" svg:x="2.5cm" svg:y="2.6cm">
          <text:p text:style-name="P3"><text:span text:style-name="T19">Year</text:span></text:p>
          <draw:enhanced-geometry svg:viewBox="0 0 21600 21600" draw:type="rectangle" draw:enhanced-path="M 0 0 L 21600 0 21600 21600 0 21600 0 0 Z N"/>
        </draw:custom-shape>
        <draw:connector draw:style-name="gr217" draw:text-style-name="P36" draw:layer="layout" draw:type="line" svg:x1="21.078cm" svg:y1="18.846cm" svg:x2="14.783cm" svg:y2="15.2cm" draw:start-shape="id177" draw:start-glue-point="3" draw:end-shape="id176" draw:end-glue-point="1" svg:d="M21078 18846l-6295-3646" svg:viewBox="0 0 6296 3647">
          <text:p/>
        </draw:connector>
        <draw:connector draw:style-name="gr93" draw:text-style-name="P36" xml:id="id181" draw:id="id181" draw:layer="layout" draw:type="line" svg:x1="13.509cm" svg:y1="17.556cm" svg:x2="9.9cm" svg:y2="16.2cm" draw:end-shape="id182" draw:end-glue-point="1" svg:d="M13509 17556l-3609-1356" svg:viewBox="0 0 3610 1357">
          <text:p/>
        </draw:connector>
        <draw:connector draw:style-name="gr212" draw:text-style-name="P36" draw:layer="layout" draw:type="line" svg:x1="4cm" svg:y1="12.663cm" svg:x2="8.4cm" svg:y2="4.031cm" draw:end-shape="id183" draw:end-glue-point="3" svg:d="M4000 12663l4400-8632" svg:viewBox="0 0 4401 8633">
          <text:p/>
        </draw:connector>
        <draw:connector draw:style-name="gr218" draw:text-style-name="P36" draw:layer="layout" draw:type="line" svg:x1="19.7cm" svg:y1="11.018cm" svg:x2="23.753cm" svg:y2="9cm" draw:start-shape="id173" draw:start-glue-point="1" draw:end-shape="id178" draw:end-glue-point="3" svg:d="M19700 11018l4053-2018" svg:viewBox="0 0 4054 2019">
          <text:p/>
        </draw:connector>
        <draw:custom-shape draw:style-name="gr219" draw:text-style-name="P42" xml:id="id176" draw:id="id176" draw:layer="layout" svg:width="2.8cm" svg:height="1.5cm" svg:x="11.983cm" svg:y="14.45cm">
          <text:p text:style-name="P41"><text:span text:style-name="T20">Flower </text:span></text:p>
          <text:p text:style-name="P41"><text:span text:style-name="T20">Density</text:span></text:p>
          <draw:enhanced-geometry svg:viewBox="0 0 21600 21600" draw:type="rectangle" draw:enhanced-path="M 0 0 L 21600 0 21600 21600 0 21600 0 0 Z N"/>
        </draw:custom-shape>
        <draw:connector draw:style-name="gr98" draw:text-style-name="P36" draw:layer="layout" draw:type="line" svg:x1="18.25cm" svg:y1="10.436cm" svg:x2="20.499cm" svg:y2="2.913cm" draw:start-shape="id173" draw:start-glue-point="0" draw:end-shape="id185" draw:end-glue-point="2" svg:d="M18250 10436l2249-7523" svg:viewBox="0 0 2250 7524">
          <text:p/>
        </draw:connector>
        <draw:connector draw:style-name="gr220" draw:text-style-name="P36" draw:layer="layout" draw:type="line" svg:x1="18.25cm" svg:y1="10.436cm" svg:x2="13.69cm" svg:y2="2.532cm" draw:start-shape="id173" draw:start-glue-point="0" draw:end-shape="id172" draw:end-glue-point="2" svg:d="M18250 10436l-4560-7904" svg:viewBox="0 0 4561 7905">
          <text:p/>
        </draw:connector>
        <draw:connector draw:style-name="gr215" draw:text-style-name="P36" draw:layer="layout" draw:type="line" svg:x1="5.028cm" svg:y1="3.182cm" svg:x2="12.3cm" svg:y2="1.816cm" draw:start-shape="id175" draw:start-glue-point="1" draw:end-shape="id172" draw:end-glue-point="3" svg:d="M5028 3182l7272-1366" svg:viewBox="0 0 7273 1367">
          <text:p/>
        </draw:connector>
        <draw:connector draw:style-name="gr92" draw:text-style-name="P36" draw:layer="layout" draw:type="line" svg:x1="25.588cm" svg:y1="13.7cm" svg:x2="13.69cm" svg:y2="2.532cm" draw:start-shape="id184" draw:start-glue-point="0" draw:end-shape="id172" draw:end-glue-point="2" svg:d="M25588 13700l-11898-11168" svg:viewBox="0 0 11899 11169">
          <text:p/>
        </draw:connector>
        <draw:connector draw:style-name="gr221" draw:text-style-name="P36" draw:layer="layout" draw:type="line" svg:x1="8.25cm" svg:y1="15.3cm" svg:x2="10.05cm" svg:y2="4.763cm" draw:start-shape="id182" draw:start-glue-point="0" draw:end-shape="id183" draw:end-glue-point="2" svg:d="M8250 15300l1800-10537" svg:viewBox="0 0 1801 10538">
          <text:p/>
        </draw:connector>
        <draw:connector draw:style-name="gr92" draw:text-style-name="P36" draw:layer="layout" draw:type="line" svg:x1="11.7cm" svg:y1="4.031cm" svg:x2="23.753cm" svg:y2="9cm" draw:start-shape="id183" draw:start-glue-point="1" draw:end-shape="id178" draw:end-glue-point="3" svg:d="M11700 4031l12053 4969" svg:viewBox="0 0 12054 4970">
          <text:p/>
        </draw:connector>
        <draw:connector draw:style-name="gr222" draw:text-style-name="P36" draw:layer="layout" draw:type="line" svg:x1="4cm" svg:y1="12.663cm" svg:x2="23.753cm" svg:y2="9cm" draw:end-shape="id178" draw:end-glue-point="3" svg:d="M4000 12663l19753-3663" svg:viewBox="0 0 19754 3664">
          <text:p/>
        </draw:connector>
        <draw:connector draw:style-name="gr223" draw:text-style-name="P36" draw:layer="layout" draw:type="line" svg:x1="4.829cm" svg:y1="6.9cm" svg:x2="23.753cm" svg:y2="9cm" draw:start-shape="id179" draw:start-glue-point="1" draw:end-shape="id178" draw:end-glue-point="3" svg:d="M4829 6900l18924 2100" svg:viewBox="0 0 18925 2101">
          <text:p/>
        </draw:connector>
        <draw:connector draw:style-name="gr224" draw:text-style-name="P36" draw:layer="layout" draw:type="line" svg:x1="25.28cm" svg:y1="8.288cm" svg:x2="20.499cm" svg:y2="2.913cm" draw:start-shape="id178" draw:start-glue-point="0" draw:end-shape="id185" draw:end-glue-point="2" svg:d="M25280 8288l-4781-5375" svg:viewBox="0 0 4782 5376">
          <text:p/>
        </draw:connector>
        <draw:custom-shape draw:style-name="gr225" draw:text-style-name="P34" xml:id="id178" draw:id="id178" draw:layer="layout" svg:width="3.055cm" svg:height="1.425cm" svg:x="23.753cm" svg:y="8.288cm">
          <text:p text:style-name="P41"><text:span text:style-name="T19">Fruit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6" draw:text-style-name="P36" draw:layer="layout" draw:type="line" svg:x1="4cm" svg:y1="12.663cm" svg:x2="20.499cm" svg:y2="2.913cm" draw:end-shape="id185" draw:end-glue-point="2" svg:d="M4000 12663l16499-9750" svg:viewBox="0 0 16500 9751">
          <text:p text:style-name="P3"><text:span text:style-name="T27"/></text:p>
          <text:p text:style-name="P3"><text:span text:style-name="T27"/></text:p>
        </draw:connector>
        <draw:connector draw:style-name="gr99" draw:text-style-name="P36" draw:layer="layout" draw:type="line" svg:x1="19.195cm" svg:y1="2.206cm" svg:x2="15.08cm" svg:y2="1.816cm" draw:start-shape="id185" draw:start-glue-point="3" draw:end-shape="id172" draw:end-glue-point="1" svg:d="M19195 2206l-4115-390" svg:viewBox="0 0 4116 391">
          <text:p/>
        </draw:connector>
        <draw:custom-shape draw:style-name="gr227" draw:text-style-name="P34" xml:id="id185" draw:id="id185" draw:layer="layout" svg:width="2.608cm" svg:height="1.413cm" svg:x="19.195cm" svg:y="1.5cm">
          <text:p text:style-name="P3"><text:span text:style-name="T19">Seeds </text:span></text:p>
          <text:p text:style-name="P3"><text:span text:style-name="T19">per Pod</text:span></text:p>
          <draw:enhanced-geometry svg:viewBox="0 0 21600 21600" draw:type="rectangle" draw:enhanced-path="M 0 0 L 21600 0 21600 21600 0 21600 0 0 Z N"/>
        </draw:custom-shape>
        <draw:custom-shape draw:style-name="gr228" draw:text-style-name="P34" xml:id="id172" draw:id="id172" draw:layer="layout" svg:width="2.78cm" svg:height="1.432cm" svg:x="12.3cm" svg:y="1.1cm">
          <text:p text:style-name="P3"><text:span text:style-name="T19">Weight </text:span></text:p>
          <text:p text:style-name="P3"><text:span text:style-name="T19">per Seed</text:span></text:p>
          <draw:enhanced-geometry svg:viewBox="0 0 21600 21600" draw:type="rectangle" draw:enhanced-path="M 0 0 L 21600 0 21600 21600 0 21600 0 0 Z N"/>
        </draw:custom-shape>
        <draw:connector draw:style-name="gr99" draw:text-style-name="P36" draw:layer="layout" draw:type="line" svg:x1="3.064cm" svg:y1="7.6cm" svg:x2="8.25cm" svg:y2="15.3cm" draw:start-shape="id179" draw:start-glue-point="2" draw:end-shape="id182" draw:end-glue-point="0" svg:d="M3064 7600l5186 7700" svg:viewBox="0 0 5187 7701">
          <text:p/>
        </draw:connector>
        <draw:connector draw:style-name="gr94" draw:text-style-name="P36" draw:layer="layout" draw:type="line" svg:x1="22.578cm" svg:y1="18.114cm" svg:x2="13.05cm" svg:y2="11.6cm" draw:start-shape="id177" draw:start-glue-point="0" draw:end-shape="id180" draw:end-glue-point="2" svg:d="M22578 18114l-9528-6514" svg:viewBox="0 0 9529 6515">
          <text:p/>
        </draw:connector>
        <draw:connector draw:style-name="gr229" draw:text-style-name="P36" draw:layer="layout" draw:type="line" svg:x1="22.578cm" svg:y1="18.114cm" svg:x2="10.05cm" svg:y2="4.763cm" draw:start-shape="id177" draw:start-glue-point="0" draw:end-shape="id183" draw:end-glue-point="2" svg:d="M22578 18114l-12528-13351" svg:viewBox="0 0 12529 13352">
          <text:p/>
        </draw:connector>
        <draw:connector draw:style-name="gr93" draw:text-style-name="P36" draw:layer="layout" draw:type="line" svg:x1="11.7cm" svg:y1="4.031cm" svg:x2="19.195cm" svg:y2="2.206cm" draw:start-shape="id183" draw:start-glue-point="1" draw:end-shape="id185" draw:end-glue-point="3" svg:d="M11700 4031l7495-1825" svg:viewBox="0 0 7496 1826">
          <text:p/>
        </draw:connector>
        <draw:custom-shape draw:style-name="gr230" draw:text-style-name="P34" xml:id="id179" draw:id="id179" draw:layer="layout" svg:width="3.529cm" svg:height="1.4cm" svg:x="1.3cm" svg:y="6.2cm">
          <text:p text:style-name="P3"><text:span text:style-name="T19">Distance</text:span></text:p>
          <text:p text:style-name="P3"><text:span text:style-name="T19">from Shelter</text:span></text:p>
          <draw:enhanced-geometry svg:viewBox="0 0 21600 21600" draw:type="rectangle" draw:enhanced-path="M 0 0 L 21600 0 21600 21600 0 21600 0 0 Z N"/>
        </draw:custom-shape>
        <draw:custom-shape draw:style-name="gr231" draw:text-style-name="P34" xml:id="id177" draw:id="id177" draw:layer="layout" svg:width="3cm" svg:height="1.464cm" svg:x="21.078cm" svg:y="18.114cm">
          <text:p text:style-name="P3"><text:span text:style-name="T19">Distance</text:span></text:p>
          <text:p text:style-name="P3"><text:span text:style-name="T19">from Edge</text:span></text:p>
          <draw:enhanced-geometry svg:viewBox="0 0 21600 21600" draw:type="rectangle" draw:enhanced-path="M 0 0 L 21600 0 21600 21600 0 21600 0 0 Z N"/>
        </draw:custom-shape>
        <draw:custom-shape draw:style-name="gr232" draw:text-style-name="P42" xml:id="id180" draw:id="id180" draw:layer="layout" svg:width="3.3cm" svg:height="1.8cm" svg:x="11.4cm" svg:y="9.8cm">
          <text:p text:style-name="P41"><text:span text:style-name="T20">Honey bee</text:span></text:p>
          <text:p text:style-name="P41"><text:span text:style-name="T20">Visit Rate</text:span></text:p>
          <draw:enhanced-geometry svg:viewBox="0 0 21600 21600" draw:type="rectangle" draw:enhanced-path="M 0 0 L 21600 0 21600 21600 0 21600 0 0 Z N"/>
        </draw:custom-shape>
        <draw:custom-shape draw:style-name="gr233" draw:text-style-name="P42" xml:id="id182" draw:id="id182" draw:layer="layout" svg:width="3.3cm" svg:height="1.8cm" svg:x="6.6cm" svg:y="15.3cm">
          <text:p text:style-name="P41"><text:span text:style-name="T20">Leafcutter</text:span></text:p>
          <text:p text:style-name="P41"><text:span text:style-name="T20">Visit Rate</text:span></text:p>
          <draw:enhanced-geometry svg:viewBox="0 0 21600 21600" draw:type="rectangle" draw:enhanced-path="M 0 0 L 21600 0 21600 21600 0 21600 0 0 Z N"/>
        </draw:custom-shape>
        <draw:custom-shape draw:style-name="gr234" draw:text-style-name="P42" xml:id="id183" draw:id="id183" draw:layer="layout" svg:width="3.3cm" svg:height="1.463cm" svg:x="8.4cm" svg:y="3.3cm">
          <text:p text:style-name="P41"><text:span text:style-name="T20">Pollen</text:span></text:p>
          <text:p text:style-name="P41"><text:span text:style-name="T20">Count</text:span></text:p>
          <draw:enhanced-geometry svg:viewBox="0 0 21600 21600" draw:type="rectangle" draw:enhanced-path="M 0 0 L 21600 0 21600 21600 0 21600 0 0 Z N"/>
        </draw:custom-shape>
        <draw:connector draw:style-name="gr123" draw:text-style-name="P12" draw:layer="layout" draw:type="line" svg:x1="8.25cm" svg:y1="15.3cm" svg:x2="13.05cm" svg:y2="11.6cm" draw:start-shape="id182" draw:start-glue-point="0" draw:end-shape="id180" draw:end-glue-point="2" svg:d="M8250 15300l4800-3700" svg:viewBox="0 0 4801 3701">
          <text:p/>
        </draw:connector>
        <draw:custom-shape draw:style-name="gr235" draw:text-style-name="P34" xml:id="id174" draw:id="id174" draw:layer="layout" svg:width="3.4cm" svg:height="1.5cm" svg:x="23.4cm" svg:y="3.3cm">
          <text:p text:style-name="P3"><text:span text:style-name="T19">Flowers per</text:span></text:p>
          <text:p text:style-name="P3"><text:span text:style-name="T19">Plant</text:span></text:p>
          <draw:enhanced-geometry svg:viewBox="0 0 21600 21600" draw:type="rectangle" draw:enhanced-path="M 0 0 L 21600 0 21600 21600 0 21600 0 0 Z N"/>
        </draw:custom-shape>
        <draw:connector draw:style-name="gr236" draw:text-style-name="P12" draw:layer="layout" draw:type="line" svg:x1="25.28cm" svg:y1="8.288cm" svg:x2="25.1cm" svg:y2="4.8cm" draw:start-shape="id178" draw:start-glue-point="0" draw:end-shape="id174" draw:end-glue-point="2" svg:d="M25280 8288l-180-3488" svg:viewBox="0 0 181 3489">
          <text:p/>
        </draw:connector>
        <draw:custom-shape draw:style-name="gr197" draw:text-style-name="P34" xml:id="id184" draw:id="id184" draw:layer="layout" svg:width="2.528cm" svg:height="1.4cm" svg:x="24.324cm" svg:y="13.7cm">
          <text:p text:style-name="P3"><text:span text:style-name="T19">Plant </text:span></text:p>
          <text:p text:style-name="P3"><text:span text:style-name="T19">Density</text:span></text:p>
          <draw:enhanced-geometry svg:viewBox="0 0 21600 21600" draw:type="rectangle" draw:enhanced-path="M 0 0 L 21600 0 21600 21600 0 21600 0 0 Z N"/>
        </draw:custom-shape>
        <draw:custom-shape draw:style-name="gr237" draw:text-style-name="P42" xml:id="id173" draw:id="id173" draw:layer="layout" svg:width="2.9cm" svg:height="1.164cm" svg:x="16.8cm" svg:y="10.436cm">
          <text:p text:style-name="P41"><text:span text:style-name="T20">Plant Size</text:span></text:p>
          <draw:enhanced-geometry svg:viewBox="0 0 21600 21600" draw:type="rectangle" draw:enhanced-path="M 0 0 L 21600 0 21600 21600 0 21600 0 0 Z N"/>
        </draw:custom-shape>
        <draw:custom-shape draw:style-name="gr238" draw:text-style-name="P42" draw:layer="layout" svg:width="2.528cm" svg:height="1.4cm" svg:x="1.472cm" svg:y="11.963cm">
          <text:p text:style-name="P41"><text:span text:style-name="T20">Bay</text:span></text:p>
          <text:p text:style-name="P41"><text:span text:style-name="T20">Centre</text:span></text:p>
          <draw:enhanced-geometry svg:viewBox="0 0 21600 21600" draw:type="rectangle" draw:enhanced-path="M 0 0 L 21600 0 21600 21600 0 21600 0 0 Z N"/>
        </draw:custom-shape>
        <draw:connector draw:style-name="gr239" draw:text-style-name="P12" draw:layer="layout" draw:type="line" svg:x1="13.383cm" svg:y1="14.45cm" svg:x2="13.05cm" svg:y2="11.6cm" draw:start-shape="id176" draw:start-glue-point="0" draw:end-shape="id180" draw:end-glue-point="2" svg:d="M13383 14450l-333-2850" svg:viewBox="0 0 334 2851">
          <text:p/>
        </draw:connector>
        <draw:frame draw:style-name="gr202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onnector draw:style-name="gr240" draw:text-style-name="P58" draw:layer="layout" draw:type="line" svg:x1="20.5cm" svg:y1="11.018cm" svg:x2="25.2cm" svg:y2="4.8cm" draw:start-shape="id186" draw:start-glue-point="1" draw:end-shape="id187" draw:end-glue-point="2" svg:d="M20500 11018l4700-6218" svg:viewBox="0 0 4701 6219">
          <text:p/>
        </draw:connector>
        <draw:connector draw:style-name="gr241" draw:text-style-name="P58" draw:layer="layout" draw:type="line" svg:x1="4cm" svg:y1="12.663cm" svg:x2="23.5cm" svg:y2="4.05cm" draw:start-shape="id188" draw:start-glue-point="1" draw:end-shape="id187" draw:end-glue-point="3" svg:d="M4000 12663l19500-8613" svg:viewBox="0 0 19501 8614">
          <text:p/>
        </draw:connector>
        <draw:connector draw:style-name="gr242" draw:text-style-name="P59" draw:layer="layout" draw:type="line" svg:x1="5.028cm" svg:y1="3.182cm" svg:x2="15cm" svg:y2="15.2cm" draw:start-shape="id189" draw:start-glue-point="1" draw:end-shape="id190" draw:end-glue-point="0" svg:d="M5028 3182l9972 12018" svg:viewBox="0 0 9973 12019">
          <text:p/>
        </draw:connector>
        <draw:connector draw:style-name="gr243" draw:text-style-name="P59" draw:layer="layout" draw:type="line" svg:x1="22.578cm" svg:y1="18.114cm" svg:x2="25.604cm" svg:y2="9.713cm" draw:start-shape="id191" draw:start-glue-point="0" draw:end-shape="id192" draw:end-glue-point="2" svg:d="M22578 18114l3026-8401" svg:viewBox="0 0 3027 8402">
          <text:p/>
        </draw:connector>
        <draw:custom-shape draw:style-name="gr244" draw:text-style-name="P60" xml:id="id188" draw:id="id188" draw:layer="layout" svg:width="2.528cm" svg:height="1.4cm" svg:x="1.472cm" svg:y="11.963cm">
          <text:p text:style-name="P3"><text:span text:style-name="T23">Bay</text:span></text:p>
          <text:p text:style-name="P3"><text:span text:style-name="T23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5" draw:text-style-name="P59" draw:layer="layout" draw:type="line" svg:x1="4.029cm" svg:y1="6.9cm" svg:x2="13.1cm" svg:y2="10.7cm" draw:start-shape="id193" draw:start-glue-point="1" draw:end-shape="id194" draw:end-glue-point="3" svg:d="M4029 6900l9071 3800" svg:viewBox="0 0 9072 3801">
          <text:p/>
        </draw:connector>
        <draw:connector draw:style-name="gr246" draw:text-style-name="P59" draw:layer="layout" draw:type="line" svg:x1="4cm" svg:y1="12.663cm" svg:x2="13.1cm" svg:y2="10.7cm" draw:start-shape="id188" draw:start-glue-point="1" draw:end-shape="id194" svg:d="M4000 12663l9100-1963" svg:viewBox="0 0 9101 1964">
          <text:p/>
        </draw:connector>
        <draw:custom-shape draw:style-name="gr247" draw:text-style-name="P60" xml:id="id197" draw:id="id197" draw:layer="layout" svg:width="2.528cm" svg:height="1.564cm" svg:x="15.272cm" svg:y="18.8cm">
          <text:p text:style-name="P3"><text:span text:style-name="T23">Tent</text:span></text:p>
          <text:p text:style-name="P3"><text:span text:style-name="T23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8" draw:text-style-name="P59" draw:layer="layout" draw:type="line" svg:x1="21.078cm" svg:y1="18.846cm" svg:x2="14.417cm" svg:y2="17.736cm" draw:start-shape="id191" draw:start-glue-point="3" draw:end-shape="id195" draw:end-glue-point="2" svg:d="M21078 18846l-6661-1110" svg:viewBox="0 0 6662 1111">
          <text:p/>
        </draw:connector>
        <draw:connector draw:style-name="gr249" draw:text-style-name="P59" draw:layer="layout" draw:type="line" svg:x1="4cm" svg:y1="12.663cm" svg:x2="7.1cm" svg:y2="16.2cm" draw:start-shape="id188" draw:start-glue-point="1" draw:end-shape="id196" draw:end-glue-point="3" svg:d="M4000 12663l3100 3537" svg:viewBox="0 0 3101 3538">
          <text:p/>
        </draw:connector>
        <draw:connector draw:style-name="gr250" draw:text-style-name="P61" draw:layer="layout" draw:type="line" svg:x1="16.536cm" svg:y1="18.8cm" svg:x2="14.417cm" svg:y2="17.736cm" draw:start-shape="id197" draw:start-glue-point="0" draw:end-shape="id195" draw:end-glue-point="2" svg:d="M16536 18800l-2119-1064" svg:viewBox="0 0 2120 1065">
          <text:p/>
        </draw:connector>
        <draw:connector draw:style-name="gr251" draw:text-style-name="P61" draw:layer="layout" draw:type="line" svg:x1="14.75cm" svg:y1="9.8cm" svg:x2="10.75cm" svg:y2="5.1cm" draw:start-shape="id194" draw:start-glue-point="0" draw:end-shape="id198" draw:end-glue-point="2" svg:d="M14750 9800l-4000-4700" svg:viewBox="0 0 4001 4701">
          <text:p/>
        </draw:connector>
        <draw:connector draw:style-name="gr252" draw:text-style-name="P61" draw:layer="layout" draw:type="line" svg:x1="12.4cm" svg:y1="4.2cm" svg:x2="14.89cm" svg:y2="2.42cm" draw:start-shape="id198" draw:start-glue-point="1" draw:end-shape="id199" draw:end-glue-point="2" svg:d="M12400 4200l2490-1780" svg:viewBox="0 0 2491 1781">
          <text:p/>
        </draw:connector>
        <draw:connector draw:style-name="gr253" draw:text-style-name="P62" draw:layer="layout" draw:type="line" svg:x1="24.324cm" svg:y1="14.4cm" svg:x2="20.5cm" svg:y2="11.018cm" draw:start-shape="id200" draw:start-glue-point="3" draw:end-shape="id186" draw:end-glue-point="1" svg:d="M24324 14400l-3824-3382" svg:viewBox="0 0 3825 3383">
          <text:p/>
        </draw:connector>
        <draw:connector draw:style-name="gr254" draw:text-style-name="P62" draw:layer="layout" draw:type="line" svg:x1="22.606cm" svg:y1="18.114cm" svg:x2="25.616cm" svg:y2="15.1cm" svg:d="M22606 18114l3010-3014" svg:viewBox="0 0 3011 3015">
          <text:p/>
        </draw:connector>
        <draw:connector draw:style-name="gr255" draw:text-style-name="P59" draw:layer="layout" draw:type="line" svg:x1="13.6cm" svg:y1="15.95cm" svg:x2="10.4cm" svg:y2="16.2cm" draw:start-shape="id190" draw:start-glue-point="3" draw:end-shape="id196" draw:end-glue-point="1" svg:d="M13600 15950l-3200 250" svg:viewBox="0 0 3201 251">
          <text:p/>
        </draw:connector>
        <draw:connector draw:style-name="gr256" draw:text-style-name="P62" draw:layer="layout" draw:type="line" svg:x1="22.606cm" svg:y1="18.114cm" svg:x2="19.078cm" svg:y2="11.6cm" svg:d="M22606 18114l-3528-6514" svg:viewBox="0 0 3529 6515">
          <text:p/>
        </draw:connector>
        <draw:connector draw:style-name="gr249" draw:text-style-name="P59" draw:layer="layout" draw:type="line" svg:x1="4cm" svg:y1="12.663cm" svg:x2="15cm" svg:y2="15.2cm" draw:start-shape="id188" draw:start-glue-point="1" draw:end-shape="id190" draw:end-glue-point="0" svg:d="M4000 12663l11000 2537" svg:viewBox="0 0 11001 2538">
          <text:p/>
        </draw:connector>
        <draw:custom-shape draw:style-name="gr257" draw:text-style-name="P63" xml:id="id189" draw:id="id189" draw:layer="layout" svg:width="2.528cm" svg:height="1.164cm" svg:x="2.5cm" svg:y="2.6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8" draw:text-style-name="P59" draw:layer="layout" draw:type="line" svg:x1="21.078cm" svg:y1="18.846cm" svg:x2="16.4cm" svg:y2="15.95cm" draw:start-shape="id191" draw:start-glue-point="3" draw:end-shape="id190" draw:end-glue-point="1" svg:d="M21078 18846l-4678-2896" svg:viewBox="0 0 4679 2897">
          <text:p/>
        </draw:connector>
        <draw:connector draw:style-name="gr259" draw:text-style-name="P59" xml:id="id195" draw:id="id195" draw:layer="layout" draw:type="line" svg:x1="14.417cm" svg:y1="17.736cm" svg:x2="10.4cm" svg:y2="16.2cm" draw:end-shape="id196" draw:end-glue-point="1" svg:d="M14417 17736l-4017-1536" svg:viewBox="0 0 4018 1537">
          <text:p/>
        </draw:connector>
        <draw:connector draw:style-name="gr248" draw:text-style-name="P59" draw:layer="layout" draw:type="line" svg:x1="4cm" svg:y1="12.663cm" svg:x2="9.1cm" svg:y2="4.2cm" draw:start-shape="id188" draw:start-glue-point="1" draw:end-shape="id198" draw:end-glue-point="3" svg:d="M4000 12663l5100-8463" svg:viewBox="0 0 5101 8464">
          <text:p/>
        </draw:connector>
        <draw:connector draw:style-name="gr260" draw:text-style-name="P59" draw:layer="layout" draw:type="line" svg:x1="20.5cm" svg:y1="11.018cm" svg:x2="24.3cm" svg:y2="9.006cm" draw:start-shape="id186" draw:start-glue-point="1" draw:end-shape="id192" draw:end-glue-point="3" svg:d="M20500 11018l3800-2012" svg:viewBox="0 0 3801 2013">
          <text:p/>
        </draw:connector>
        <draw:custom-shape draw:style-name="gr261" draw:text-style-name="P64" xml:id="id190" draw:id="id190" draw:layer="layout" svg:width="2.8cm" svg:height="1.5cm" svg:x="13.6cm" svg:y="15.2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2" draw:text-style-name="P59" draw:layer="layout" draw:type="line" svg:x1="19.05cm" svg:y1="10.436cm" svg:x2="21.099cm" svg:y2="2.913cm" draw:start-shape="id186" draw:start-glue-point="0" draw:end-shape="id201" draw:end-glue-point="2" svg:d="M19050 10436l2049-7523" svg:viewBox="0 0 2050 7524">
          <text:p/>
        </draw:connector>
        <draw:connector draw:style-name="gr263" draw:text-style-name="P59" draw:layer="layout" draw:type="line" svg:x1="19.05cm" svg:y1="10.436cm" svg:x2="14.89cm" svg:y2="2.42cm" draw:start-shape="id186" draw:start-glue-point="0" draw:end-shape="id199" draw:end-glue-point="2" svg:d="M19050 10436l-4160-8016" svg:viewBox="0 0 4161 8017">
          <text:p/>
        </draw:connector>
        <draw:connector draw:style-name="gr255" draw:text-style-name="P59" draw:layer="layout" draw:type="line" svg:x1="5.028cm" svg:y1="3.182cm" svg:x2="13.5cm" svg:y2="1.76cm" draw:start-shape="id189" draw:start-glue-point="1" draw:end-shape="id199" draw:end-glue-point="3" svg:d="M5028 3182l8472-1422" svg:viewBox="0 0 8473 1423">
          <text:p/>
        </draw:connector>
        <draw:connector draw:style-name="gr264" draw:text-style-name="P59" draw:layer="layout" draw:type="line" svg:x1="25.588cm" svg:y1="13.7cm" svg:x2="14.89cm" svg:y2="2.42cm" draw:start-shape="id200" draw:start-glue-point="0" draw:end-shape="id199" draw:end-glue-point="2" svg:d="M25588 13700l-10698-11280" svg:viewBox="0 0 10699 11281">
          <text:p/>
        </draw:connector>
        <draw:connector draw:style-name="gr265" draw:text-style-name="P59" draw:layer="layout" draw:type="line" svg:x1="8.75cm" svg:y1="15.3cm" svg:x2="10.75cm" svg:y2="5.1cm" draw:start-shape="id196" draw:start-glue-point="0" draw:end-shape="id198" draw:end-glue-point="2" svg:d="M8750 15300l2000-10200" svg:viewBox="0 0 2001 10201">
          <text:p/>
        </draw:connector>
        <draw:connector draw:style-name="gr264" draw:text-style-name="P59" draw:layer="layout" draw:type="line" svg:x1="12.4cm" svg:y1="4.2cm" svg:x2="24.3cm" svg:y2="9.006cm" draw:start-shape="id198" draw:start-glue-point="1" draw:end-shape="id192" draw:end-glue-point="3" svg:d="M12400 4200l11900 4806" svg:viewBox="0 0 11901 4807">
          <text:p/>
        </draw:connector>
        <draw:connector draw:style-name="gr266" draw:text-style-name="P59" draw:layer="layout" draw:type="line" svg:x1="4.056cm" svg:y1="12.663cm" svg:x2="24.356cm" svg:y2="9.006cm" svg:d="M4056 12663l20300-3657" svg:viewBox="0 0 20301 3658">
          <text:p/>
        </draw:connector>
        <draw:connector draw:style-name="gr267" draw:text-style-name="P59" draw:layer="layout" draw:type="line" svg:x1="4.085cm" svg:y1="6.9cm" svg:x2="24.356cm" svg:y2="9.006cm" svg:d="M4085 6900l20271 2106" svg:viewBox="0 0 20272 2107">
          <text:p/>
        </draw:connector>
        <draw:connector draw:style-name="gr268" draw:text-style-name="P59" draw:layer="layout" draw:type="line" svg:x1="25.604cm" svg:y1="8.3cm" svg:x2="21.099cm" svg:y2="2.913cm" draw:start-shape="id192" draw:start-glue-point="0" draw:end-shape="id201" draw:end-glue-point="2" svg:d="M25604 8300l-4505-5387" svg:viewBox="0 0 4506 5388">
          <text:p/>
        </draw:connector>
        <draw:custom-shape draw:style-name="gr269" draw:text-style-name="P60" xml:id="id192" draw:id="id192" draw:layer="layout" svg:width="2.608cm" svg:height="1.413cm" svg:x="24.3cm" svg:y="8.3cm">
          <text:p text:style-name="P3"><text:span text:style-name="T23">Pod </text:span></text:p>
          <text:p text:style-name="P3"><text:span text:style-name="T23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0" draw:text-style-name="P59" draw:layer="layout" draw:type="line" svg:x1="4cm" svg:y1="12.663cm" svg:x2="19.795cm" svg:y2="2.206cm" draw:start-shape="id188" draw:start-glue-point="1" draw:end-shape="id201" draw:end-glue-point="3" svg:d="M4000 12663l15795-10457" svg:viewBox="0 0 15796 10458">
          <text:p text:style-name="P3"><text:span text:style-name="T28"/></text:p>
          <text:p text:style-name="P3"><text:span text:style-name="T28"/></text:p>
        </draw:connector>
        <draw:connector draw:style-name="gr271" draw:text-style-name="P59" draw:layer="layout" draw:type="line" svg:x1="19.795cm" svg:y1="2.206cm" svg:x2="16.28cm" svg:y2="1.76cm" draw:start-shape="id201" draw:start-glue-point="3" draw:end-shape="id199" draw:end-glue-point="1" svg:d="M19795 2206l-3515-446" svg:viewBox="0 0 3516 447">
          <text:p/>
        </draw:connector>
        <draw:custom-shape draw:style-name="gr269" draw:text-style-name="P60" xml:id="id201" draw:id="id201" draw:layer="layout" svg:width="2.608cm" svg:height="1.413cm" svg:x="19.795cm" svg:y="1.5cm">
          <text:p text:style-name="P3"><text:span text:style-name="T23">Seeds </text:span></text:p>
          <text:p text:style-name="P3"><text:span text:style-name="T23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60" xml:id="id199" draw:id="id199" draw:layer="layout" svg:width="2.78cm" svg:height="1.32cm" svg:x="13.5cm" svg:y="1.1cm">
          <text:p text:style-name="P3"><text:span text:style-name="T23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59" draw:layer="layout" draw:type="line" svg:x1="2.664cm" svg:y1="7.6cm" svg:x2="7.1cm" svg:y2="16.2cm" draw:start-shape="id193" draw:start-glue-point="2" draw:end-shape="id196" svg:d="M2664 7600l4436 8600" svg:viewBox="0 0 4437 8601">
          <text:p/>
        </draw:connector>
        <draw:connector draw:style-name="gr274" draw:text-style-name="P59" draw:layer="layout" draw:type="line" svg:x1="22.578cm" svg:y1="18.114cm" svg:x2="14.75cm" svg:y2="11.6cm" draw:start-shape="id191" draw:start-glue-point="0" draw:end-shape="id194" draw:end-glue-point="2" svg:d="M22578 18114l-7828-6514" svg:viewBox="0 0 7829 6515">
          <text:p/>
        </draw:connector>
        <draw:connector draw:style-name="gr275" draw:text-style-name="P59" draw:layer="layout" draw:type="line" svg:x1="21.078cm" svg:y1="18.846cm" svg:x2="10.75cm" svg:y2="5.1cm" draw:start-shape="id191" draw:start-glue-point="3" draw:end-shape="id198" draw:end-glue-point="2" svg:d="M21078 18846l-10328-13746" svg:viewBox="0 0 10329 13747">
          <text:p/>
        </draw:connector>
        <draw:connector draw:style-name="gr276" draw:text-style-name="P59" draw:layer="layout" draw:type="line" svg:x1="12.4cm" svg:y1="4.2cm" svg:x2="19.795cm" svg:y2="2.206cm" draw:start-shape="id198" draw:start-glue-point="1" draw:end-shape="id201" draw:end-glue-point="3" svg:d="M12400 4200l7395-1994" svg:viewBox="0 0 7396 1995">
          <text:p/>
        </draw:connector>
        <draw:custom-shape draw:style-name="gr277" draw:text-style-name="P60" xml:id="id186" draw:id="id186" draw:layer="layout" svg:width="2.9cm" svg:height="1.164cm" svg:x="17.6cm" svg:y="10.436cm">
          <text:p text:style-name="P3"><text:span text:style-name="T23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60" xml:id="id193" draw:id="id193" draw:layer="layout" svg:width="2.729cm" svg:height="1.4cm" svg:x="1.3cm" svg:y="6.2cm">
          <text:p text:style-name="P3"><text:span text:style-name="T23">Distance</text:span></text:p>
          <text:p text:style-name="P3"><text:span text:style-name="T23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60" xml:id="id191" draw:id="id191" draw:layer="layout" svg:width="3cm" svg:height="1.464cm" svg:x="21.078cm" svg:y="18.11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64" xml:id="id194" draw:id="id194" draw:layer="layout" svg:width="3.3cm" svg:height="1.8cm" svg:x="13.1cm" svg:y="9.8cm">
          <text:p text:style-name="P41"><text:span text:style-name="T24">Honey bee</text:span></text:p>
          <text:p text:style-name="P41"><text:span text:style-name="T24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64" xml:id="id196" draw:id="id196" draw:layer="layout" svg:width="3.3cm" svg:height="1.8cm" svg:x="7.1cm" svg:y="15.3cm">
          <text:p text:style-name="P41"><text:span text:style-name="T24">Leafcutter</text:span></text:p>
          <text:p text:style-name="P41"><text:span text:style-name="T24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65" xml:id="id198" draw:id="id198" draw:layer="layout" svg:width="3.3cm" svg:height="1.8cm" svg:x="9.1cm" svg:y="3.3cm">
          <text:p text:style-name="P41"><text:span text:style-name="T21">Pollen</text:span></text:p>
          <text:p text:style-name="P41"><text:span text:style-name="T2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3" draw:text-style-name="P66" draw:layer="layout" draw:type="line" svg:x1="8.75cm" svg:y1="15.3cm" svg:x2="14.75cm" svg:y2="11.6cm" draw:start-shape="id196" draw:start-glue-point="0" draw:end-shape="id194" draw:end-glue-point="2" svg:d="M8750 15300l6000-3700" svg:viewBox="0 0 6001 3701">
          <text:p/>
        </draw:connector>
        <draw:custom-shape draw:style-name="gr284" draw:text-style-name="P67" xml:id="id187" draw:id="id187" draw:layer="layout" svg:width="3.4cm" svg:height="1.5cm" svg:x="23.5cm" svg:y="3.3cm">
          <text:p text:style-name="P3"><text:span text:style-name="T23">Flowers per</text:span></text:p>
          <text:p text:style-name="P3"><text:span text:style-name="T23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5" draw:text-style-name="P58" draw:layer="layout" draw:type="line" svg:x1="25.604cm" svg:y1="8.3cm" svg:x2="25.2cm" svg:y2="4.8cm" draw:start-shape="id192" draw:start-glue-point="0" draw:end-shape="id187" draw:end-glue-point="2" svg:d="M25604 8300l-404-3500" svg:viewBox="0 0 405 3501">
          <text:p/>
        </draw:connector>
        <draw:custom-shape draw:style-name="gr244" draw:text-style-name="P60" xml:id="id200" draw:id="id200" draw:layer="layout" svg:width="2.528cm" svg:height="1.4cm" svg:x="24.324cm" svg:y="13.7cm">
          <text:p text:style-name="P3"><text:span text:style-name="T23">Plant </text:span></text:p>
          <text:p text:style-name="P3"><text:span text:style-name="T23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4" draw:text-style-name="P12" draw:layer="layout" draw:type="line" svg:x1="16.536cm" svg:y1="18.8cm" svg:x2="14.89cm" svg:y2="2.42cm" draw:start-shape="id197" draw:start-glue-point="0" draw:end-shape="id199" draw:end-glue-point="2" svg:d="M16536 18800l-1646-16380" svg:viewBox="0 0 1647 16381">
          <text:p/>
        </draw:connector>
        <draw:frame draw:style-name="gr104" draw:text-style-name="P35" draw:layer="layout" svg:width="12.732cm" svg:height="1.825cm" svg:x="0.768cm" svg:y="0.101cm">
          <draw:text-box>
            <text:p><text:span text:style-name="T17">Yield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onnector draw:style-name="gr286" draw:text-style-name="P66" draw:layer="layout" draw:type="line" svg:x1="20.5cm" svg:y1="11.018cm" svg:x2="25.2cm" svg:y2="4.8cm" draw:start-shape="id202" draw:start-glue-point="1" draw:end-shape="id203" draw:end-glue-point="2" svg:d="M20500 11018l4700-6218" svg:viewBox="0 0 4701 6219">
          <text:p/>
        </draw:connector>
        <draw:connector draw:style-name="gr287" draw:text-style-name="P66" draw:layer="layout" draw:type="line" svg:x1="4cm" svg:y1="12.663cm" svg:x2="23.5cm" svg:y2="4.05cm" draw:start-shape="id204" draw:start-glue-point="1" draw:end-shape="id203" draw:end-glue-point="3" svg:d="M4000 12663l19500-8613" svg:viewBox="0 0 19501 8614">
          <text:p/>
        </draw:connector>
        <draw:connector draw:style-name="gr242" draw:text-style-name="P59" draw:layer="layout" draw:type="line" svg:x1="5.028cm" svg:y1="3.182cm" svg:x2="15cm" svg:y2="15.2cm" draw:start-shape="id205" draw:start-glue-point="1" draw:end-shape="id206" draw:end-glue-point="0" svg:d="M5028 3182l9972 12018" svg:viewBox="0 0 9973 12019">
          <text:p/>
        </draw:connector>
        <draw:connector draw:style-name="gr288" draw:text-style-name="P59" draw:layer="layout" draw:type="line" svg:x1="22.578cm" svg:y1="18.114cm" svg:x2="25.604cm" svg:y2="9.713cm" draw:start-shape="id207" draw:start-glue-point="0" draw:end-shape="id208" draw:end-glue-point="2" svg:d="M22578 18114l3026-8401" svg:viewBox="0 0 3027 8402">
          <text:p/>
        </draw:connector>
        <draw:custom-shape draw:style-name="gr244" draw:text-style-name="P60" xml:id="id204" draw:id="id204" draw:layer="layout" svg:width="2.528cm" svg:height="1.4cm" svg:x="1.472cm" svg:y="11.963cm">
          <text:p text:style-name="P3"><text:span text:style-name="T23">Bay</text:span></text:p>
          <text:p text:style-name="P3"><text:span text:style-name="T23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5" draw:text-style-name="P59" draw:layer="layout" draw:type="line" svg:x1="4.029cm" svg:y1="6.9cm" svg:x2="11cm" svg:y2="12.3cm" draw:start-shape="id209" draw:start-glue-point="1" draw:end-shape="id210" draw:end-glue-point="3" svg:d="M4029 6900l6971 5400" svg:viewBox="0 0 6972 5401">
          <text:p/>
        </draw:connector>
        <draw:connector draw:style-name="gr246" draw:text-style-name="P59" draw:layer="layout" draw:type="line" svg:x1="4cm" svg:y1="12.663cm" svg:x2="11cm" svg:y2="12.3cm" draw:start-shape="id204" draw:start-glue-point="1" draw:end-shape="id210" svg:d="M4000 12663l7000-363" svg:viewBox="0 0 7001 364">
          <text:p/>
        </draw:connector>
        <draw:custom-shape draw:style-name="gr289" draw:text-style-name="P63" xml:id="id213" draw:id="id213" draw:layer="layout" svg:width="2.528cm" svg:height="1.564cm" svg:x="14.372cm" svg:y="18.8cm">
          <text:p text:style-name="P3"><text:span text:style-name="T22">Tent</text:span></text:p>
          <text:p text:style-name="P3"><text:span text:style-name="T22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8" draw:text-style-name="P59" draw:layer="layout" draw:type="line" svg:x1="21.078cm" svg:y1="18.846cm" svg:x2="14.417cm" svg:y2="17.736cm" draw:start-shape="id207" draw:start-glue-point="3" draw:end-shape="id211" draw:end-glue-point="2" svg:d="M21078 18846l-6661-1110" svg:viewBox="0 0 6662 1111">
          <text:p/>
        </draw:connector>
        <draw:connector draw:style-name="gr249" draw:text-style-name="P59" draw:layer="layout" draw:type="line" svg:x1="4cm" svg:y1="12.663cm" svg:x2="7.1cm" svg:y2="16.2cm" draw:start-shape="id204" draw:start-glue-point="1" draw:end-shape="id212" draw:end-glue-point="3" svg:d="M4000 12663l3100 3537" svg:viewBox="0 0 3101 3538">
          <text:p/>
        </draw:connector>
        <draw:connector draw:style-name="gr250" draw:text-style-name="P61" draw:layer="layout" draw:type="line" svg:x1="15.636cm" svg:y1="18.8cm" svg:x2="14.417cm" svg:y2="17.736cm" draw:start-shape="id213" draw:start-glue-point="0" draw:end-shape="id211" draw:end-glue-point="2" svg:d="M15636 18800l-1219-1064" svg:viewBox="0 0 1220 1065">
          <text:p/>
        </draw:connector>
        <draw:connector draw:style-name="gr290" draw:text-style-name="P61" draw:layer="layout" draw:type="line" svg:x1="12.65cm" svg:y1="11.4cm" svg:x2="10.75cm" svg:y2="5.1cm" draw:start-shape="id210" draw:start-glue-point="0" draw:end-shape="id214" draw:end-glue-point="2" svg:d="M12650 11400l-1900-6300" svg:viewBox="0 0 1901 6301">
          <text:p/>
        </draw:connector>
        <draw:connector draw:style-name="gr291" draw:text-style-name="P61" draw:layer="layout" draw:type="line" svg:x1="12.4cm" svg:y1="4.2cm" svg:x2="14.89cm" svg:y2="2.32cm" draw:start-shape="id214" draw:start-glue-point="1" draw:end-shape="id215" draw:end-glue-point="2" svg:d="M12400 4200l2490-1880" svg:viewBox="0 0 2491 1881">
          <text:p/>
        </draw:connector>
        <draw:connector draw:style-name="gr273" draw:text-style-name="P59" draw:layer="layout" draw:type="line" svg:x1="24.324cm" svg:y1="14.4cm" svg:x2="20.5cm" svg:y2="11.018cm" draw:start-shape="id216" draw:start-glue-point="3" draw:end-shape="id202" draw:end-glue-point="1" svg:d="M24324 14400l-3824-3382" svg:viewBox="0 0 3825 3383">
          <text:p/>
        </draw:connector>
        <draw:connector draw:style-name="gr292" draw:text-style-name="P59" draw:layer="layout" draw:type="line" svg:x1="22.578cm" svg:y1="18.114cm" svg:x2="25.588cm" svg:y2="15.1cm" draw:start-shape="id207" draw:start-glue-point="0" draw:end-shape="id216" draw:end-glue-point="2" svg:d="M22578 18114l3010-3014" svg:viewBox="0 0 3011 3015">
          <text:p/>
        </draw:connector>
        <draw:connector draw:style-name="gr255" draw:text-style-name="P59" draw:layer="layout" draw:type="line" svg:x1="13.6cm" svg:y1="15.95cm" svg:x2="10.4cm" svg:y2="16.2cm" draw:start-shape="id206" draw:start-glue-point="3" draw:end-shape="id212" draw:end-glue-point="1" svg:d="M13600 15950l-3200 250" svg:viewBox="0 0 3201 251">
          <text:p/>
        </draw:connector>
        <draw:connector draw:style-name="gr293" draw:text-style-name="P59" draw:layer="layout" draw:type="line" svg:x1="22.578cm" svg:y1="18.114cm" svg:x2="19.05cm" svg:y2="11.6cm" draw:start-shape="id207" draw:start-glue-point="0" draw:end-shape="id202" draw:end-glue-point="2" svg:d="M22578 18114l-3528-6514" svg:viewBox="0 0 3529 6515">
          <text:p/>
        </draw:connector>
        <draw:connector draw:style-name="gr249" draw:text-style-name="P59" draw:layer="layout" draw:type="line" svg:x1="4cm" svg:y1="12.663cm" svg:x2="15cm" svg:y2="15.2cm" draw:start-shape="id204" draw:start-glue-point="1" draw:end-shape="id206" draw:end-glue-point="0" svg:d="M4000 12663l11000 2537" svg:viewBox="0 0 11001 2538">
          <text:p/>
        </draw:connector>
        <draw:custom-shape draw:style-name="gr257" draw:text-style-name="P63" xml:id="id205" draw:id="id205" draw:layer="layout" svg:width="2.528cm" svg:height="1.164cm" svg:x="2.5cm" svg:y="2.6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8" draw:text-style-name="P59" draw:layer="layout" draw:type="line" svg:x1="21.078cm" svg:y1="18.846cm" svg:x2="16.4cm" svg:y2="15.95cm" draw:start-shape="id207" draw:start-glue-point="3" draw:end-shape="id206" draw:end-glue-point="1" svg:d="M21078 18846l-4678-2896" svg:viewBox="0 0 4679 2897">
          <text:p/>
        </draw:connector>
        <draw:connector draw:style-name="gr259" draw:text-style-name="P59" xml:id="id211" draw:id="id211" draw:layer="layout" draw:type="line" svg:x1="14.417cm" svg:y1="17.736cm" svg:x2="10.4cm" svg:y2="16.2cm" draw:end-shape="id212" draw:end-glue-point="1" svg:d="M14417 17736l-4017-1536" svg:viewBox="0 0 4018 1537">
          <text:p/>
        </draw:connector>
        <draw:connector draw:style-name="gr294" draw:text-style-name="P59" draw:layer="layout" draw:type="line" svg:x1="4cm" svg:y1="12.663cm" svg:x2="9.1cm" svg:y2="4.2cm" draw:start-shape="id204" draw:start-glue-point="1" draw:end-shape="id214" draw:end-glue-point="3" svg:d="M4000 12663l5100-8463" svg:viewBox="0 0 5101 8464">
          <text:p/>
        </draw:connector>
        <draw:connector draw:style-name="gr295" draw:text-style-name="P59" draw:layer="layout" draw:type="line" svg:x1="20.5cm" svg:y1="11.018cm" svg:x2="24.3cm" svg:y2="9.006cm" draw:start-shape="id202" draw:start-glue-point="1" draw:end-shape="id208" draw:end-glue-point="3" svg:d="M20500 11018l3800-2012" svg:viewBox="0 0 3801 2013">
          <text:p/>
        </draw:connector>
        <draw:custom-shape draw:style-name="gr296" draw:text-style-name="P64" xml:id="id206" draw:id="id206" draw:layer="layout" svg:width="2.8cm" svg:height="1.5cm" svg:x="13.6cm" svg:y="15.2cm">
          <text:p text:style-name="P41"><text:span text:style-name="T24">Flower </text:span></text:p>
          <text:p text:style-name="P41"><text:span text:style-name="T24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59" draw:layer="layout" draw:type="line" svg:x1="19.05cm" svg:y1="10.436cm" svg:x2="21.099cm" svg:y2="2.913cm" draw:start-shape="id202" draw:start-glue-point="0" draw:end-shape="id217" draw:end-glue-point="2" svg:d="M19050 10436l2049-7523" svg:viewBox="0 0 2050 7524">
          <text:p/>
        </draw:connector>
        <draw:connector draw:style-name="gr298" draw:text-style-name="P59" draw:layer="layout" draw:type="line" svg:x1="19.05cm" svg:y1="10.436cm" svg:x2="14.89cm" svg:y2="2.32cm" draw:start-shape="id202" draw:start-glue-point="0" draw:end-shape="id215" draw:end-glue-point="2" svg:d="M19050 10436l-4160-8116" svg:viewBox="0 0 4161 8117">
          <text:p/>
        </draw:connector>
        <draw:connector draw:style-name="gr255" draw:text-style-name="P59" draw:layer="layout" draw:type="line" svg:x1="5.028cm" svg:y1="3.182cm" svg:x2="13.5cm" svg:y2="1.66cm" draw:start-shape="id205" draw:start-glue-point="1" draw:end-shape="id215" draw:end-glue-point="3" svg:d="M5028 3182l8472-1522" svg:viewBox="0 0 8473 1523">
          <text:p/>
        </draw:connector>
        <draw:connector draw:style-name="gr299" draw:text-style-name="P59" draw:layer="layout" draw:type="line" svg:x1="25.588cm" svg:y1="13.7cm" svg:x2="14.89cm" svg:y2="2.32cm" draw:start-shape="id216" draw:start-glue-point="0" draw:end-shape="id215" draw:end-glue-point="2" svg:d="M25588 13700l-10698-11380" svg:viewBox="0 0 10699 11381">
          <text:p/>
        </draw:connector>
        <draw:connector draw:style-name="gr300" draw:text-style-name="P59" draw:layer="layout" draw:type="line" svg:x1="8.75cm" svg:y1="15.3cm" svg:x2="10.75cm" svg:y2="5.1cm" draw:start-shape="id212" draw:start-glue-point="0" draw:end-shape="id214" draw:end-glue-point="2" svg:d="M8750 15300l2000-10200" svg:viewBox="0 0 2001 10201">
          <text:p/>
        </draw:connector>
        <draw:connector draw:style-name="gr299" draw:text-style-name="P59" draw:layer="layout" draw:type="line" svg:x1="12.4cm" svg:y1="4.2cm" svg:x2="24.3cm" svg:y2="9.006cm" draw:start-shape="id214" draw:start-glue-point="1" draw:end-shape="id208" draw:end-glue-point="3" svg:d="M12400 4200l11900 4806" svg:viewBox="0 0 11901 4807">
          <text:p/>
        </draw:connector>
        <draw:connector draw:style-name="gr301" draw:text-style-name="P59" draw:layer="layout" draw:type="line" svg:x1="4cm" svg:y1="12.663cm" svg:x2="24.3cm" svg:y2="9.006cm" draw:start-shape="id204" draw:start-glue-point="1" draw:end-shape="id208" draw:end-glue-point="3" svg:d="M4000 12663l20300-3657" svg:viewBox="0 0 20301 3658">
          <text:p/>
        </draw:connector>
        <draw:connector draw:style-name="gr302" draw:text-style-name="P59" draw:layer="layout" draw:type="line" svg:x1="4.029cm" svg:y1="6.9cm" svg:x2="24.3cm" svg:y2="9.006cm" draw:start-shape="id209" draw:start-glue-point="1" draw:end-shape="id208" draw:end-glue-point="3" svg:d="M4029 6900l20271 2106" svg:viewBox="0 0 20272 2107">
          <text:p/>
        </draw:connector>
        <draw:connector draw:style-name="gr303" draw:text-style-name="P59" draw:layer="layout" draw:type="line" svg:x1="25.604cm" svg:y1="8.3cm" svg:x2="21.099cm" svg:y2="2.913cm" draw:start-shape="id208" draw:start-glue-point="0" draw:end-shape="id217" draw:end-glue-point="2" svg:d="M25604 8300l-4505-5387" svg:viewBox="0 0 4506 5388">
          <text:p/>
        </draw:connector>
        <draw:custom-shape draw:style-name="gr304" draw:text-style-name="P63" xml:id="id208" draw:id="id208" draw:layer="layout" svg:width="2.608cm" svg:height="1.413cm" svg:x="24.3cm" svg:y="8.3cm">
          <text:p text:style-name="P3"><text:span text:style-name="T22">Pod 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59" draw:layer="layout" draw:type="line" svg:x1="4cm" svg:y1="12.663cm" svg:x2="19.795cm" svg:y2="2.206cm" draw:start-shape="id204" draw:start-glue-point="1" draw:end-shape="id217" draw:end-glue-point="3" svg:d="M4000 12663l15795-10457" svg:viewBox="0 0 15796 10458">
          <text:p text:style-name="P3"><text:span text:style-name="T28"/></text:p>
          <text:p text:style-name="P3"><text:span text:style-name="T28"/></text:p>
        </draw:connector>
        <draw:connector draw:style-name="gr273" draw:text-style-name="P59" draw:layer="layout" draw:type="line" svg:x1="19.795cm" svg:y1="2.206cm" svg:x2="16.28cm" svg:y2="1.66cm" draw:start-shape="id217" draw:start-glue-point="3" draw:end-shape="id215" draw:end-glue-point="1" svg:d="M19795 2206l-3515-546" svg:viewBox="0 0 3516 547">
          <text:p/>
        </draw:connector>
        <draw:custom-shape draw:style-name="gr304" draw:text-style-name="P63" xml:id="id217" draw:id="id217" draw:layer="layout" svg:width="2.608cm" svg:height="1.413cm" svg:x="19.795cm" svg:y="1.5cm">
          <text:p text:style-name="P3"><text:span text:style-name="T22">Seeds </text:span></text:p>
          <text:p text:style-name="P3"><text:span text:style-name="T22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63" xml:id="id215" draw:id="id215" draw:layer="layout" svg:width="2.78cm" svg:height="1.32cm" svg:x="13.5cm" svg:y="1cm">
          <text:p text:style-name="P3"><text:span text:style-name="T22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59" draw:layer="layout" draw:type="line" svg:x1="2.664cm" svg:y1="7.6cm" svg:x2="7.1cm" svg:y2="16.2cm" draw:start-shape="id209" draw:start-glue-point="2" draw:end-shape="id212" svg:d="M2664 7600l4436 8600" svg:viewBox="0 0 4437 8601">
          <text:p/>
        </draw:connector>
        <draw:connector draw:style-name="gr274" draw:text-style-name="P59" draw:layer="layout" draw:type="line" svg:x1="22.578cm" svg:y1="18.114cm" svg:x2="12.65cm" svg:y2="13.2cm" draw:start-shape="id207" draw:start-glue-point="0" draw:end-shape="id210" draw:end-glue-point="2" svg:d="M22578 18114l-9928-4914" svg:viewBox="0 0 9929 4915">
          <text:p/>
        </draw:connector>
        <draw:connector draw:style-name="gr307" draw:text-style-name="P59" draw:layer="layout" draw:type="line" svg:x1="21.078cm" svg:y1="18.846cm" svg:x2="12.4cm" svg:y2="4.2cm" draw:start-shape="id207" draw:start-glue-point="3" draw:end-shape="id214" draw:end-glue-point="1" svg:d="M21078 18846l-8678-14646" svg:viewBox="0 0 8679 14647">
          <text:p/>
        </draw:connector>
        <draw:connector draw:style-name="gr259" draw:text-style-name="P59" draw:layer="layout" draw:type="line" svg:x1="12.4cm" svg:y1="4.2cm" svg:x2="19.795cm" svg:y2="2.206cm" draw:start-shape="id214" draw:start-glue-point="1" draw:end-shape="id217" draw:end-glue-point="3" svg:d="M12400 4200l7395-1994" svg:viewBox="0 0 7396 1995">
          <text:p/>
        </draw:connector>
        <draw:custom-shape draw:style-name="gr308" draw:text-style-name="P63" xml:id="id202" draw:id="id202" draw:layer="layout" svg:width="2.9cm" svg:height="1.164cm" svg:x="17.6cm" svg:y="10.436cm">
          <text:p text:style-name="P3"><text:span text:style-name="T22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63" xml:id="id209" draw:id="id209" draw:layer="layout" svg:width="2.729cm" svg:height="1.4cm" svg:x="1.3cm" svg:y="6.2cm">
          <text:p text:style-name="P3"><text:span text:style-name="T22">Distance</text:span></text:p>
          <text:p text:style-name="P3"><text:span text:style-name="T22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60" xml:id="id207" draw:id="id207" draw:layer="layout" svg:width="3cm" svg:height="1.464cm" svg:x="21.078cm" svg:y="18.11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65" xml:id="id210" draw:id="id210" draw:layer="layout" svg:width="3.3cm" svg:height="1.8cm" svg:x="11cm" svg:y="11.4cm">
          <text:p text:style-name="P41"><text:span text:style-name="T21">Honey bee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65" xml:id="id212" draw:id="id212" draw:layer="layout" svg:width="3.3cm" svg:height="1.8cm" svg:x="7.1cm" svg:y="15.3cm">
          <text:p text:style-name="P41"><text:span text:style-name="T21">Leafcutter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65" xml:id="id214" draw:id="id214" draw:layer="layout" svg:width="3.3cm" svg:height="1.8cm" svg:x="9.1cm" svg:y="3.3cm">
          <text:p text:style-name="P41"><text:span text:style-name="T21">Pollen</text:span></text:p>
          <text:p text:style-name="P41"><text:span text:style-name="T2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3" draw:text-style-name="P66" draw:layer="layout" draw:type="line" svg:x1="8.75cm" svg:y1="15.3cm" svg:x2="12.65cm" svg:y2="13.2cm" draw:start-shape="id212" draw:start-glue-point="0" draw:end-shape="id210" draw:end-glue-point="2" svg:d="M8750 15300l3900-2100" svg:viewBox="0 0 3901 2101">
          <text:p/>
        </draw:connector>
        <draw:custom-shape draw:style-name="gr313" draw:text-style-name="P63" xml:id="id203" draw:id="id203" draw:layer="layout" svg:width="3.4cm" svg:height="1.5cm" svg:x="23.5cm" svg:y="3.3cm">
          <text:p text:style-name="P3"><text:span text:style-name="T22">Flowers per</text:span></text:p>
          <text:p text:style-name="P3"><text:span text:style-name="T22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4" draw:text-style-name="P66" draw:layer="layout" draw:type="line" svg:x1="25.604cm" svg:y1="8.3cm" svg:x2="25.2cm" svg:y2="4.8cm" draw:start-shape="id208" draw:start-glue-point="0" draw:end-shape="id203" draw:end-glue-point="2" svg:d="M25604 8300l-404-3500" svg:viewBox="0 0 405 3501">
          <text:p/>
        </draw:connector>
        <draw:custom-shape draw:style-name="gr315" draw:text-style-name="P63" xml:id="id216" draw:id="id216" draw:layer="layout" svg:width="2.528cm" svg:height="1.4cm" svg:x="24.324cm" svg:y="13.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26" draw:layer="layout" svg:width="10.932cm" svg:height="1.038cm" svg:x="0.768cm" svg:y="0.1cm">
          <draw:text-box>
            <text:p><text:span text:style-name="T17">Pollen deposition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onnector draw:style-name="gr286" draw:text-style-name="P66" draw:layer="layout" draw:type="line" svg:x1="20.5cm" svg:y1="11.018cm" svg:x2="25.2cm" svg:y2="4.8cm" draw:start-shape="id218" draw:start-glue-point="1" draw:end-shape="id219" draw:end-glue-point="2" svg:d="M20500 11018l4700-6218" svg:viewBox="0 0 4701 6219">
          <text:p/>
        </draw:connector>
        <draw:connector draw:style-name="gr287" draw:text-style-name="P66" draw:layer="layout" draw:type="line" svg:x1="4cm" svg:y1="12.663cm" svg:x2="23.5cm" svg:y2="4.05cm" draw:start-shape="id220" draw:start-glue-point="1" draw:end-shape="id219" draw:end-glue-point="3" svg:d="M4000 12663l19500-8613" svg:viewBox="0 0 19501 8614">
          <text:p/>
        </draw:connector>
        <draw:connector draw:style-name="gr242" draw:text-style-name="P59" draw:layer="layout" draw:type="line" svg:x1="5.028cm" svg:y1="3.182cm" svg:x2="15cm" svg:y2="15.2cm" draw:start-shape="id221" draw:start-glue-point="1" draw:end-shape="id222" draw:end-glue-point="0" svg:d="M5028 3182l9972 12018" svg:viewBox="0 0 9973 12019">
          <text:p/>
        </draw:connector>
        <draw:connector draw:style-name="gr288" draw:text-style-name="P59" draw:layer="layout" draw:type="line" svg:x1="22.578cm" svg:y1="18.114cm" svg:x2="25.604cm" svg:y2="9.713cm" draw:start-shape="id223" draw:start-glue-point="0" draw:end-shape="id224" draw:end-glue-point="2" svg:d="M22578 18114l3026-8401" svg:viewBox="0 0 3027 8402">
          <text:p/>
        </draw:connector>
        <draw:custom-shape draw:style-name="gr244" draw:text-style-name="P60" xml:id="id220" draw:id="id220" draw:layer="layout" svg:width="2.528cm" svg:height="1.4cm" svg:x="1.472cm" svg:y="11.963cm">
          <text:p text:style-name="P3"><text:span text:style-name="T23">Bay</text:span></text:p>
          <text:p text:style-name="P3"><text:span text:style-name="T23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6" draw:text-style-name="P59" draw:layer="layout" draw:type="line" svg:x1="4.029cm" svg:y1="6.9cm" svg:x2="13.1cm" svg:y2="10.7cm" draw:start-shape="id225" draw:start-glue-point="1" draw:end-shape="id226" draw:end-glue-point="3" svg:d="M4029 6900l9071 3800" svg:viewBox="0 0 9072 3801">
          <text:p/>
        </draw:connector>
        <draw:connector draw:style-name="gr317" draw:text-style-name="P59" draw:layer="layout" draw:type="line" svg:x1="4cm" svg:y1="12.663cm" svg:x2="13.1cm" svg:y2="10.7cm" draw:start-shape="id220" draw:start-glue-point="1" draw:end-shape="id226" svg:d="M4000 12663l9100-1963" svg:viewBox="0 0 9101 1964">
          <text:p/>
        </draw:connector>
        <draw:custom-shape draw:style-name="gr247" draw:text-style-name="P60" xml:id="id229" draw:id="id229" draw:layer="layout" svg:width="2.528cm" svg:height="1.564cm" svg:x="14.372cm" svg:y="18.8cm">
          <text:p text:style-name="P3"><text:span text:style-name="T23">Tent</text:span></text:p>
          <text:p text:style-name="P3"><text:span text:style-name="T23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4" draw:text-style-name="P59" draw:layer="layout" draw:type="line" svg:x1="21.078cm" svg:y1="18.846cm" svg:x2="14.417cm" svg:y2="17.736cm" draw:start-shape="id223" draw:start-glue-point="3" draw:end-shape="id227" draw:end-glue-point="2" svg:d="M21078 18846l-6661-1110" svg:viewBox="0 0 6662 1111">
          <text:p/>
        </draw:connector>
        <draw:connector draw:style-name="gr249" draw:text-style-name="P59" draw:layer="layout" draw:type="line" svg:x1="4cm" svg:y1="12.663cm" svg:x2="7.1cm" svg:y2="16.2cm" draw:start-shape="id220" draw:start-glue-point="1" draw:end-shape="id228" draw:end-glue-point="3" svg:d="M4000 12663l3100 3537" svg:viewBox="0 0 3101 3538">
          <text:p/>
        </draw:connector>
        <draw:connector draw:style-name="gr318" draw:text-style-name="P61" draw:layer="layout" draw:type="line" svg:x1="15.636cm" svg:y1="18.8cm" svg:x2="14.417cm" svg:y2="17.736cm" draw:start-shape="id229" draw:start-glue-point="0" draw:end-shape="id227" draw:end-glue-point="2" svg:d="M15636 18800l-1219-1064" svg:viewBox="0 0 1220 1065">
          <text:p/>
        </draw:connector>
        <draw:connector draw:style-name="gr251" draw:text-style-name="P61" draw:layer="layout" draw:type="line" svg:x1="14.75cm" svg:y1="9.8cm" svg:x2="10.75cm" svg:y2="5.1cm" draw:start-shape="id226" draw:start-glue-point="0" draw:end-shape="id230" draw:end-glue-point="2" svg:d="M14750 9800l-4000-4700" svg:viewBox="0 0 4001 4701">
          <text:p/>
        </draw:connector>
        <draw:connector draw:style-name="gr291" draw:text-style-name="P61" draw:layer="layout" draw:type="line" svg:x1="12.4cm" svg:y1="4.2cm" svg:x2="14.89cm" svg:y2="2.32cm" draw:start-shape="id230" draw:start-glue-point="1" draw:end-shape="id231" draw:end-glue-point="2" svg:d="M12400 4200l2490-1880" svg:viewBox="0 0 2491 1881">
          <text:p/>
        </draw:connector>
        <draw:connector draw:style-name="gr273" draw:text-style-name="P59" draw:layer="layout" draw:type="line" svg:x1="24.324cm" svg:y1="14.4cm" svg:x2="20.5cm" svg:y2="11.018cm" draw:start-shape="id232" draw:start-glue-point="3" draw:end-shape="id218" draw:end-glue-point="1" svg:d="M24324 14400l-3824-3382" svg:viewBox="0 0 3825 3383">
          <text:p/>
        </draw:connector>
        <draw:connector draw:style-name="gr292" draw:text-style-name="P59" draw:layer="layout" draw:type="line" svg:x1="22.578cm" svg:y1="18.114cm" svg:x2="25.588cm" svg:y2="15.1cm" draw:start-shape="id223" draw:start-glue-point="0" draw:end-shape="id232" draw:end-glue-point="2" svg:d="M22578 18114l3010-3014" svg:viewBox="0 0 3011 3015">
          <text:p/>
        </draw:connector>
        <draw:connector draw:style-name="gr319" draw:text-style-name="P59" draw:layer="layout" draw:type="line" svg:x1="13.6cm" svg:y1="15.95cm" svg:x2="10.4cm" svg:y2="16.2cm" draw:start-shape="id222" draw:start-glue-point="3" draw:end-shape="id228" draw:end-glue-point="1" svg:d="M13600 15950l-3200 250" svg:viewBox="0 0 3201 251">
          <text:p/>
        </draw:connector>
        <draw:connector draw:style-name="gr293" draw:text-style-name="P59" draw:layer="layout" draw:type="line" svg:x1="22.578cm" svg:y1="18.114cm" svg:x2="19.05cm" svg:y2="11.6cm" draw:start-shape="id223" draw:start-glue-point="0" draw:end-shape="id218" draw:end-glue-point="2" svg:d="M22578 18114l-3528-6514" svg:viewBox="0 0 3529 6515">
          <text:p/>
        </draw:connector>
        <draw:connector draw:style-name="gr320" draw:text-style-name="P59" draw:layer="layout" draw:type="line" svg:x1="4cm" svg:y1="12.663cm" svg:x2="15cm" svg:y2="15.2cm" draw:start-shape="id220" draw:start-glue-point="1" draw:end-shape="id222" draw:end-glue-point="0" svg:d="M4000 12663l11000 2537" svg:viewBox="0 0 11001 2538">
          <text:p/>
        </draw:connector>
        <draw:custom-shape draw:style-name="gr257" draw:text-style-name="P63" xml:id="id221" draw:id="id221" draw:layer="layout" svg:width="2.528cm" svg:height="1.164cm" svg:x="2.5cm" svg:y="2.6cm">
          <text:p text:style-name="P3"><text:span text:style-name="T22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1" draw:text-style-name="P59" draw:layer="layout" draw:type="line" svg:x1="21.078cm" svg:y1="18.846cm" svg:x2="16.4cm" svg:y2="15.95cm" draw:start-shape="id223" draw:start-glue-point="3" draw:end-shape="id222" draw:end-glue-point="1" svg:d="M21078 18846l-4678-2896" svg:viewBox="0 0 4679 2897">
          <text:p/>
        </draw:connector>
        <draw:connector draw:style-name="gr276" draw:text-style-name="P59" xml:id="id227" draw:id="id227" draw:layer="layout" draw:type="line" svg:x1="14.417cm" svg:y1="17.736cm" svg:x2="10.4cm" svg:y2="16.2cm" draw:end-shape="id228" draw:end-glue-point="1" svg:d="M14417 17736l-4017-1536" svg:viewBox="0 0 4018 1537">
          <text:p/>
        </draw:connector>
        <draw:connector draw:style-name="gr248" draw:text-style-name="P59" draw:layer="layout" draw:type="line" svg:x1="4cm" svg:y1="12.663cm" svg:x2="9.1cm" svg:y2="4.2cm" draw:start-shape="id220" draw:start-glue-point="1" draw:end-shape="id230" draw:end-glue-point="3" svg:d="M4000 12663l5100-8463" svg:viewBox="0 0 5101 8464">
          <text:p/>
        </draw:connector>
        <draw:connector draw:style-name="gr295" draw:text-style-name="P59" draw:layer="layout" draw:type="line" svg:x1="20.5cm" svg:y1="11.018cm" svg:x2="24.3cm" svg:y2="9.006cm" draw:start-shape="id218" draw:start-glue-point="1" draw:end-shape="id224" draw:end-glue-point="3" svg:d="M20500 11018l3800-2012" svg:viewBox="0 0 3801 2013">
          <text:p/>
        </draw:connector>
        <draw:custom-shape draw:style-name="gr322" draw:text-style-name="P65" xml:id="id222" draw:id="id222" draw:layer="layout" svg:width="2.8cm" svg:height="1.5cm" svg:x="13.6cm" svg:y="15.2cm">
          <text:p text:style-name="P41"><text:span text:style-name="T21">Flower </text:span></text:p>
          <text:p text:style-name="P41"><text:span text:style-name="T2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59" draw:layer="layout" draw:type="line" svg:x1="19.05cm" svg:y1="10.436cm" svg:x2="21.099cm" svg:y2="2.913cm" draw:start-shape="id218" draw:start-glue-point="0" draw:end-shape="id233" draw:end-glue-point="2" svg:d="M19050 10436l2049-7523" svg:viewBox="0 0 2050 7524">
          <text:p/>
        </draw:connector>
        <draw:connector draw:style-name="gr298" draw:text-style-name="P59" draw:layer="layout" draw:type="line" svg:x1="19.05cm" svg:y1="10.436cm" svg:x2="14.89cm" svg:y2="2.32cm" draw:start-shape="id218" draw:start-glue-point="0" draw:end-shape="id231" draw:end-glue-point="2" svg:d="M19050 10436l-4160-8116" svg:viewBox="0 0 4161 8117">
          <text:p/>
        </draw:connector>
        <draw:connector draw:style-name="gr255" draw:text-style-name="P59" draw:layer="layout" draw:type="line" svg:x1="5.028cm" svg:y1="3.182cm" svg:x2="13.5cm" svg:y2="1.66cm" draw:start-shape="id221" draw:start-glue-point="1" draw:end-shape="id231" draw:end-glue-point="3" svg:d="M5028 3182l8472-1522" svg:viewBox="0 0 8473 1523">
          <text:p/>
        </draw:connector>
        <draw:connector draw:style-name="gr299" draw:text-style-name="P59" draw:layer="layout" draw:type="line" svg:x1="25.588cm" svg:y1="13.7cm" svg:x2="14.89cm" svg:y2="2.32cm" draw:start-shape="id232" draw:start-glue-point="0" draw:end-shape="id231" draw:end-glue-point="2" svg:d="M25588 13700l-10698-11380" svg:viewBox="0 0 10699 11381">
          <text:p/>
        </draw:connector>
        <draw:connector draw:style-name="gr265" draw:text-style-name="P59" draw:layer="layout" draw:type="line" svg:x1="8.75cm" svg:y1="15.3cm" svg:x2="10.75cm" svg:y2="5.1cm" draw:start-shape="id228" draw:start-glue-point="0" draw:end-shape="id230" draw:end-glue-point="2" svg:d="M8750 15300l2000-10200" svg:viewBox="0 0 2001 10201">
          <text:p/>
        </draw:connector>
        <draw:connector draw:style-name="gr299" draw:text-style-name="P59" draw:layer="layout" draw:type="line" svg:x1="12.4cm" svg:y1="4.2cm" svg:x2="24.3cm" svg:y2="9.006cm" draw:start-shape="id230" draw:start-glue-point="1" draw:end-shape="id224" draw:end-glue-point="3" svg:d="M12400 4200l11900 4806" svg:viewBox="0 0 11901 4807">
          <text:p/>
        </draw:connector>
        <draw:connector draw:style-name="gr301" draw:text-style-name="P59" draw:layer="layout" draw:type="line" svg:x1="4cm" svg:y1="12.663cm" svg:x2="24.3cm" svg:y2="9.006cm" draw:start-shape="id220" draw:start-glue-point="1" draw:end-shape="id224" draw:end-glue-point="3" svg:d="M4000 12663l20300-3657" svg:viewBox="0 0 20301 3658">
          <text:p/>
        </draw:connector>
        <draw:connector draw:style-name="gr302" draw:text-style-name="P59" draw:layer="layout" draw:type="line" svg:x1="4.029cm" svg:y1="6.9cm" svg:x2="24.3cm" svg:y2="9.006cm" draw:start-shape="id225" draw:start-glue-point="1" draw:end-shape="id224" draw:end-glue-point="3" svg:d="M4029 6900l20271 2106" svg:viewBox="0 0 20272 2107">
          <text:p/>
        </draw:connector>
        <draw:connector draw:style-name="gr303" draw:text-style-name="P59" draw:layer="layout" draw:type="line" svg:x1="25.604cm" svg:y1="8.3cm" svg:x2="21.099cm" svg:y2="2.913cm" draw:start-shape="id224" draw:start-glue-point="0" draw:end-shape="id233" draw:end-glue-point="2" svg:d="M25604 8300l-4505-5387" svg:viewBox="0 0 4506 5388">
          <text:p/>
        </draw:connector>
        <draw:custom-shape draw:style-name="gr304" draw:text-style-name="P63" xml:id="id224" draw:id="id224" draw:layer="layout" svg:width="2.608cm" svg:height="1.413cm" svg:x="24.3cm" svg:y="8.3cm">
          <text:p text:style-name="P3"><text:span text:style-name="T22">Pod </text:span></text:p>
          <text:p text:style-name="P3"><text:span text:style-name="T22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59" draw:layer="layout" draw:type="line" svg:x1="4cm" svg:y1="12.663cm" svg:x2="19.795cm" svg:y2="2.206cm" draw:start-shape="id220" draw:start-glue-point="1" draw:end-shape="id233" draw:end-glue-point="3" svg:d="M4000 12663l15795-10457" svg:viewBox="0 0 15796 10458">
          <text:p text:style-name="P3"><text:span text:style-name="T28"/></text:p>
          <text:p text:style-name="P3"><text:span text:style-name="T28"/></text:p>
        </draw:connector>
        <draw:connector draw:style-name="gr273" draw:text-style-name="P59" draw:layer="layout" draw:type="line" svg:x1="19.795cm" svg:y1="2.206cm" svg:x2="16.28cm" svg:y2="1.66cm" draw:start-shape="id233" draw:start-glue-point="3" draw:end-shape="id231" draw:end-glue-point="1" svg:d="M19795 2206l-3515-546" svg:viewBox="0 0 3516 547">
          <text:p/>
        </draw:connector>
        <draw:custom-shape draw:style-name="gr304" draw:text-style-name="P63" xml:id="id233" draw:id="id233" draw:layer="layout" svg:width="2.608cm" svg:height="1.413cm" svg:x="19.795cm" svg:y="1.5cm">
          <text:p text:style-name="P3"><text:span text:style-name="T22">Seeds </text:span></text:p>
          <text:p text:style-name="P3"><text:span text:style-name="T22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63" xml:id="id231" draw:id="id231" draw:layer="layout" svg:width="2.78cm" svg:height="1.32cm" svg:x="13.5cm" svg:y="1cm">
          <text:p text:style-name="P3"><text:span text:style-name="T22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1" draw:text-style-name="P59" draw:layer="layout" draw:type="line" svg:x1="2.664cm" svg:y1="7.6cm" svg:x2="7.1cm" svg:y2="16.2cm" draw:start-shape="id225" draw:start-glue-point="2" draw:end-shape="id228" svg:d="M2664 7600l4436 8600" svg:viewBox="0 0 4437 8601">
          <text:p/>
        </draw:connector>
        <draw:connector draw:style-name="gr323" draw:text-style-name="P59" draw:layer="layout" draw:type="line" svg:x1="22.578cm" svg:y1="18.114cm" svg:x2="14.75cm" svg:y2="11.6cm" draw:start-shape="id223" draw:start-glue-point="0" draw:end-shape="id226" draw:end-glue-point="2" svg:d="M22578 18114l-7828-6514" svg:viewBox="0 0 7829 6515">
          <text:p/>
        </draw:connector>
        <draw:connector draw:style-name="gr275" draw:text-style-name="P59" draw:layer="layout" draw:type="line" svg:x1="21.078cm" svg:y1="18.846cm" svg:x2="10.75cm" svg:y2="5.1cm" draw:start-shape="id223" draw:start-glue-point="3" draw:end-shape="id230" draw:end-glue-point="2" svg:d="M21078 18846l-10328-13746" svg:viewBox="0 0 10329 13747">
          <text:p/>
        </draw:connector>
        <draw:connector draw:style-name="gr259" draw:text-style-name="P59" draw:layer="layout" draw:type="line" svg:x1="12.4cm" svg:y1="4.2cm" svg:x2="19.795cm" svg:y2="2.206cm" draw:start-shape="id230" draw:start-glue-point="1" draw:end-shape="id233" draw:end-glue-point="3" svg:d="M12400 4200l7395-1994" svg:viewBox="0 0 7396 1995">
          <text:p/>
        </draw:connector>
        <draw:custom-shape draw:style-name="gr308" draw:text-style-name="P63" xml:id="id218" draw:id="id218" draw:layer="layout" svg:width="2.9cm" svg:height="1.164cm" svg:x="17.6cm" svg:y="10.436cm">
          <text:p text:style-name="P3"><text:span text:style-name="T22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60" xml:id="id225" draw:id="id225" draw:layer="layout" svg:width="2.729cm" svg:height="1.4cm" svg:x="1.3cm" svg:y="6.2cm">
          <text:p text:style-name="P3"><text:span text:style-name="T23">Distance</text:span></text:p>
          <text:p text:style-name="P3"><text:span text:style-name="T23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60" xml:id="id223" draw:id="id223" draw:layer="layout" svg:width="3cm" svg:height="1.464cm" svg:x="21.078cm" svg:y="18.11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65" xml:id="id226" draw:id="id226" draw:layer="layout" svg:width="3.3cm" svg:height="1.8cm" svg:x="13.1cm" svg:y="9.8cm">
          <text:p text:style-name="P41"><text:span text:style-name="T21">Honey bee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65" xml:id="id228" draw:id="id228" draw:layer="layout" svg:width="3.3cm" svg:height="1.8cm" svg:x="7.1cm" svg:y="15.3cm">
          <text:p text:style-name="P41"><text:span text:style-name="T21">Leafcutter</text:span></text:p>
          <text:p text:style-name="P41"><text:span text:style-name="T2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64" xml:id="id230" draw:id="id230" draw:layer="layout" svg:width="3.3cm" svg:height="1.8cm" svg:x="9.1cm" svg:y="3.3cm">
          <text:p text:style-name="P41"><text:span text:style-name="T24">Pollen</text:span></text:p>
          <text:p text:style-name="P41"><text:span text:style-name="T24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7" draw:text-style-name="P66" draw:layer="layout" draw:type="line" svg:x1="8.75cm" svg:y1="15.3cm" svg:x2="14.75cm" svg:y2="11.6cm" draw:start-shape="id228" draw:start-glue-point="0" draw:end-shape="id226" draw:end-glue-point="2" svg:d="M8750 15300l6000-3700" svg:viewBox="0 0 6001 3701">
          <text:p/>
        </draw:connector>
        <draw:custom-shape draw:style-name="gr313" draw:text-style-name="P63" xml:id="id219" draw:id="id219" draw:layer="layout" svg:width="3.4cm" svg:height="1.5cm" svg:x="23.5cm" svg:y="3.3cm">
          <text:p text:style-name="P3"><text:span text:style-name="T22">Flowers per</text:span></text:p>
          <text:p text:style-name="P3"><text:span text:style-name="T22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4" draw:text-style-name="P66" draw:layer="layout" draw:type="line" svg:x1="25.604cm" svg:y1="8.3cm" svg:x2="25.2cm" svg:y2="4.8cm" draw:start-shape="id224" draw:start-glue-point="0" draw:end-shape="id219" draw:end-glue-point="2" svg:d="M25604 8300l-404-3500" svg:viewBox="0 0 405 3501">
          <text:p/>
        </draw:connector>
        <draw:custom-shape draw:style-name="gr315" draw:text-style-name="P63" xml:id="id232" draw:id="id232" draw:layer="layout" svg:width="2.528cm" svg:height="1.4cm" svg:x="24.324cm" svg:y="13.7cm">
          <text:p text:style-name="P3"><text:span text:style-name="T22">Plant </text:span></text:p>
          <text:p text:style-name="P3"><text:span text:style-name="T22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26" draw:layer="layout" svg:width="10.932cm" svg:height="1.038cm" svg:x="0.768cm" svg:y="0.1cm">
          <draw:text-box>
            <text:p><text:span text:style-name="T17">Visitation component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9-09-25T17:16:02.924000000</dc:date>
    <dc:creator>Samuel Robinson</dc:creator>
    <meta:editing-duration>P3DT4H22M18S</meta:editing-duration>
    <meta:editing-cycles>95</meta:editing-cycles>
    <meta:generator>LibreOffice/6.2.0.3$Windows_X86_64 LibreOffice_project/98c6a8a1c6c7b144ce3cc729e34964b47ce25d62</meta:generator>
    <meta:document-statistic meta:object-count="803"/>
  </office:meta>
</office:document-meta>
</file>